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paragraph" style:name="a1576">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paragraph" style:name="a158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0">
      <style:graphic-properties draw:fill="none" draw:stroke="solid" svg:stroke-width="0.03125in" svg:stroke-color="#5b9bd5" svg:stroke-opacity="100%" draw:stroke-linejoin="miter" svg:stroke-linecap="butt"/>
    </style:style>
    <style:style style:family="graphic" style:name="a2241">
      <style:graphic-properties draw:fill="none" draw:stroke="solid" svg:stroke-width="0.03125in" svg:stroke-color="#5b9bd5" svg:stroke-opacity="100%" draw:stroke-linejoin="miter" svg:stroke-linecap="butt"/>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paragraph" style:name="a1596">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1805">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260">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262">
      <style:graphic-properties draw:fill="none" draw:stroke="solid" svg:stroke-width="0.04167in" svg:stroke-color="#00b050" draw:marker-start="a2261" svg:stroke-opacity="100%" draw:stroke-linejoin="miter" svg:stroke-linecap="butt"/>
    </style:style>
    <style:style style:family="presentation" style:name="a1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6">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181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9">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181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1">
      <style:graphic-properties draw:fill="none" draw:stroke="solid" svg:stroke-width="0.04167in" svg:stroke-color="#00b050" draw:marker-end="a2270" svg:stroke-opacity="100%" draw:stroke-linejoin="miter" svg:stroke-linecap="butt"/>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1">
      <style:graphic-properties draw:fill="none" draw:stroke="solid" svg:stroke-width="0.03125in" svg:stroke-color="#5b9bd5" svg:stroke-opacity="100%" draw:stroke-linejoin="miter" svg:stroke-linecap="butt"/>
    </style:style>
    <style:style style:family="paragraph" style:name="a2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draw:fill="none" draw:stroke="solid" svg:stroke-width="0.03125in" svg:stroke-color="#5b9bd5" svg:stroke-opacity="100%" draw:stroke-linejoin="miter" svg:stroke-linecap="butt"/>
    </style:style>
    <style:style style:family="graphic" style:name="a22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867">
      <style:graphic-properties draw:fill="none" draw:stroke="solid" svg:stroke-width="0.00694in" svg:stroke-color="#5b9bd5" svg:stroke-opacity="100%" draw:stroke-linejoin="miter" svg:stroke-linecap="butt"/>
    </style:style>
    <style:style style:family="graphic" style:name="a868">
      <style:graphic-properties draw:fill="none" draw:stroke="solid" svg:stroke-width="0.00694in" svg:stroke-color="#5b9bd5" svg:stroke-opacity="100%" draw:stroke-linejoin="miter" svg:stroke-linecap="butt"/>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2">
      <style:graphic-properties draw:fill="none" draw:stroke="solid" svg:stroke-width="0.04167in" svg:stroke-color="#00b050" draw:marker-start="a1841" svg:stroke-opacity="100%" draw:stroke-linejoin="miter" svg:stroke-linecap="butt"/>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6">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2299">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3">
      <style:graphic-properties draw:fill="none" draw:stroke="solid" svg:stroke-width="0.00694in" svg:stroke-color="#5b9bd5" svg:stroke-opacity="100%" draw:stroke-linejoin="miter" svg:stroke-linecap="butt"/>
    </style:style>
    <style:style style:family="graphic" style:name="a874">
      <style:graphic-properties draw:fill="none" draw:stroke="solid" svg:stroke-width="0.00694in" svg:stroke-color="#5b9bd5" svg:stroke-opacity="100%" draw:stroke-linejoin="miter" svg:stroke-linecap="butt"/>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draw:fill="none" draw:stroke="solid" svg:stroke-width="0.00694in" svg:stroke-color="#5b9bd5" svg:stroke-opacity="100%" draw:stroke-linejoin="miter" svg:stroke-linecap="butt"/>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draw:fill="none" draw:stroke="solid" svg:stroke-width="0.00694in" svg:stroke-color="#5b9bd5" svg:stroke-opacity="100%" draw:stroke-linejoin="miter" svg:stroke-linecap="butt"/>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draw:fill="none" draw:stroke="solid" svg:stroke-width="0.00694in" svg:stroke-color="#5b9bd5" svg:stroke-opacity="100%" draw:stroke-linejoin="miter" svg:stroke-linecap="butt"/>
    </style:style>
    <style:style style:family="graphic" style:name="a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3">
      <style:graphic-properties draw:fill="none" draw:stroke="solid" svg:stroke-width="0.00694in" svg:stroke-color="#5b9bd5" svg:stroke-opacity="100%" draw:stroke-linejoin="miter" svg:stroke-linecap="butt"/>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1850">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1007">
      <style:graphic-properties draw:fill="none" draw:stroke="solid" svg:stroke-width="0.00694in" svg:stroke-color="#5b9bd5" svg:stroke-opacity="100%" draw:stroke-linejoin="miter" svg:stroke-linecap="butt"/>
    </style:style>
    <style:style style:family="graphic" style:name="a1008">
      <style:graphic-properties draw:fill="none" draw:stroke="solid" svg:stroke-width="0.00694in" svg:stroke-color="#5b9bd5" svg:stroke-opacity="100%" draw:stroke-linejoin="miter" svg:stroke-linecap="butt"/>
    </style:style>
    <style:style style:family="graphic" style:name="a1852">
      <style:graphic-properties draw:fill="none" draw:stroke="solid" svg:stroke-width="0.04167in" svg:stroke-color="#00b050" draw:marker-end="a1851" svg:stroke-opacity="100%" draw:stroke-linejoin="miter" svg:stroke-linecap="butt"/>
    </style:style>
    <style:style style:family="graphic" style:name="a1009">
      <style:graphic-properties draw:fill="none" draw:stroke="solid" svg:stroke-width="0.00694in" svg:stroke-color="#5b9bd5" svg:stroke-opacity="100%" draw:stroke-linejoin="miter" svg:stroke-linecap="butt"/>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8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draw:fill="none" draw:stroke="solid" svg:stroke-width="0.00694in" svg:stroke-color="#5b9bd5" svg:stroke-opacity="100%" draw:stroke-linejoin="miter" svg:stroke-linecap="butt"/>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8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87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533">
      <style:graphic-properties draw:fill="none" draw:stroke="solid" svg:stroke-width="0.03125in" svg:stroke-color="#5b9bd5" svg:stroke-opacity="100%" draw:stroke-linejoin="miter" svg:stroke-linecap="butt"/>
    </style:style>
    <style:style style:family="graphic" style:name="a2534">
      <style:graphic-properties draw:fill="none" draw:stroke="solid" svg:stroke-width="0.03125in" svg:stroke-color="#5b9bd5" svg:stroke-opacity="100%" draw:stroke-linejoin="miter" svg:stroke-linecap="butt"/>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550">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555">
      <style:graphic-properties draw:fill="none" draw:stroke="solid" svg:stroke-width="0.04167in" svg:stroke-color="#00b050" draw:marker-start="a2554" svg:stroke-opacity="100%" draw:stroke-linejoin="miter" svg:stroke-linecap="butt"/>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9">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564">
      <style:graphic-properties draw:fill="none" draw:stroke="solid" svg:stroke-width="0.04167in" svg:stroke-color="#00b050" draw:marker-end="a2563" svg:stroke-opacity="100%" draw:stroke-linejoin="miter" svg:stroke-linecap="butt"/>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032">
      <style:graphic-properties draw:fill="none" draw:stroke="solid" svg:stroke-width="0.03125in" svg:stroke-color="#5b9bd5" svg:stroke-opacity="100%" draw:stroke-linejoin="miter" svg:stroke-linecap="butt"/>
    </style:style>
    <style:style style:family="graphic" style:name="a2033">
      <style:graphic-properties draw:fill="none" draw:stroke="solid" svg:stroke-width="0.03125in" svg:stroke-color="#5b9bd5" svg:stroke-opacity="100%" draw:stroke-linejoin="miter" svg:stroke-linecap="butt"/>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88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9">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289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94">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5">
      <style:graphic-properties draw:fill="none" draw:stroke="solid" svg:stroke-width="0.04167in" svg:stroke-color="#00b050" draw:marker-start="a2054" svg:stroke-opacity="100%" draw:stroke-linejoin="miter" svg:stroke-linecap="butt"/>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9">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160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draw:fill="none" draw:stroke="solid" svg:stroke-width="0.04167in" svg:stroke-color="#00b050" draw:marker-end="a2064" svg:stroke-opacity="100%" draw:stroke-linejoin="miter" svg:stroke-linecap="butt"/>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2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333">
      <style:graphic-properties draw:fill="none" draw:stroke="solid" svg:stroke-width="0.03125in" svg:stroke-color="#5b9bd5" svg:stroke-opacity="100%" draw:stroke-linejoin="miter" svg:stroke-linecap="butt"/>
    </style:style>
    <style:style style:family="graphic" style:name="a2334">
      <style:graphic-properties draw:fill="none" draw:stroke="solid" svg:stroke-width="0.03125in" svg:stroke-color="#5b9bd5" svg:stroke-opacity="100%" draw:stroke-linejoin="miter" svg:stroke-linecap="butt"/>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8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draw:fill="none" draw:stroke="solid" svg:stroke-width="0.00694in" svg:stroke-color="#5b9bd5" svg:stroke-opacity="100%" draw:stroke-linejoin="miter" svg:stroke-linecap="butt"/>
    </style:style>
    <style:style style:family="graphic" style:name="a912">
      <style:graphic-properties draw:fill="none" draw:stroke="solid" svg:stroke-width="0.00694in" svg:stroke-color="#5b9bd5" svg:stroke-opacity="100%" draw:stroke-linejoin="miter" svg:stroke-linecap="butt"/>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0">
      <style:text-properties fo:font-variant="normal" fo:text-transform="none" fo:color="#7f0055"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0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23">
      <style:graphic-properties draw:fill="none" draw:stroke="solid" svg:stroke-width="0.00694in" svg:stroke-color="#5b9bd5" svg:stroke-opacity="100%" draw:stroke-linejoin="miter" svg:stroke-linecap="butt"/>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draw:fill="none" draw:stroke="solid" svg:stroke-width="0.00694in" svg:stroke-color="#5b9bd5" svg:stroke-opacity="100%" draw:stroke-linejoin="miter" svg:stroke-linecap="butt"/>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none" draw:stroke="solid" svg:stroke-width="0.00694in" svg:stroke-color="#5b9bd5" svg:stroke-opacity="100%" draw:stroke-linejoin="miter" svg:stroke-linecap="butt"/>
    </style:style>
    <style:style style:family="paragraph" style:name="a16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none" draw:stroke="solid" svg:stroke-width="0.00694in" svg:stroke-color="#5b9bd5" svg:stroke-opacity="100%" draw:stroke-linejoin="miter" svg:stroke-linecap="butt"/>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0">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19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draw:fill="none" draw:stroke="solid" svg:stroke-width="0.04167in" svg:stroke-color="#00b050" draw:marker-start="a2354" svg:stroke-opacity="100%" draw:stroke-linejoin="miter" svg:stroke-linecap="butt"/>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9">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1908">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2">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19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4">
      <style:graphic-properties draw:fill="none" draw:stroke="solid" svg:stroke-width="0.04167in" svg:stroke-color="#00b050" draw:marker-end="a2363" svg:stroke-opacity="100%" draw:stroke-linejoin="miter" svg:stroke-linecap="butt"/>
    </style:style>
    <style:style style:family="presentation" style:name="a1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1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4">
      <style:graphic-properties draw:fill="none" draw:stroke="solid" svg:stroke-width="0.00694in" svg:stroke-color="#5b9bd5" svg:stroke-opacity="100%" draw:stroke-linejoin="miter" svg:stroke-linecap="butt"/>
    </style:style>
    <style:style style:family="graphic" style:name="a945">
      <style:graphic-properties draw:fill="none" draw:stroke="solid" svg:stroke-width="0.00694in" svg:stroke-color="#5b9bd5" svg:stroke-opacity="100%" draw:stroke-linejoin="miter" svg:stroke-linecap="butt"/>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3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paragraph" style:name="a2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draw:fill="none" draw:stroke="solid" svg:stroke-width="0.03125in" svg:stroke-color="#5b9bd5" svg:stroke-opacity="100%" draw:stroke-linejoin="miter" svg:stroke-linecap="butt"/>
    </style:style>
    <style:style style:family="presentation" style:name="a23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25">
      <style:graphic-properties draw:fill="none" draw:stroke="solid" svg:stroke-width="0.03125in" svg:stroke-color="#5b9bd5" svg:stroke-opacity="100%" draw:stroke-linejoin="miter" svg:stroke-linecap="butt"/>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3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1">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5">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239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draw:fill="none" draw:stroke="solid" svg:stroke-width="0.04167in" svg:stroke-color="#00b050" draw:marker-start="a1946" svg:stroke-opacity="100%" draw:stroke-linejoin="miter" svg:stroke-linecap="butt"/>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951">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1957">
      <style:graphic-properties draw:fill="none" draw:stroke="solid" svg:stroke-width="0.04167in" svg:stroke-color="#00b050" draw:marker-end="a1956" svg:stroke-opacity="100%" draw:stroke-linejoin="miter" svg:stroke-linecap="butt"/>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1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draw:fill="none" draw:stroke="solid" svg:stroke-width="0.00694in" svg:stroke-color="#5b9bd5" svg:stroke-opacity="100%" draw:stroke-linejoin="miter" svg:stroke-linecap="butt"/>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draw:fill="none" draw:stroke="solid" svg:stroke-width="0.00694in" svg:stroke-color="#5b9bd5" svg:stroke-opacity="100%" draw:stroke-linejoin="miter" svg:stroke-linecap="butt"/>
    </style:style>
    <style:style style:family="graphic" style:name="a11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636">
      <style:graphic-properties draw:fill="none" draw:stroke="solid" svg:stroke-width="0.03125in" svg:stroke-color="#5b9bd5" svg:stroke-opacity="100%" draw:stroke-linejoin="miter" svg:stroke-linecap="butt"/>
    </style:style>
    <style:style style:family="graphic" style:name="a2637">
      <style:graphic-properties draw:fill="none" draw:stroke="solid" svg:stroke-width="0.03125in" svg:stroke-color="#5b9bd5" svg:stroke-opacity="100%" draw:stroke-linejoin="miter" svg:stroke-linecap="butt"/>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659">
      <style:graphic-properties draw:fill="none" draw:stroke="solid" svg:stroke-width="0.04167in" svg:stroke-color="#00b050" draw:marker-start="a2658" svg:stroke-opacity="100%" draw:stroke-linejoin="miter" svg:stroke-linecap="butt"/>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669">
      <style:graphic-properties draw:fill="none" draw:stroke="solid" svg:stroke-width="0.04167in" svg:stroke-color="#00b050" draw:marker-end="a2668" svg:stroke-opacity="100%" draw:stroke-linejoin="miter" svg:stroke-linecap="butt"/>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6">
      <style:graphic-properties draw:fill="none" draw:stroke="solid" svg:stroke-width="0.04167in" svg:stroke-color="#5b9bd5" draw:marker-end="a1185" svg:stroke-opacity="100%" draw:stroke-linejoin="miter" svg:stroke-linecap="butt"/>
    </style:style>
    <style:style style:family="graphic" style:name="a1188">
      <style:graphic-properties draw:fill="none" draw:stroke="solid" svg:stroke-width="0.04167in" svg:stroke-color="#5b9bd5" draw:marker-end="a1187" svg:stroke-opacity="100%" draw:stroke-linejoin="miter" svg:stroke-linecap="butt"/>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draw:fill="none" draw:stroke="solid" svg:stroke-width="0.04167in" svg:stroke-color="#5b9bd5" draw:marker-end="a1189" svg:stroke-opacity="100%" draw:stroke-linejoin="miter" svg:stroke-linecap="butt"/>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2">
      <style:graphic-properties draw:fill="none" draw:stroke="solid" svg:stroke-width="0.04167in" svg:stroke-color="#5b9bd5" draw:marker-end="a1191" svg:stroke-opacity="100%" draw:stroke-linejoin="miter" svg:stroke-linecap="butt"/>
    </style:style>
    <style:style style:family="text" style:name="a290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graphic-properties draw:fill="none" draw:stroke="solid" svg:stroke-width="0.04167in" svg:stroke-color="#5b9bd5" draw:marker-end="a1193" svg:stroke-opacity="100%" draw:stroke-linejoin="miter" svg:stroke-linecap="butt"/>
    </style:style>
    <style:style style:family="paragraph" style:name="a290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draw:fill="none" draw:stroke="solid" svg:stroke-width="0.04167in" svg:stroke-color="#5b9bd5" draw:marker-end="a1195" svg:stroke-opacity="100%" draw:stroke-linejoin="miter" svg:stroke-linecap="butt"/>
    </style:style>
    <style:style style:family="text" style:name="a290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draw:fill="none" draw:stroke="solid" svg:stroke-width="0.04167in" svg:stroke-color="#5b9bd5" draw:marker-end="a1197" svg:stroke-opacity="100%" draw:stroke-linejoin="miter" svg:stroke-linecap="butt"/>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3">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7">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paragraph" style:name="a297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136">
      <style:graphic-properties draw:fill="none" draw:stroke="solid" svg:stroke-width="0.03125in" svg:stroke-color="#5b9bd5" svg:stroke-opacity="100%" draw:stroke-linejoin="miter" svg:stroke-linecap="butt"/>
    </style:style>
    <style:style style:family="graphic" style:name="a2137">
      <style:graphic-properties draw:fill="none" draw:stroke="solid" svg:stroke-width="0.03125in" svg:stroke-color="#5b9bd5" svg:stroke-opacity="100%" draw:stroke-linejoin="miter" svg:stroke-linecap="butt"/>
    </style:style>
    <style:style style:family="text" style:name="a298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2">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48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99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94">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aragraph" style:name="a17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9">
      <style:graphic-properties draw:fill="none" draw:stroke="solid" svg:stroke-width="0.04167in" svg:stroke-color="#00b050" draw:marker-start="a2158" svg:stroke-opacity="100%" draw:stroke-linejoin="miter" svg:stroke-linecap="butt"/>
    </style:style>
    <style:style style:family="paragraph" style:name="a17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3">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draw:fill="none" draw:stroke="solid" svg:stroke-width="0.04167in" svg:stroke-color="#00b050" draw:marker-end="a2168" svg:stroke-opacity="100%" draw:stroke-linejoin="miter" svg:stroke-linecap="butt"/>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paragraph" style:name="a2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2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drawing-page" style:name="a2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27">
      <style:graphic-properties draw:fill="none" draw:stroke="solid" svg:stroke-width="0.03125in" svg:stroke-color="#5b9bd5" svg:stroke-opacity="100%" draw:stroke-linejoin="miter" svg:stroke-linecap="butt"/>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graphic-properties draw:fill="none" draw:stroke="solid" svg:stroke-width="0.03125in" svg:stroke-color="#5b9bd5" svg:stroke-opacity="100%" draw:stroke-linejoin="miter" svg:stroke-linecap="butt"/>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draw:fill="none" draw:stroke="solid" svg:stroke-width="0.04167in" svg:stroke-color="#00b050" draw:marker-start="a1747" svg:stroke-opacity="100%" draw:stroke-linejoin="miter" svg:stroke-linecap="butt"/>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0">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1758">
      <style:graphic-properties draw:fill="none" draw:stroke="solid" svg:stroke-width="0.04167in" svg:stroke-color="#00b050" draw:marker-end="a1757" svg:stroke-opacity="100%" draw:stroke-linejoin="miter" svg:stroke-linecap="butt"/>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7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graphic" style:name="a2431">
      <style:graphic-properties draw:fill="none" draw:stroke="solid" svg:stroke-width="0.03125in" svg:stroke-color="#5b9bd5" svg:stroke-opacity="100%" draw:stroke-linejoin="miter" svg:stroke-linecap="butt"/>
    </style:style>
    <style:style style:family="graphic" style:name="a2432">
      <style:graphic-properties draw:fill="none" draw:stroke="solid" svg:stroke-width="0.03125in" svg:stroke-color="#5b9bd5" svg:stroke-opacity="100%" draw:stroke-linejoin="miter" svg:stroke-linecap="butt"/>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9">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2">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454">
      <style:graphic-properties draw:fill="none" draw:stroke="solid" svg:stroke-width="0.04167in" svg:stroke-color="#00b050" draw:marker-start="a2453" svg:stroke-opacity="100%" draw:stroke-linejoin="miter" svg:stroke-linecap="butt"/>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463">
      <style:graphic-properties draw:fill="none" draw:stroke="solid" svg:stroke-width="0.04167in" svg:stroke-color="#00b050" draw:marker-end="a2462" svg:stroke-opacity="100%" draw:stroke-linejoin="miter" svg:stroke-linecap="butt"/>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4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draw:fill="none" draw:stroke="solid" svg:stroke-width="0.04167in" svg:stroke-color="#5b9bd5" draw:marker-end="a1199" svg:stroke-opacity="100%" draw:stroke-linejoin="miter" svg:stroke-linecap="butt"/>
    </style:style>
    <style:style style:family="graphic" style:name="a1202">
      <style:graphic-properties draw:fill="none" draw:stroke="solid" svg:stroke-width="0.04167in" svg:stroke-color="#5b9bd5" draw:marker-end="a1201" svg:stroke-opacity="100%" draw:stroke-linejoin="miter" svg:stroke-linecap="butt"/>
    </style:style>
    <style:style style:family="graphic" style:name="a1204">
      <style:graphic-properties draw:fill="none" draw:stroke="solid" svg:stroke-width="0.04167in" svg:stroke-color="#5b9bd5" draw:marker-end="a1203" svg:stroke-opacity="100%" draw:stroke-linejoin="miter" svg:stroke-linecap="butt"/>
    </style:style>
    <style:style style:family="graphic" style:name="a1206">
      <style:graphic-properties draw:fill="none" draw:stroke="solid" svg:stroke-width="0.04167in" svg:stroke-color="#5b9bd5" draw:marker-end="a1205" svg:stroke-opacity="100%" draw:stroke-linejoin="miter" svg:stroke-linecap="butt"/>
    </style:style>
    <style:style style:family="drawing-page" style:name="a1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3">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77%"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0">
      <style:graphic-properties draw:fill="none" draw:stroke="solid" svg:stroke-width="0.03125in" svg:stroke-color="#5b9bd5" svg:stroke-opacity="100%" draw:stroke-linejoin="miter" svg:stroke-linecap="butt"/>
    </style:style>
    <style:style style:family="graphic" style:name="a2741">
      <style:graphic-properties draw:fill="none" draw:stroke="solid" svg:stroke-width="0.03125in" svg:stroke-color="#5b9bd5" svg:stroke-opacity="100%" draw:stroke-linejoin="miter" svg:stroke-linecap="butt"/>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1">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763">
      <style:graphic-properties draw:fill="none" draw:stroke="solid" svg:stroke-width="0.04167in" svg:stroke-color="#00b050" draw:marker-start="a2762" svg:stroke-opacity="100%" draw:stroke-linejoin="miter" svg:stroke-linecap="butt"/>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7">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1">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graphic" style:name="a2773">
      <style:graphic-properties draw:fill="none" draw:stroke="solid" svg:stroke-width="0.04167in" svg:stroke-color="#00b050" draw:marker-end="a2772" svg:stroke-opacity="100%" draw:stroke-linejoin="miter" svg:stroke-linecap="butt"/>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Light"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8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7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07" draw:master-page-name="Master1-Layout1-title-Title-Slide" presentation:presentation-page-layout-name="Master1-PPL1" draw:id="Slide-256">
        <draw:frame draw:id="id69" presentation:style-name="a710" draw:name="Title 1" svg:x="0.75in" svg:y="1.22743in" svg:width="8.5in" svg:height="2.61111in" presentation:class="title" presentation:placeholder="false">
          <draw:text-box>
            <text:p text:style-name="a709" text:class-names="" text:cond-style-name=""><text:span text:style-name="a708" text:class-names="">Data Bases 2</text:span></text:p>
          </draw:text-box>
          <svg:title/>
          <svg:desc/>
        </draw:frame>
        <draw:frame draw:id="id70" presentation:style-name="a719" draw:name="Subtitle 2" svg:x="1.25in" svg:y="3.93924in" svg:width="7.5in" svg:height="1.81076in" presentation:class="subtitle" presentation:placeholder="false">
          <draw:text-box>
            <text:p text:style-name="a712" text:class-names="" text:cond-style-name=""><text:span text:style-name="a711" text:class-names="">project presentation</text:span></text:p>
            <text:p text:style-name="a714" text:class-names="" text:cond-style-name=""><text:span text:style-name="a713" text:class-names=""/></text:p>
            <text:p text:style-name="a716" text:class-names="" text:cond-style-name=""><text:span text:style-name="a715" text:class-names="">GABRIELE MORELLI</text:span></text:p>
            <text:p text:style-name="a718" text:class-names="" text:cond-style-name=""><text:span text:style-name="a717" text:class-names=""/></text:p>
          </draw:text-box>
          <svg:title/>
          <svg:desc/>
        </draw:frame>
      </draw:page>
      <draw:page draw:name="Slide2" draw:style-name="a720" draw:master-page-name="Master1-Layout2-obj-Title-and-Content" presentation:presentation-page-layout-name="Master1-PPL2" draw:id="Slide-257">
        <draw:frame draw:id="id71" presentation:style-name="a723" draw:name="Title 1" svg:x="0in" svg:y="0in" svg:width="3.57732in" svg:height="0.65979in" presentation:class="title" presentation:placeholder="false">
          <draw:text-box>
            <text:p text:style-name="a722" text:class-names="" text:cond-style-name=""><text:span text:style-name="a721" text:class-names="">Specifications</text:span></text:p>
          </draw:text-box>
          <svg:title/>
          <svg:desc/>
        </draw:frame>
        <draw:frame draw:id="id72" presentation:style-name="a793" draw:name="Content Placeholder 2" svg:x="0in" svg:y="0.56701in" svg:width="10in" svg:height="6.93299in" presentation:class="outline" presentation:placeholder="false">
          <draw:text-box>
            <text:list text:style-name="a726">
              <text:list-item>
                <text:p text:style-name="a725" text:class-names="" text:cond-style-name=""><text:span text:style-name="a724" text:class-names="">An application deals with gamified consumer data collection. A user registers with a username, a password and an email. A registered user logs in and accesses a HOME PAGE where a “Questionnaire of the day” is published.<text:s text:c="1"/></text:span></text:p>
              </text:list-item>
            </text:list>
            <text:list text:style-name="a729">
              <text:list-item>
                <text:p text:style-name="a728" text:class-names="" text:cond-style-name=""><text:span text:style-name="a727" text:class-names="">The HOME PAGE displays the name and the image of the “product of the day” and the product reviews by other users.</text:span></text:p>
              </text:list-item>
            </text:list>
            <text:list text:style-name="a732">
              <text:list-item>
                <text:p text:style-name="a731" text:class-names="" text:cond-style-name=""><text:span text:style-name="a730" text:class-names="">The HOME PAGE comprises a link to access a QUESTIONNAIRE PAGE with a questionnaire divided in two sections: a section with a variable number of marketing questions about the product of the day (e.g., Q1: “Do you know the product?” Q2: Have you purchased the product before?” and Q3 “Would you recommend the product to a friend?”) and a section with fixed inputs for collecting statistical data about the user: age, sex, expertise level (low, medium high).<text:s text:c="1"/></text:span></text:p>
              </text:list-item>
            </text:list>
            <text:list text:style-name="a743">
              <text:list-item>
                <text:p text:style-name="a742" text:class-names="" text:cond-style-name=""><text:span text:style-name="a733" text:class-names="">The user fills in the marketing section, then accesses (with a<text:s text:c="1"/></text:span><text:span text:style-name="a734" text:class-names="">next<text:s text:c="1"/></text:span><text:span text:style-name="a735" text:class-names="">button) the statistical section where she can complete the questionnaire and submit it (with a<text:s text:c="1"/></text:span><text:span text:style-name="a736" text:class-names="">submit<text:s text:c="1"/></text:span><text:span text:style-name="a737" text:class-names="">button), cancel it (with a<text:s text:c="1"/></text:span><text:span text:style-name="a738" text:class-names="">cancel<text:s text:c="1"/></text:span><text:span text:style-name="a739" text:class-names="">button), or go back to the previous section and change the answers (with a<text:s text:c="1"/></text:span><text:span text:style-name="a740" text:class-names="">previous<text:s text:c="1"/></text:span><text:span text:style-name="a741" text:class-names="">button).</text:span></text:p>
              </text:list-item>
            </text:list>
            <text:list text:style-name="a746">
              <text:list-item>
                <text:p text:style-name="a745" text:class-names="" text:cond-style-name=""><text:span text:style-name="a744" text:class-names="">All inputs of the marketing section are mandatory. All inputs of the statistical section are optional.<text:s text:c="1"/></text:span></text:p>
              </text:list-item>
            </text:list>
            <text:list text:style-name="a750">
              <text:list-item>
                <text:p text:style-name="a749" text:class-names="" text:cond-style-name=""><text:span text:style-name="a747" text:class-names="">After successfully submitting the questionnaire, the user is routed to a page with a thanks and greetings message.<text:s text:c="1"/></text:span><text:span text:style-name="a748" text:class-names=""/></text:p>
              </text:list-item>
            </text:list>
            <text:list text:style-name="a753">
              <text:list-item>
                <text:p text:style-name="a752" text:class-names="" text:cond-style-name=""><text:span text:style-name="a751" text:class-names="">The database contains a table of offensive words. If any response of the user contains a word listed in the table, the transaction is rolled back, no data are recorded in the database, and the user’s account is blocked so that no questionnaires can be filled in by such account in the future.<text:s text:c="1"/></text:span></text:p>
              </text:list-item>
            </text:list>
            <text:list text:style-name="a756">
              <text:list-item>
                <text:p text:style-name="a755" text:class-names="" text:cond-style-name=""><text:span text:style-name="a754" text:class-names="">When the user submits the questionnaire one or more trigger compute the gamification points to assign to the user for the specific questionnaire, according to the following rule:<text:s text:c="1"/></text:span></text:p>
              </text:list-item>
            </text:list>
            <text:list text:style-name="a759">
              <text:list-item>
                <text:p text:style-name="a758" text:class-names="" text:cond-style-name=""><text:span text:style-name="a757" text:class-names="">1. One point is assigned for every answered question of section 1 (remember that the number of questions can vary in different questionnaires).<text:s text:c="1"/></text:span></text:p>
              </text:list-item>
            </text:list>
            <text:list text:style-name="a762">
              <text:list-item>
                <text:p text:style-name="a761" text:class-names="" text:cond-style-name=""><text:span text:style-name="a760" text:class-names="">2. Two points are assigned for every answered optional question of section 2.<text:s text:c="1"/></text:span></text:p>
              </text:list-item>
            </text:list>
            <text:list text:style-name="a765">
              <text:list-item>
                <text:p text:style-name="a764" text:class-names="" text:cond-style-name=""><text:span text:style-name="a763" text:class-names="">When the user cancels the questionnaire, no responses are stored in the database. However, the database retains the information that the user X has logged in at a given date and time.<text:s text:c="1"/></text:span></text:p>
              </text:list-item>
            </text:list>
            <text:list text:style-name="a768">
              <text:list-item>
                <text:p text:style-name="a767" text:class-names="" text:cond-style-name=""><text:span text:style-name="a766" text:class-names="">The user can access a LEADERBOARD page, which shows a list of the usernames and points of all the users who filled in the questionnaire of the day, ordered by the number of points (descending).<text:s text:c="1"/></text:span></text:p>
              </text:list-item>
            </text:list>
            <text:list text:style-name="a771">
              <text:list-item>
                <text:p text:style-name="a770" text:class-names="" text:cond-style-name=""><text:span text:style-name="a769" text:class-names=""/></text:p>
              </text:list-item>
            </text:list>
            <text:list text:style-name="a774">
              <text:list-item>
                <text:p text:style-name="a773" text:class-names="" text:cond-style-name=""><text:span text:style-name="a772" text:class-names="">The administrator can access a dedicated application on the same database, which features the following pages<text:s text:c="1"/></text:span></text:p>
              </text:list-item>
            </text:list>
            <text:list text:style-name="a777">
              <text:list-item>
                <text:p text:style-name="a776" text:class-names="" text:cond-style-name=""><text:span text:style-name="a775" text:class-names="">A CREATION page for inserting the product of the day for the current date or for a posterior date and for creating a variable number of marketing questions about such product.<text:s text:c="1"/></text:span></text:p>
              </text:list-item>
            </text:list>
            <text:list text:style-name="a780">
              <text:list-item>
                <text:p text:style-name="a779" text:class-names="" text:cond-style-name=""><text:span text:style-name="a778" text:class-names="">An INSPECTION page for accessing the data of a past questionnaire. The visualized data for a given questionnaire include<text:s text:c="1"/></text:span></text:p>
              </text:list-item>
            </text:list>
            <text:list text:style-name="a783">
              <text:list-item>
                <text:p text:style-name="a782" text:class-names="" text:cond-style-name=""><text:span text:style-name="a781" text:class-names=""><text:tab/>o List of users who submitted the questionnaire.<text:s text:c="1"/></text:span></text:p>
              </text:list-item>
            </text:list>
            <text:list text:style-name="a786">
              <text:list-item>
                <text:p text:style-name="a785" text:class-names="" text:cond-style-name=""><text:span text:style-name="a784" text:class-names=""><text:tab/>o List of users who cancelled the questionnaire.<text:s text:c="1"/></text:span></text:p>
              </text:list-item>
            </text:list>
            <text:list text:style-name="a789">
              <text:list-item>
                <text:p text:style-name="a788" text:class-names="" text:cond-style-name=""><text:span text:style-name="a787" text:class-names=""><text:tab/>o Questionnaire answers of each user.<text:s text:c="1"/></text:span></text:p>
              </text:list-item>
            </text:list>
            <text:list text:style-name="a792">
              <text:list-item>
                <text:p text:style-name="a791" text:class-names="" text:cond-style-name=""><text:span text:style-name="a790" text:class-names="">A DELETION page for ERASING the questionnaire data and the related responses and points of all users who filled in the questionnaire.<text:s text:c="1"/></text:span></text:p>
              </text:list-item>
            </text:list>
          </draw:text-box>
          <svg:title/>
          <svg:desc/>
        </draw:frame>
      </draw:page>
      <draw:page draw:name="Slide3" draw:style-name="a794" draw:master-page-name="Master1-Layout6-titleOnly-Title-Only" presentation:presentation-page-layout-name="Master1-PPL6" draw:id="Slide-258">
        <draw:frame draw:id="id73" presentation:style-name="a797" draw:name="Title 1" svg:x="0.14583in" svg:y="0.03297in" svg:width="6.32483in" svg:height="1.27156in" presentation:class="title" presentation:placeholder="false">
          <draw:text-box>
            <text:p text:style-name="a796" text:class-names="" text:cond-style-name=""><text:span text:style-name="a795" text:class-names="">Entity Relationship</text:span></text:p>
          </draw:text-box>
          <svg:title/>
          <svg:desc/>
        </draw:frame>
        <draw:custom-shape svg:x="1.71057in" svg:y="4.22314in" svg:width="0.7961in" svg:height="0.37342in" draw:id="id74" draw:style-name="a801" draw:name="Rectangle 41">
          <svg:title/>
          <svg:desc/>
          <text:p text:style-name="a800" text:class-names="" text:cond-style-name=""><text:span text:style-name="a798" text:class-names="">User</text:span><text:span text:style-name="a799" text:class-names=""/></text:p>
          <draw:enhanced-geometry xmlns:dr3d="urn:oasis:names:tc:opendocument:xmlns:dr3d:1.0" draw:type="non-primitive" svg:viewBox="0 0 21600 21600" draw:enhanced-path="M 0 0 L 21600 0 21600 21600 0 21600 Z N"/>
        </draw:custom-shape>
        <draw:custom-shape svg:x="2.50667in" svg:y="5.33355in" svg:width="1.30605in" svg:height="0.44261in" draw:id="id75" draw:style-name="a805" draw:name="Rectangle 41">
          <svg:title/>
          <svg:desc/>
          <text:p text:style-name="a804" text:class-names="" text:cond-style-name=""><text:span text:style-name="a802" text:class-names="">AnswerMarketing</text:span><text:span text:style-name="a803" text:class-names=""/></text:p>
          <draw:enhanced-geometry xmlns:dr3d="urn:oasis:names:tc:opendocument:xmlns:dr3d:1.0" draw:type="non-primitive" svg:viewBox="0 0 21600 21600" draw:enhanced-path="M 0 0 L 21600 0 21600 21600 0 21600 Z N"/>
        </draw:custom-shape>
        <draw:custom-shape svg:x="3.34057in" svg:y="3.55924in" svg:width="1.23105in" svg:height="0.44261in" draw:id="id76" draw:style-name="a809" draw:name="Rectangle 41">
          <svg:title/>
          <svg:desc/>
          <text:p text:style-name="a808" text:class-names="" text:cond-style-name=""><text:span text:style-name="a806" text:class-names="">AnswerStatistical</text:span><text:span text:style-name="a807" text:class-names=""/></text:p>
          <draw:enhanced-geometry xmlns:dr3d="urn:oasis:names:tc:opendocument:xmlns:dr3d:1.0" draw:type="non-primitive" svg:viewBox="0 0 21600 21600" draw:enhanced-path="M 0 0 L 21600 0 21600 21600 0 21600 Z N"/>
        </draw:custom-shape>
        <draw:custom-shape svg:x="6.56788in" svg:y="3.62429in" svg:width="1.18549in" svg:height="0.41022in" draw:id="id77" draw:style-name="a813" draw:name="Rectangle 41">
          <svg:title/>
          <svg:desc/>
          <text:p text:style-name="a812" text:class-names="" text:cond-style-name=""><text:span text:style-name="a810" text:class-names="">Questionnaire</text:span><text:span text:style-name="a811" text:class-names=""/></text:p>
          <draw:enhanced-geometry xmlns:dr3d="urn:oasis:names:tc:opendocument:xmlns:dr3d:1.0" draw:type="non-primitive" svg:viewBox="0 0 21600 21600" draw:enhanced-path="M 0 0 L 21600 0 21600 21600 0 21600 Z N"/>
        </draw:custom-shape>
        <draw:custom-shape svg:x="6.47161in" svg:y="5.31537in" svg:width="1.38105in" svg:height="0.44261in" draw:id="id78" draw:style-name="a817" draw:name="Rectangle 41">
          <svg:title/>
          <svg:desc/>
          <text:p text:style-name="a816" text:class-names="" text:cond-style-name=""><text:span text:style-name="a814" text:class-names="">QuestionMarketing</text:span><text:span text:style-name="a815" text:class-names=""/></text:p>
          <draw:enhanced-geometry xmlns:dr3d="urn:oasis:names:tc:opendocument:xmlns:dr3d:1.0" draw:type="non-primitive" svg:viewBox="0 0 21600 21600" draw:enhanced-path="M 0 0 L 21600 0 21600 21600 0 21600 Z N"/>
        </draw:custom-shape>
        <draw:custom-shape svg:x="6.56788in" svg:y="1.6718in" svg:width="1.18549in" svg:height="0.41022in" draw:id="id79" draw:style-name="a821" draw:name="Rectangle 41">
          <svg:title/>
          <svg:desc/>
          <text:p text:style-name="a820" text:class-names="" text:cond-style-name=""><text:span text:style-name="a818" text:class-names="">Product</text:span><text:span text:style-name="a819" text:class-names=""/></text:p>
          <draw:enhanced-geometry xmlns:dr3d="urn:oasis:names:tc:opendocument:xmlns:dr3d:1.0" draw:type="non-primitive" svg:viewBox="0 0 21600 21600" draw:enhanced-path="M 0 0 L 21600 0 21600 21600 0 21600 Z N"/>
        </draw:custom-shape>
        <draw:custom-shape svg:x="3.94241in" svg:y="2.41192in" svg:width="0.71387in" svg:height="0.37757in" draw:id="id80" draw:style-name="a825" draw:name="Rectangle 41">
          <svg:title/>
          <svg:desc/>
          <text:p text:style-name="a824" text:class-names="" text:cond-style-name=""><text:span text:style-name="a822" text:class-names="">Score</text:span><text:span text:style-name="a823" text:class-names=""/></text:p>
          <draw:enhanced-geometry xmlns:dr3d="urn:oasis:names:tc:opendocument:xmlns:dr3d:1.0" draw:type="non-primitive" svg:viewBox="0 0 21600 21600" draw:enhanced-path="M 0 0 L 21600 0 21600 21600 0 21600 Z N"/>
        </draw:custom-shape>
        <draw:custom-shape svg:x="1.34971in" svg:y="1.64349in" svg:width="1.23105in" svg:height="0.44261in" draw:id="id81" draw:style-name="a829" draw:name="Rectangle 41">
          <svg:title/>
          <svg:desc/>
          <text:p text:style-name="a828" text:class-names="" text:cond-style-name=""><text:span text:style-name="a826" text:class-names="">Review</text:span><text:span text:style-name="a827" text:class-names=""/></text:p>
          <draw:enhanced-geometry xmlns:dr3d="urn:oasis:names:tc:opendocument:xmlns:dr3d:1.0" draw:type="non-primitive" svg:viewBox="0 0 21600 21600" draw:enhanced-path="M 0 0 L 21600 0 21600 21600 0 21600 Z N"/>
        </draw:custom-shape>
        <draw:frame draw:id="id82" draw:style-name="a836" draw:name="TextBox 53" svg:x="7.70904in" svg:y="3.63667in" svg:width="1.15212in" svg:height="0.43757in">
          <draw:text-box>
            <text:p text:style-name="a832" text:class-names="" text:cond-style-name=""><text:span text:style-name="a830" text:class-names="">idQuestionnaire</text:span><text:span text:style-name="a831" text:class-names="">,</text:span></text:p>
            <text:p text:style-name="a835" text:class-names="" text:cond-style-name=""><text:span text:style-name="a833" text:class-names="">dateCreation</text:span><text:span text:style-name="a834" text:class-names=""/></text:p>
          </draw:text-box>
          <svg:title/>
          <svg:desc/>
        </draw:frame>
        <draw:custom-shape svg:x="2.60093in" svg:y="3.62429in" svg:width="0.4067in" svg:height="0.30293in" draw:id="id83" draw:style-name="a839" draw:name="Diamond 42">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2.55927in" svg:y="2.46698in" svg:width="0.4067in" svg:height="0.30293in" draw:id="id84" draw:style-name="a842" draw:name="Diamond 42">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1.7463in" svg:y="2.78203in" svg:width="0.4067in" svg:height="0.30293in" draw:id="id85" draw:style-name="a845" draw:name="Diamond 42">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2.9485in" svg:y="4.25889in" svg:width="0.4067in" svg:height="0.30293in" draw:id="id86" draw:style-name="a848" draw:name="Diamond 42">
          <svg:title/>
          <svg:desc/>
          <text:p text:style-name="a847" text:class-names="" text:cond-style-name=""><text:span text:style-name="a846"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4.85005in" svg:y="5.39599in" svg:width="0.4067in" svg:height="0.30293in" draw:id="id87" draw:style-name="a851" draw:name="Diamond 42">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5.89922in" svg:y="4.8377in" svg:width="0.4067in" svg:height="0.30293in" draw:id="id88" draw:style-name="a854" draw:name="Diamond 42">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6.96218in" svg:y="2.76266in" svg:width="0.4067in" svg:height="0.30293in" draw:id="id89" draw:style-name="a857" draw:name="Diamond 42">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4.18191in" svg:y="1.72838in" svg:width="0.4067in" svg:height="0.30293in" draw:id="id90" draw:style-name="a860" draw:name="Diamond 42">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5.1301in" svg:y="3.62526in" svg:width="0.4067in" svg:height="0.30293in" draw:id="id91" draw:style-name="a863" draw:name="Diamond 42">
          <svg:title/>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6.95727in" svg:y="4.67131in" svg:width="0.4067in" svg:height="0.30293in" draw:id="id92" draw:style-name="a866" draw:name="Diamond 42">
          <svg:title/>
          <svg:desc/>
          <text:p text:style-name="a865" text:class-names="" text:cond-style-name=""><text:span text:style-name="a864"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2.50667in" svg:y1="4.40985in" draw:start-shape="id74" draw:start-glue-point="1" svg:x2="2.9485in" svg:y2="4.41036in" draw:end-shape="id86" draw:end-glue-point="3" draw:id="id93" draw:style-name="a867" draw:name="Straight Connector 48">
          <svg:title/>
          <svg:desc/>
        </draw:connector>
        <draw:connector draw:type="line" svg:x1="3.15969in" svg:y1="5.33355in" draw:start-shape="id75" draw:start-glue-point="0" svg:x2="3.15185in" svg:y2="4.56182in" draw:end-shape="id86" draw:end-glue-point="2" draw:id="id94" draw:style-name="a868" draw:name="Straight Connector 48">
          <svg:title/>
          <svg:desc/>
        </draw:connector>
        <draw:frame draw:id="id95" draw:style-name="a872" draw:name="TextBox 53" svg:x="2.89081in" svg:y="4.04473in" svg:width="0.56659in" svg:height="0.2861in">
          <draw:text-box>
            <text:p text:style-name="a871" text:class-names="" text:cond-style-name=""><text:span text:style-name="a869" text:class-names="">giving</text:span><text:span text:style-name="a870" text:class-names=""/></text:p>
          </draw:text-box>
          <svg:title/>
          <svg:desc/>
        </draw:frame>
        <draw:connector draw:type="line" svg:x1="3.81272in" svg:y1="5.55485in" draw:start-shape="id75" draw:start-glue-point="1" svg:x2="4.85005in" svg:y2="5.54746in" draw:end-shape="id87" draw:end-glue-point="3" draw:id="id96" draw:style-name="a873" draw:name="Straight Connector 48">
          <svg:title/>
          <svg:desc/>
        </draw:connector>
        <draw:connector draw:type="line" svg:x1="5.25675in" svg:y1="5.54746in" draw:start-shape="id87" draw:start-glue-point="1" svg:x2="6.47161in" svg:y2="5.53667in" draw:end-shape="id78" draw:end-glue-point="3" draw:id="id97" draw:style-name="a874" draw:name="Straight Connector 48">
          <svg:title/>
          <svg:desc/>
        </draw:connector>
        <draw:frame draw:id="id98" draw:style-name="a879" draw:name="TextBox 51" svg:x="2.51703in" svg:y="4.38948in" svg:width="0.47274in" svg:height="0.30293in">
          <draw:text-box>
            <text:p text:style-name="a878" text:class-names="" text:cond-style-name=""><text:span text:style-name="a875" text:class-names="">0:</text:span><text:span text:style-name="a876" text:class-names="">N</text:span><text:span text:style-name="a877" text:class-names=""/></text:p>
          </draw:text-box>
          <svg:title/>
          <svg:desc/>
        </draw:frame>
        <draw:frame draw:id="id99" draw:style-name="a884" draw:name="TextBox 51" svg:x="2.8038in" svg:y="5.06829in" svg:width="0.47274in" svg:height="0.30293in">
          <draw:text-box>
            <text:p text:style-name="a883" text:class-names="" text:cond-style-name=""><text:span text:style-name="a880" text:class-names="">1</text:span><text:span text:style-name="a881" text:class-names="">:1</text:span><text:span text:style-name="a882" text:class-names=""/></text:p>
          </draw:text-box>
          <svg:title/>
          <svg:desc/>
        </draw:frame>
        <draw:frame draw:id="id100" draw:style-name="a892" draw:name="TextBox 53" svg:x="2.43379in" svg:y="5.71244in" svg:width="2.6963in" svg:height="0.45439in">
          <draw:text-box>
            <text:p text:style-name="a888" text:class-names="" text:cond-style-name=""><text:span text:style-name="a885" text:class-names="">idAnsMark</text:span><text:span text:style-name="a886" text:class-names="">,</text:span><text:span text:style-name="a887" text:class-names=""/></text:p>
            <text:p text:style-name="a891" text:class-names="" text:cond-style-name=""><text:span text:style-name="a889" text:class-names="">answer</text:span><text:span text:style-name="a890" text:class-names=""/></text:p>
          </draw:text-box>
          <svg:title/>
          <svg:desc/>
        </draw:frame>
        <draw:frame draw:id="id101" draw:style-name="a896" draw:name="TextBox 53" svg:x="4.71014in" svg:y="5.18236in" svg:width="0.75417in" svg:height="0.2861in">
          <draw:text-box>
            <text:p text:style-name="a895" text:class-names="" text:cond-style-name=""><text:span text:style-name="a893" text:class-names="">referring</text:span><text:span text:style-name="a894" text:class-names=""/></text:p>
          </draw:text-box>
          <svg:title/>
          <svg:desc/>
        </draw:frame>
        <draw:frame draw:id="id102" draw:style-name="a901" draw:name="TextBox 51" svg:x="6.03697in" svg:y="5.51057in" svg:width="0.47274in" svg:height="0.30293in">
          <draw:text-box>
            <text:p text:style-name="a900" text:class-names="" text:cond-style-name=""><text:span text:style-name="a897" text:class-names="">0:</text:span><text:span text:style-name="a898" text:class-names="">N</text:span><text:span text:style-name="a899" text:class-names=""/></text:p>
          </draw:text-box>
          <svg:title/>
          <svg:desc/>
        </draw:frame>
        <draw:frame draw:id="id103" draw:style-name="a906" draw:name="TextBox 51" svg:x="3.77874in" svg:y="5.51057in" svg:width="0.47274in" svg:height="0.30293in">
          <draw:text-box>
            <text:p text:style-name="a905" text:class-names="" text:cond-style-name=""><text:span text:style-name="a902" text:class-names="">1</text:span><text:span text:style-name="a903" text:class-names="">:1</text:span><text:span text:style-name="a904" text:class-names=""/></text:p>
          </draw:text-box>
          <svg:title/>
          <svg:desc/>
        </draw:frame>
        <draw:frame draw:id="id104" draw:style-name="a910" draw:name="TextBox 53" svg:x="2.53469in" svg:y="3.38758in" svg:width="0.56659in" svg:height="0.2861in">
          <draw:text-box>
            <text:p text:style-name="a909" text:class-names="" text:cond-style-name=""><text:span text:style-name="a907" text:class-names="">giving</text:span><text:span text:style-name="a908" text:class-names=""/></text:p>
          </draw:text-box>
          <svg:title/>
          <svg:desc/>
        </draw:frame>
        <draw:connector draw:type="line" svg:x1="3.34057in" svg:y1="3.78054in" draw:start-shape="id76" draw:start-glue-point="3" svg:x2="3.00763in" svg:y2="3.77575in" draw:end-shape="id83" draw:end-glue-point="1" draw:id="id105" draw:style-name="a911" draw:name="Straight Connector 48">
          <svg:title/>
          <svg:desc/>
        </draw:connector>
        <draw:connector draw:type="line" svg:x1="2.60093in" svg:y1="3.77576in" draw:start-shape="id83" draw:start-glue-point="3" svg:x2="2.51769in" svg:y2="4.2465in" draw:id="id106" draw:style-name="a912" draw:name="Straight Connector 48">
          <svg:title/>
          <svg:desc/>
        </draw:connector>
        <draw:frame draw:id="id107" draw:style-name="a922" draw:name="TextBox 53" svg:x="3.57527in" svg:y="3.93954in" svg:width="0.80676in" svg:height="0.80781in">
          <draw:text-box>
            <text:p text:style-name="a915" text:class-names="" text:cond-style-name=""><text:span text:style-name="a913" text:class-names="">idAnsStat</text:span><text:span text:style-name="a914" text:class-names="">,</text:span></text:p>
            <text:p text:style-name="a917" text:class-names="" text:cond-style-name=""><text:span text:style-name="a916" text:class-names="">age,</text:span></text:p>
            <text:p text:style-name="a919" text:class-names="" text:cond-style-name=""><text:span text:style-name="a918" text:class-names="">sex,</text:span></text:p>
            <text:p text:style-name="a921" text:class-names="" text:cond-style-name=""><text:span text:style-name="a920" text:class-names="">level</text:span></text:p>
          </draw:text-box>
          <svg:title/>
          <svg:desc/>
        </draw:frame>
        <draw:connector draw:type="line" svg:x1="3.50775in" svg:y1="5.33341in" svg:x2="5.89922in" svg:y2="4.98917in" draw:end-shape="id88" draw:end-glue-point="3" draw:id="id108" draw:style-name="a923" draw:name="Straight Connector 48">
          <svg:title/>
          <svg:desc/>
        </draw:connector>
        <draw:connector draw:type="line" svg:x1="6.30592in" svg:y1="4.98917in" draw:start-shape="id88" draw:start-glue-point="1" svg:x2="6.7059in" svg:y2="4.03452in" draw:id="id109" draw:style-name="a924" draw:name="Straight Connector 48">
          <svg:title/>
          <svg:desc/>
        </draw:connector>
        <draw:connector draw:type="line" svg:x1="7.16062in" svg:y1="4.67131in" draw:start-shape="id92" draw:start-glue-point="0" svg:x2="7.16062in" svg:y2="4.03451in" draw:end-shape="id77" draw:end-glue-point="2" draw:id="id110" draw:style-name="a925" draw:name="Straight Connector 48">
          <svg:title/>
          <svg:desc/>
        </draw:connector>
        <draw:connector draw:type="line" svg:x1="7.16213in" svg:y1="5.31537in" draw:start-shape="id78" draw:start-glue-point="0" svg:x2="7.16062in" svg:y2="4.97424in" draw:end-shape="id92" draw:end-glue-point="2" draw:id="id111" draw:style-name="a926" draw:name="Straight Connector 48">
          <svg:title/>
          <svg:desc/>
        </draw:connector>
        <draw:frame draw:id="id112" draw:style-name="a943" draw:name="TextBox 53" svg:x="1.64525in" svg:y="4.55753in" svg:width="0.8278in" svg:height="1.28745in">
          <draw:text-box>
            <text:p text:style-name="a929" text:class-names="" text:cond-style-name=""><text:span text:style-name="a927" text:class-names="">idUser</text:span><text:span text:style-name="a928" text:class-names="">,</text:span></text:p>
            <text:p text:style-name="a931" text:class-names="" text:cond-style-name=""><text:span text:style-name="a930" text:class-names="">username,</text:span></text:p>
            <text:p text:style-name="a933" text:class-names="" text:cond-style-name=""><text:span text:style-name="a932" text:class-names="">password,</text:span></text:p>
            <text:p text:style-name="a935" text:class-names="" text:cond-style-name=""><text:span text:style-name="a934" text:class-names="">email,</text:span></text:p>
            <text:p text:style-name="a937" text:class-names="" text:cond-style-name=""><text:span text:style-name="a936" text:class-names="">adminYN,</text:span></text:p>
            <text:p text:style-name="a939" text:class-names="" text:cond-style-name=""><text:span text:style-name="a938" text:class-names="">bannedYN,</text:span></text:p>
            <text:p text:style-name="a942" text:class-names="" text:cond-style-name=""><text:span text:style-name="a940" text:class-names="">lastlog</text:span><text:span text:style-name="a941" text:class-names=""/></text:p>
          </draw:text-box>
          <svg:title/>
          <svg:desc/>
        </draw:frame>
        <draw:connector draw:type="line" svg:x1="4.57162in" svg:y1="3.78054in" draw:start-shape="id76" draw:start-glue-point="1" svg:x2="5.1301in" svg:y2="3.77672in" draw:end-shape="id91" draw:end-glue-point="3" draw:id="id113" draw:style-name="a944" draw:name="Straight Connector 48">
          <svg:title/>
          <svg:desc/>
        </draw:connector>
        <draw:connector draw:type="line" svg:x1="5.5368in" svg:y1="3.77672in" draw:start-shape="id91" draw:start-glue-point="1" svg:x2="6.56788in" svg:y2="3.8294in" draw:end-shape="id77" draw:end-glue-point="3" draw:id="id114" draw:style-name="a945" draw:name="Straight Connector 48">
          <svg:title/>
          <svg:desc/>
        </draw:connector>
        <draw:frame draw:id="id115" draw:style-name="a950" draw:name="TextBox 51" svg:x="3.50459in" svg:y="5.06333in" svg:width="0.47274in" svg:height="0.30293in">
          <draw:text-box>
            <text:p text:style-name="a949" text:class-names="" text:cond-style-name=""><text:span text:style-name="a946" text:class-names="">1</text:span><text:span text:style-name="a947" text:class-names="">:1</text:span><text:span text:style-name="a948" text:class-names=""/></text:p>
          </draw:text-box>
          <svg:title/>
          <svg:desc/>
        </draw:frame>
        <draw:frame draw:id="id116" draw:style-name="a954" draw:name="TextBox 53" svg:x="5.03412in" svg:y="3.38688in" svg:width="0.68054in" svg:height="0.2861in">
          <draw:text-box>
            <text:p text:style-name="a953" text:class-names="" text:cond-style-name=""><text:span text:style-name="a951" text:class-names="">relating</text:span><text:span text:style-name="a952" text:class-names=""/></text:p>
          </draw:text-box>
          <svg:title/>
          <svg:desc/>
        </draw:frame>
        <draw:frame draw:id="id117" draw:style-name="a958" draw:name="TextBox 53" svg:x="5.74011in" svg:y="4.62427in" svg:width="0.68054in" svg:height="0.2861in">
          <draw:text-box>
            <text:p text:style-name="a957" text:class-names="" text:cond-style-name=""><text:span text:style-name="a955" text:class-names="">relating</text:span><text:span text:style-name="a956" text:class-names=""/></text:p>
          </draw:text-box>
          <svg:title/>
          <svg:desc/>
        </draw:frame>
        <draw:frame draw:id="id118" draw:style-name="a962" draw:name="TextBox 53" svg:x="7.20757in" svg:y="4.53171in" svg:width="0.81553in" svg:height="0.2861in">
          <draw:text-box>
            <text:p text:style-name="a961" text:class-names="" text:cond-style-name=""><text:span text:style-name="a959" text:class-names="">belonging</text:span><text:span text:style-name="a960" text:class-names=""/></text:p>
          </draw:text-box>
          <svg:title/>
          <svg:desc/>
        </draw:frame>
        <draw:frame draw:id="id119" draw:style-name="a968" draw:name="TextBox 51" svg:x="6.30916in" svg:y="3.99159in" svg:width="0.47274in" svg:height="0.30293in">
          <draw:text-box>
            <text:p text:style-name="a967" text:class-names="" text:cond-style-name=""><text:span text:style-name="a963" text:class-names="">0</text:span><text:span text:style-name="a964" text:class-names="">:</text:span><text:span text:style-name="a965" text:class-names="">N</text:span><text:span text:style-name="a966" text:class-names=""/></text:p>
          </draw:text-box>
          <svg:title/>
          <svg:desc/>
        </draw:frame>
        <draw:frame draw:id="id120" draw:style-name="a973" draw:name="TextBox 51" svg:x="7.11224in" svg:y="5.06829in" svg:width="0.47274in" svg:height="0.30293in">
          <draw:text-box>
            <text:p text:style-name="a972" text:class-names="" text:cond-style-name=""><text:span text:style-name="a969" text:class-names="">1</text:span><text:span text:style-name="a970" text:class-names="">:1</text:span><text:span text:style-name="a971" text:class-names=""/></text:p>
          </draw:text-box>
          <svg:title/>
          <svg:desc/>
        </draw:frame>
        <draw:frame draw:id="id121" draw:style-name="a979" draw:name="TextBox 51" svg:x="7.08044in" svg:y="4.01716in" svg:width="0.47274in" svg:height="0.30293in">
          <draw:text-box>
            <text:p text:style-name="a978" text:class-names="" text:cond-style-name=""><text:span text:style-name="a974" text:class-names="">1</text:span><text:span text:style-name="a975" text:class-names="">:</text:span><text:span text:style-name="a976" text:class-names="">N</text:span><text:span text:style-name="a977" text:class-names=""/></text:p>
          </draw:text-box>
          <svg:title/>
          <svg:desc/>
        </draw:frame>
        <draw:frame draw:id="id122" draw:style-name="a986" draw:name="TextBox 53" svg:x="7.81524in" svg:y="5.31149in" svg:width="0.86111in" svg:height="0.44598in">
          <draw:text-box>
            <text:p text:style-name="a982" text:class-names="" text:cond-style-name=""><text:span text:style-name="a980" text:class-names="">idQuestion</text:span><text:span text:style-name="a981" text:class-names="">,</text:span></text:p>
            <text:p text:style-name="a985" text:class-names="" text:cond-style-name=""><text:span text:style-name="a983" text:class-names="">question</text:span><text:span text:style-name="a984" text:class-names=""/></text:p>
          </draw:text-box>
          <svg:title/>
          <svg:desc/>
        </draw:frame>
        <draw:frame draw:id="id123" draw:style-name="a992" draw:name="TextBox 51" svg:x="6.18428in" svg:y="3.56741in" svg:width="0.47274in" svg:height="0.30293in">
          <draw:text-box>
            <text:p text:style-name="a991" text:class-names="" text:cond-style-name=""><text:span text:style-name="a987" text:class-names="">0</text:span><text:span text:style-name="a988" text:class-names="">:</text:span><text:span text:style-name="a989" text:class-names="">N</text:span><text:span text:style-name="a990" text:class-names=""/></text:p>
          </draw:text-box>
          <svg:title/>
          <svg:desc/>
        </draw:frame>
        <draw:frame draw:id="id124" draw:style-name="a997" draw:name="TextBox 51" svg:x="4.51573in" svg:y="3.50938in" svg:width="0.47274in" svg:height="0.30293in">
          <draw:text-box>
            <text:p text:style-name="a996" text:class-names="" text:cond-style-name=""><text:span text:style-name="a993" text:class-names="">1</text:span><text:span text:style-name="a994" text:class-names="">:1</text:span><text:span text:style-name="a995" text:class-names=""/></text:p>
          </draw:text-box>
          <svg:title/>
          <svg:desc/>
        </draw:frame>
        <draw:connector draw:type="line" svg:x1="2.55927in" svg:y1="2.61844in" draw:start-shape="id84" draw:start-glue-point="3" svg:x2="2.10862in" svg:y2="4.22314in" draw:end-shape="id74" draw:end-glue-point="0" draw:id="id125" draw:style-name="a998" draw:name="Straight Connector 48">
          <svg:title/>
          <svg:desc/>
        </draw:connector>
        <draw:connector draw:type="line" svg:x1="3.94241in" svg:y1="2.6007in" draw:start-shape="id80" draw:start-glue-point="3" svg:x2="2.96597in" svg:y2="2.61844in" draw:end-shape="id84" draw:end-glue-point="1" draw:id="id126" draw:style-name="a999" draw:name="Straight Connector 48">
          <svg:title/>
          <svg:desc/>
        </draw:connector>
        <draw:connector draw:type="line" svg:x1="1.94908in" svg:y1="4.22283in" svg:x2="1.94965in" svg:y2="3.08496in" draw:end-shape="id85" draw:end-glue-point="2" draw:id="id127" draw:style-name="a1000" draw:name="Straight Connector 48">
          <svg:title/>
          <svg:desc/>
        </draw:connector>
        <draw:connector draw:type="line" svg:x1="1.94965in" svg:y1="2.78203in" draw:start-shape="id85" draw:start-glue-point="0" svg:x2="1.96523in" svg:y2="2.0861in" draw:end-shape="id81" draw:end-glue-point="2" draw:id="id128" draw:style-name="a1001" draw:name="Straight Connector 48">
          <svg:title/>
          <svg:desc/>
        </draw:connector>
        <draw:connector draw:type="line" svg:x1="4.18191in" svg:y1="1.87984in" draw:start-shape="id90" draw:start-glue-point="3" svg:x2="2.58076in" svg:y2="1.86479in" draw:end-shape="id81" draw:end-glue-point="1" draw:id="id129" draw:style-name="a1002" draw:name="Straight Connector 48">
          <svg:title/>
          <svg:desc/>
        </draw:connector>
        <draw:connector draw:type="line" svg:x1="6.56788in" svg:y1="1.87691in" draw:start-shape="id79" draw:start-glue-point="3" svg:x2="4.58861in" svg:y2="1.87984in" draw:end-shape="id90" draw:end-glue-point="1" draw:id="id130" draw:style-name="a1003" draw:name="Straight Connector 48">
          <svg:title/>
          <svg:desc/>
        </draw:connector>
        <draw:custom-shape svg:x="5.64963in" svg:y="2.44039in" svg:width="0.4067in" svg:height="0.30293in" draw:id="id131" draw:style-name="a1006" draw:name="Diamond 42">
          <svg:title/>
          <svg:desc/>
          <text:p text:style-name="a1005" text:class-names="" text:cond-style-name=""><text:span text:style-name="a1004"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7.16553in" svg:y1="2.76266in" draw:start-shape="id89" draw:start-glue-point="0" svg:x2="7.16062in" svg:y2="2.08202in" draw:end-shape="id79" draw:end-glue-point="2" draw:id="id132" draw:style-name="a1007" draw:name="Straight Connector 48">
          <svg:title/>
          <svg:desc/>
        </draw:connector>
        <draw:connector draw:type="line" svg:x1="7.16062in" svg:y1="3.62429in" draw:start-shape="id77" draw:start-glue-point="0" svg:x2="7.16553in" svg:y2="3.06559in" draw:end-shape="id89" draw:end-glue-point="2" draw:id="id133" draw:style-name="a1008" draw:name="Straight Connector 48">
          <svg:title/>
          <svg:desc/>
        </draw:connector>
        <draw:connector draw:type="line" svg:x1="6.82154in" svg:y1="3.62165in" svg:x2="6.05633in" svg:y2="2.59185in" draw:end-shape="id131" draw:end-glue-point="1" draw:id="id134" draw:style-name="a1009" draw:name="Straight Connector 48">
          <svg:title/>
          <svg:desc/>
        </draw:connector>
        <draw:connector draw:type="line" svg:x1="4.65628in" svg:y1="2.6007in" draw:start-shape="id80" draw:start-glue-point="1" svg:x2="5.64963in" svg:y2="2.59185in" draw:end-shape="id131" draw:end-glue-point="3" draw:id="id135" draw:style-name="a1010" draw:name="Straight Connector 48">
          <svg:title/>
          <svg:desc/>
        </draw:connector>
        <draw:frame draw:id="id136" draw:style-name="a1014" draw:name="TextBox 53" svg:x="5.50374in" svg:y="2.23076in" svg:width="0.68054in" svg:height="0.2861in">
          <draw:text-box>
            <text:p text:style-name="a1013" text:class-names="" text:cond-style-name=""><text:span text:style-name="a1011" text:class-names="">relating</text:span><text:span text:style-name="a1012" text:class-names=""/></text:p>
          </draw:text-box>
          <svg:title/>
          <svg:desc/>
        </draw:frame>
        <draw:frame draw:id="id137" draw:style-name="a1018" draw:name="TextBox 53" svg:x="7.19235in" svg:y="2.63867in" svg:width="0.81553in" svg:height="0.2861in">
          <draw:text-box>
            <text:p text:style-name="a1017" text:class-names="" text:cond-style-name=""><text:span text:style-name="a1015" text:class-names="">belonging</text:span><text:span text:style-name="a1016" text:class-names=""/></text:p>
          </draw:text-box>
          <svg:title/>
          <svg:desc/>
        </draw:frame>
        <draw:frame draw:id="id138" draw:style-name="a1022" draw:name="TextBox 53" svg:x="4.04817in" svg:y="1.48911in" svg:width="0.72787in" svg:height="0.27769in">
          <draw:text-box>
            <text:p text:style-name="a1021" text:class-names="" text:cond-style-name=""><text:span text:style-name="a1019" text:class-names="">referring</text:span><text:span text:style-name="a1020" text:class-names=""/></text:p>
          </draw:text-box>
          <svg:title/>
          <svg:desc/>
        </draw:frame>
        <draw:frame draw:id="id139" draw:style-name="a1026" draw:name="TextBox 53" svg:x="1.16172in" svg:y="2.75945in" svg:width="0.64548in" svg:height="0.2861in">
          <draw:text-box>
            <text:p text:style-name="a1025" text:class-names="" text:cond-style-name=""><text:span text:style-name="a1023" text:class-names="">leaving</text:span><text:span text:style-name="a1024" text:class-names=""/></text:p>
          </draw:text-box>
          <svg:title/>
          <svg:desc/>
        </draw:frame>
        <draw:frame draw:id="id140" draw:style-name="a1030" draw:name="TextBox 53" svg:x="2.48691in" svg:y="2.22686in" svg:width="0.61392in" svg:height="0.2861in">
          <draw:text-box>
            <text:p text:style-name="a1029" text:class-names="" text:cond-style-name=""><text:span text:style-name="a1027" text:class-names="">having</text:span><text:span text:style-name="a1028" text:class-names=""/></text:p>
          </draw:text-box>
          <svg:title/>
          <svg:desc/>
        </draw:frame>
        <draw:frame draw:id="id141" draw:style-name="a1035" draw:name="TextBox 51" svg:x="7.11224in" svg:y="3.36122in" svg:width="0.47274in" svg:height="0.30293in">
          <draw:text-box>
            <text:p text:style-name="a1034" text:class-names="" text:cond-style-name=""><text:span text:style-name="a1031" text:class-names="">1</text:span><text:span text:style-name="a1032" text:class-names="">:1</text:span><text:span text:style-name="a1033" text:class-names=""/></text:p>
          </draw:text-box>
          <svg:title/>
          <svg:desc/>
        </draw:frame>
        <draw:frame draw:id="id142" draw:style-name="a1040" draw:name="TextBox 51" svg:x="7.14508in" svg:y="2.06783in" svg:width="0.47274in" svg:height="0.30293in">
          <draw:text-box>
            <text:p text:style-name="a1039" text:class-names="" text:cond-style-name=""><text:span text:style-name="a1036" text:class-names="">1</text:span><text:span text:style-name="a1037" text:class-names="">:1</text:span><text:span text:style-name="a1038" text:class-names=""/></text:p>
          </draw:text-box>
          <svg:title/>
          <svg:desc/>
        </draw:frame>
        <draw:frame draw:id="id143" draw:style-name="a1045" draw:name="TextBox 51" svg:x="2.53462in" svg:y="1.59941in" svg:width="0.47274in" svg:height="0.30293in">
          <draw:text-box>
            <text:p text:style-name="a1044" text:class-names="" text:cond-style-name=""><text:span text:style-name="a1041" text:class-names="">1</text:span><text:span text:style-name="a1042" text:class-names="">:1</text:span><text:span text:style-name="a1043" text:class-names=""/></text:p>
          </draw:text-box>
          <svg:title/>
          <svg:desc/>
        </draw:frame>
        <draw:frame draw:id="id144" draw:style-name="a1049" draw:name="TextBox 51" svg:x="6.10957in" svg:y="1.62553in" svg:width="0.47274in" svg:height="0.30293in">
          <draw:text-box>
            <text:p text:style-name="a1048" text:class-names="" text:cond-style-name=""><text:span text:style-name="a1046" text:class-names="">0:N</text:span><text:span text:style-name="a1047" text:class-names=""/></text:p>
          </draw:text-box>
          <svg:title/>
          <svg:desc/>
        </draw:frame>
        <draw:frame draw:id="id145" draw:style-name="a1054" draw:name="TextBox 51" svg:x="1.90129in" svg:y="2.07623in" svg:width="0.47274in" svg:height="0.30293in">
          <draw:text-box>
            <text:p text:style-name="a1053" text:class-names="" text:cond-style-name=""><text:span text:style-name="a1050" text:class-names="">0</text:span><text:span text:style-name="a1051" text:class-names="">:1</text:span><text:span text:style-name="a1052" text:class-names=""/></text:p>
          </draw:text-box>
          <svg:title/>
          <svg:desc/>
        </draw:frame>
        <draw:frame draw:id="id146" draw:style-name="a1058" draw:name="TextBox 51" svg:x="1.58535in" svg:y="3.9199in" svg:width="0.47274in" svg:height="0.30293in">
          <draw:text-box>
            <text:p text:style-name="a1057" text:class-names="" text:cond-style-name=""><text:span text:style-name="a1055" text:class-names="">0:N</text:span><text:span text:style-name="a1056" text:class-names=""/></text:p>
          </draw:text-box>
          <svg:title/>
          <svg:desc/>
        </draw:frame>
        <draw:frame draw:id="id147" draw:style-name="a1063" draw:name="TextBox 51" svg:x="3.57544in" svg:y="2.3584in" svg:width="0.47274in" svg:height="0.30293in">
          <draw:text-box>
            <text:p text:style-name="a1062" text:class-names="" text:cond-style-name=""><text:span text:style-name="a1059" text:class-names="">1</text:span><text:span text:style-name="a1060" text:class-names="">:1</text:span><text:span text:style-name="a1061" text:class-names=""/></text:p>
          </draw:text-box>
          <svg:title/>
          <svg:desc/>
        </draw:frame>
        <draw:frame draw:id="id148" draw:style-name="a1067" draw:name="TextBox 51" svg:x="2.11116in" svg:y="3.96038in" svg:width="0.47274in" svg:height="0.30293in">
          <draw:text-box>
            <text:p text:style-name="a1066" text:class-names="" text:cond-style-name=""><text:span text:style-name="a1064" text:class-names="">0:N</text:span><text:span text:style-name="a1065" text:class-names=""/></text:p>
          </draw:text-box>
          <svg:title/>
          <svg:desc/>
        </draw:frame>
        <draw:frame draw:id="id149" draw:style-name="a1071" draw:name="TextBox 51" svg:x="2.45138in" svg:y="3.97685in" svg:width="0.47274in" svg:height="0.30293in">
          <draw:text-box>
            <text:p text:style-name="a1070" text:class-names="" text:cond-style-name=""><text:span text:style-name="a1068" text:class-names="">0:N</text:span><text:span text:style-name="a1069" text:class-names=""/></text:p>
          </draw:text-box>
          <svg:title/>
          <svg:desc/>
        </draw:frame>
        <draw:frame draw:id="id150" draw:style-name="a1077" draw:name="TextBox 51" svg:x="2.95034in" svg:y="3.52936in" svg:width="0.47274in" svg:height="0.30293in">
          <draw:text-box>
            <text:p text:style-name="a1076" text:class-names="" text:cond-style-name=""><text:span text:style-name="a1072" text:class-names="">1</text:span><text:span text:style-name="a1073" text:class-names="">:</text:span><text:span text:style-name="a1074" text:class-names="">1</text:span><text:span text:style-name="a1075" text:class-names=""/></text:p>
          </draw:text-box>
          <svg:title/>
          <svg:desc/>
        </draw:frame>
        <draw:frame draw:id="id151" draw:style-name="a1082" draw:name="TextBox 51" svg:x="4.61449in" svg:y="2.3654in" svg:width="0.47274in" svg:height="0.30293in">
          <draw:text-box>
            <text:p text:style-name="a1081" text:class-names="" text:cond-style-name=""><text:span text:style-name="a1078" text:class-names="">1</text:span><text:span text:style-name="a1079" text:class-names="">:1</text:span><text:span text:style-name="a1080" text:class-names=""/></text:p>
          </draw:text-box>
          <svg:title/>
          <svg:desc/>
        </draw:frame>
        <draw:frame draw:id="id152" draw:style-name="a1086" draw:name="TextBox 51" svg:x="6.66369in" svg:y="3.34322in" svg:width="0.47274in" svg:height="0.30293in">
          <draw:text-box>
            <text:p text:style-name="a1085" text:class-names="" text:cond-style-name=""><text:span text:style-name="a1083" text:class-names="">0:N</text:span><text:span text:style-name="a1084" text:class-names=""/></text:p>
          </draw:text-box>
          <svg:title/>
          <svg:desc/>
        </draw:frame>
        <draw:frame draw:id="id153" draw:style-name="a1100" draw:name="TextBox 53" svg:x="7.7215in" svg:y="1.56087in" svg:width="0.87513in" svg:height="0.95086in">
          <draw:text-box>
            <text:p text:style-name="a1089" text:class-names="" text:cond-style-name=""><text:span text:style-name="a1087" text:class-names="">idProduct</text:span><text:span text:style-name="a1088" text:class-names="">,</text:span></text:p>
            <text:p text:style-name="a1091" text:class-names="" text:cond-style-name=""><text:span text:style-name="a1090" text:class-names="">title,</text:span></text:p>
            <text:p text:style-name="a1093" text:class-names="" text:cond-style-name=""><text:span text:style-name="a1092" text:class-names="">description,</text:span></text:p>
            <text:p text:style-name="a1095" text:class-names="" text:cond-style-name=""><text:span text:style-name="a1094" text:class-names="">image,</text:span></text:p>
            <text:p text:style-name="a1099" text:class-names="" text:cond-style-name=""><text:span text:style-name="a1096" text:class-names="">d</text:span><text:span text:style-name="a1097" text:class-names="">ate</text:span><text:span text:style-name="a1098" text:class-names=""/></text:p>
          </draw:text-box>
          <svg:title/>
          <svg:desc/>
        </draw:frame>
        <draw:frame draw:id="id154" draw:style-name="a1106" draw:name="TextBox 53" svg:x="3.83577in" svg:y="2.74109in" svg:width="0.82051in" svg:height="0.45439in">
          <draw:text-box>
            <text:p text:style-name="a1102" text:class-names="" text:cond-style-name=""><text:span text:style-name="a1101" text:class-names="">idScore,</text:span></text:p>
            <text:p text:style-name="a1105" text:class-names="" text:cond-style-name=""><text:span text:style-name="a1103" text:class-names="">point</text:span><text:span text:style-name="a1104" text:class-names=""/></text:p>
          </draw:text-box>
          <svg:title/>
          <svg:desc/>
        </draw:frame>
        <draw:frame draw:id="id155" draw:style-name="a1113" draw:name="TextBox 53" svg:x="0.65157in" svg:y="1.62016in" svg:width="0.75242in" svg:height="0.43757in">
          <draw:text-box>
            <text:p text:style-name="a1109" text:class-names="" text:cond-style-name=""><text:span text:style-name="a1107" text:class-names="">idReview</text:span><text:span text:style-name="a1108" text:class-names="">,</text:span></text:p>
            <text:p text:style-name="a1112" text:class-names="" text:cond-style-name=""><text:span text:style-name="a1110" text:class-names="">text</text:span><text:span text:style-name="a1111" text:class-names=""/></text:p>
          </draw:text-box>
          <svg:title/>
          <svg:desc/>
        </draw:frame>
        <draw:custom-shape svg:x="0.37919in" svg:y="6.66175in" svg:width="1.3273in" svg:height="0.54696in" draw:id="id156" draw:style-name="a1117" draw:name="Rectangle 41">
          <svg:title/>
          <svg:desc/>
          <text:p text:style-name="a1116" text:class-names="" text:cond-style-name=""><text:span text:style-name="a1114" text:class-names="">BadWord</text:span><text:span text:style-name="a1115" text:class-names=""/></text:p>
          <draw:enhanced-geometry xmlns:dr3d="urn:oasis:names:tc:opendocument:xmlns:dr3d:1.0" draw:type="non-primitive" svg:viewBox="0 0 21600 21600" draw:enhanced-path="M 0 0 L 21600 0 21600 21600 0 21600 Z N"/>
        </draw:custom-shape>
        <draw:frame draw:id="id157" draw:style-name="a1123" draw:name="TextBox 53" svg:x="1.74646in" svg:y="6.7038in" svg:width="0.88039in" svg:height="0.43757in">
          <draw:text-box>
            <text:p text:style-name="a1120" text:class-names="" text:cond-style-name=""><text:span text:style-name="a1118" text:class-names="">idBadWord</text:span><text:span text:style-name="a1119" text:class-names="">,</text:span></text:p>
            <text:p text:style-name="a1122" text:class-names="" text:cond-style-name=""><text:span text:style-name="a1121" text:class-names="">badword,</text:span></text:p>
          </draw:text-box>
          <svg:title/>
          <svg:desc/>
        </draw:frame>
      </draw:page>
      <draw:page draw:name="Slide21" draw:style-name="a1124" draw:master-page-name="Master1-Layout2-obj-Title-and-Content" presentation:presentation-page-layout-name="Master1-PPL2" draw:id="Slide-276">
        <draw:frame draw:id="id158" presentation:style-name="a1127" draw:name="Title 1" svg:x="0in" svg:y="0in" svg:width="5.47917in" svg:height="0.85357in" presentation:class="title" presentation:placeholder="false">
          <draw:text-box>
            <text:p text:style-name="a1126" text:class-names="" text:cond-style-name=""><text:span text:style-name="a1125" text:class-names="">Relational model</text:span></text:p>
          </draw:text-box>
          <svg:title/>
          <svg:desc/>
        </draw:frame>
        <draw:frame draw:id="id159" presentation:style-name="a1184" draw:name="Content Placeholder 2" svg:x="0in" svg:y="0.91667in" svg:width="10in" svg:height="6.58333in" presentation:class="outline" presentation:placeholder="false">
          <draw:text-box>
            <text:list text:style-name="a1130">
              <text:list-item>
                <text:p text:style-name="a1129" text:class-names="" text:cond-style-name=""><text:span text:style-name="a1128" text:class-names=""/></text:p>
              </text:list-item>
            </text:list>
            <text:list text:style-name="a1135">
              <text:list-item>
                <text:p text:style-name="a1134" text:class-names="" text:cond-style-name=""><text:span text:style-name="a1131" text:class-names="">user(</text:span><text:span text:style-name="a1132" text:class-names="">iduser</text:span><text:span text:style-name="a1133" text:class-names="">, username, password, email, adminYN, bannedYN, lastlog)</text:span></text:p>
              </text:list-item>
            </text:list>
            <text:list text:style-name="a1140">
              <text:list-item>
                <text:p text:style-name="a1139" text:class-names="" text:cond-style-name=""><text:span text:style-name="a1136" text:class-names="">answerstatistical(</text:span><text:span text:style-name="a1137" text:class-names="">idansstat</text:span><text:span text:style-name="a1138" text:class-names="">, user, questionnaire, age, sex, level)</text:span></text:p>
              </text:list-item>
            </text:list>
            <text:list text:style-name="a1145">
              <text:list-item>
                <text:p text:style-name="a1144" text:class-names="" text:cond-style-name=""><text:span text:style-name="a1141" text:class-names="">answermarketing(</text:span><text:span text:style-name="a1142" text:class-names="">idansmark</text:span><text:span text:style-name="a1143" text:class-names="">, user, questionnaire, question, answer)</text:span></text:p>
              </text:list-item>
            </text:list>
            <text:list text:style-name="a1150">
              <text:list-item>
                <text:p text:style-name="a1149" text:class-names="" text:cond-style-name=""><text:span text:style-name="a1146" text:class-names="">questionmarketing(</text:span><text:span text:style-name="a1147" text:class-names="">idquestion</text:span><text:span text:style-name="a1148" text:class-names="">, question, questionnaire)</text:span></text:p>
              </text:list-item>
            </text:list>
            <text:list text:style-name="a1155">
              <text:list-item>
                <text:p text:style-name="a1154" text:class-names="" text:cond-style-name=""><text:span text:style-name="a1151" text:class-names="">questionnaire(</text:span><text:span text:style-name="a1152" text:class-names="">idquestionnaire</text:span><text:span text:style-name="a1153" text:class-names="">, datacreation, product)</text:span></text:p>
              </text:list-item>
            </text:list>
            <text:list text:style-name="a1160">
              <text:list-item>
                <text:p text:style-name="a1159" text:class-names="" text:cond-style-name=""><text:span text:style-name="a1156" text:class-names="">product(</text:span><text:span text:style-name="a1157" text:class-names="">idproduct</text:span><text:span text:style-name="a1158" text:class-names="">, title, description, image, date)</text:span></text:p>
              </text:list-item>
            </text:list>
            <text:list text:style-name="a1163">
              <text:list-item>
                <text:p text:style-name="a1162" text:class-names="" text:cond-style-name=""><text:span text:style-name="a1161" text:class-names="">score(idscore, user, questionnaire, point)</text:span></text:p>
              </text:list-item>
            </text:list>
            <text:list text:style-name="a1168">
              <text:list-item>
                <text:p text:style-name="a1167" text:class-names="" text:cond-style-name=""><text:span text:style-name="a1164" text:class-names="">review(</text:span><text:span text:style-name="a1165" text:class-names="">idreview</text:span><text:span text:style-name="a1166" text:class-names="">, text, user, product)</text:span></text:p>
              </text:list-item>
            </text:list>
            <text:list text:style-name="a1171">
              <text:list-item>
                <text:p text:style-name="a1170" text:class-names="" text:cond-style-name=""><text:span text:style-name="a1169" text:class-names=""><text:s text:c="1"/></text:span></text:p>
              </text:list-item>
            </text:list>
            <text:list text:style-name="a1174">
              <text:list-item>
                <text:p text:style-name="a1173" text:class-names="" text:cond-style-name=""><text:span text:style-name="a1172" text:class-names=""/></text:p>
              </text:list-item>
            </text:list>
            <text:list text:style-name="a1177">
              <text:list-item>
                <text:p text:style-name="a1176" text:class-names="" text:cond-style-name=""><text:span text:style-name="a1175" text:class-names=""/></text:p>
              </text:list-item>
            </text:list>
            <text:list text:style-name="a1180">
              <text:list-item>
                <text:p text:style-name="a1179" text:class-names="" text:cond-style-name=""><text:span text:style-name="a1178" text:class-names=""/></text:p>
              </text:list-item>
            </text:list>
            <text:list text:style-name="a1183">
              <text:list-item>
                <text:p text:style-name="a1182" text:class-names="" text:cond-style-name=""><text:span text:style-name="a1181" text:class-names=""/></text:p>
              </text:list-item>
            </text:list>
          </draw:text-box>
          <svg:title/>
          <svg:desc/>
        </draw:frame>
        <draw:connector draw:type="line" svg:x1="4.05in" svg:y1="2.56in" svg:x2="1.55833in" svg:y2="2.22619in" draw:id="id160" draw:style-name="a1186" draw:name="Straight Arrow Connector 4">
          <svg:title/>
          <svg:desc/>
        </draw:connector>
        <draw:connector draw:type="line" svg:x1="4.4375in" svg:y1="3.26667in" svg:x2="1.45in" svg:y2="2.22619in" draw:id="id161" draw:style-name="a1188" draw:name="Straight Arrow Connector 4">
          <svg:title/>
          <svg:desc/>
        </draw:connector>
        <draw:connector draw:type="line" svg:x1="5.47917in" svg:y1="2.81333in" svg:x2="3.02667in" svg:y2="4.66667in" draw:id="id162" draw:style-name="a1190" draw:name="Straight Arrow Connector 4">
          <svg:title/>
          <svg:desc/>
        </draw:connector>
        <draw:connector draw:type="line" svg:x1="5.73333in" svg:y1="3.53333in" svg:x2="3.32in" svg:y2="4.66667in" draw:id="id163" draw:style-name="a1192" draw:name="Straight Arrow Connector 4">
          <svg:title/>
          <svg:desc/>
        </draw:connector>
        <draw:connector draw:type="line" svg:x1="7.37333in" svg:y1="3.53333in" svg:x2="4.05in" svg:y2="4.01333in" draw:id="id164" draw:style-name="a1194" draw:name="Straight Arrow Connector 4">
          <svg:title/>
          <svg:desc/>
        </draw:connector>
        <draw:connector draw:type="line" svg:x1="2.24042in" svg:y1="6.09144in" svg:x2="1.14286in" svg:y2="2.22619in" draw:id="id165" draw:style-name="a1196" draw:name="Straight Arrow Connector 4">
          <svg:title/>
          <svg:desc/>
        </draw:connector>
        <draw:connector draw:type="line" svg:x1="6.68333in" svg:y1="4.16667in" svg:x2="3.61333in" svg:y2="4.66667in" draw:id="id166" draw:style-name="a1198" draw:name="Straight Arrow Connector 4">
          <svg:title/>
          <svg:desc/>
        </draw:connector>
        <draw:connector draw:type="line" svg:x1="6.68333in" svg:y1="4.93333in" svg:x2="2.30928in" svg:y2="5.33333in" draw:id="id167" draw:style-name="a1200" draw:name="Straight Arrow Connector 4">
          <svg:title/>
          <svg:desc/>
        </draw:connector>
        <draw:connector draw:type="line" svg:x1="3.86667in" svg:y1="5.97619in" svg:x2="3.31547in" svg:y2="4.9413in" draw:id="id168" draw:style-name="a1202" draw:name="Straight Arrow Connector 4">
          <svg:title/>
          <svg:desc/>
        </draw:connector>
        <draw:connector draw:type="line" svg:x1="3.2811in" svg:y1="6.76768in" svg:x2="1.28333in" svg:y2="2.22619in" draw:id="id169" draw:style-name="a1204" draw:name="Straight Arrow Connector 4">
          <svg:title/>
          <svg:desc/>
        </draw:connector>
        <draw:connector draw:type="line" svg:x1="4.25292in" svg:y1="6.76768in" svg:x2="2.30928in" svg:y2="5.68in" draw:id="id170" draw:style-name="a1206" draw:name="Straight Arrow Connector 4">
          <svg:title/>
          <svg:desc/>
        </draw:connector>
      </draw:page>
      <draw:page draw:name="Slide22" draw:style-name="a1207" draw:master-page-name="Master1-Layout2-obj-Title-and-Content" presentation:presentation-page-layout-name="Master1-PPL2" draw:id="Slide-277">
        <draw:frame draw:id="id171" presentation:style-name="a1210" draw:name="Title 1" svg:x="0.6875in" svg:y="0.39931in" svg:width="8.625in" svg:height="1.44965in" presentation:class="title" presentation:placeholder="false">
          <draw:text-box>
            <text:p text:style-name="a1209" text:class-names="" text:cond-style-name=""><text:span text:style-name="a1208" text:class-names="">Motivation</text:span></text:p>
          </draw:text-box>
          <svg:title/>
          <svg:desc/>
        </draw:frame>
        <draw:frame draw:id="id172" presentation:style-name="a1217" draw:name="Content Placeholder 2" svg:x="0.26667in" svg:y="1.99653in" svg:width="9.04583in" svg:height="4.75868in" presentation:class="outline" presentation:placeholder="false">
          <draw:text-box>
            <text:list text:style-name="a1213">
              <text:list-item>
                <text:p text:style-name="a1212" text:class-names="" text:cond-style-name=""><text:span text:style-name="a1211" text:class-names="">The “relating” relationship between “answermarketing” and “questionnaire” is for symmetry with “answerstatistical” and also to ease the writing of the triggers;</text:span></text:p>
              </text:list-item>
            </text:list>
            <text:list text:style-name="a1216">
              <text:list-item>
                <text:p text:style-name="a1215" text:class-names="" text:cond-style-name=""><text:span text:style-name="a1214" text:class-names="">Every product must have also a related questionnaire;</text:span></text:p>
              </text:list-item>
            </text:list>
          </draw:text-box>
          <svg:title/>
          <svg:desc/>
        </draw:frame>
      </draw:page>
      <draw:page draw:name="Slide40" draw:style-name="a1218" draw:master-page-name="Master1-Layout2-obj-Title-and-Content" presentation:presentation-page-layout-name="Master1-PPL2" draw:id="Slide-295">
        <draw:frame draw:id="id173" presentation:style-name="a1221" draw:name="Title 1" svg:x="0.29167in" svg:y="0in" svg:width="3.18056in" svg:height="0.83854in" presentation:class="title" presentation:placeholder="false">
          <draw:text-box>
            <text:p text:style-name="a1220" text:class-names="" text:cond-style-name=""><text:span text:style-name="a1219" text:class-names="">SQL DDL</text:span></text:p>
          </draw:text-box>
          <svg:title/>
          <svg:desc/>
        </draw:frame>
        <draw:frame draw:id="id174" presentation:style-name="a1265" draw:name="Content Placeholder 2" svg:x="0in" svg:y="0.72619in" svg:width="4.26389in" svg:height="1.53657in" presentation:class="outline" presentation:placeholder="false">
          <draw:text-box>
            <text:list text:style-name="a1224">
              <text:list-item>
                <text:p text:style-name="a1223" text:class-names="" text:cond-style-name=""><text:span text:style-name="a1222" text:class-names="">USER:</text:span></text:p>
              </text:list-item>
            </text:list>
            <text:list text:style-name="a1228">
              <text:list-item>
                <text:p text:style-name="a1227" text:class-names="" text:cond-style-name=""><text:span text:style-name="a1225" text:class-names="">CREATE TABLE user(</text:span><text:span text:style-name="a1226" text:class-names=""/></text:p>
              </text:list-item>
            </text:list>
            <text:list text:style-name="a1232">
              <text:list-item>
                <text:p text:style-name="a1231" text:class-names="" text:cond-style-name=""><text:span text:style-name="a1229" text:class-names="">iduser int PRIMARY KEY NOT NULL AUTO_INCREMENT,</text:span><text:span text:style-name="a1230" text:class-names=""/></text:p>
              </text:list-item>
            </text:list>
            <text:list text:style-name="a1236">
              <text:list-item>
                <text:p text:style-name="a1235" text:class-names="" text:cond-style-name=""><text:span text:style-name="a1233" text:class-names="">username varchar(12) ,</text:span><text:span text:style-name="a1234" text:class-names=""/></text:p>
              </text:list-item>
            </text:list>
            <text:list text:style-name="a1239">
              <text:list-item>
                <text:p text:style-name="a1238" text:class-names="" text:cond-style-name=""><text:span text:style-name="a1237" text:class-names="">password varchar(12) ,</text:span></text:p>
              </text:list-item>
            </text:list>
            <text:list text:style-name="a1244">
              <text:list-item>
                <text:p text:style-name="a1243" text:class-names="" text:cond-style-name=""><text:span text:style-name="a1240" text:class-names="">email varchar(30)</text:span><text:span text:style-name="a1241" text:class-names=""><text:s text:c="1"/>,</text:span><text:span text:style-name="a1242" text:class-names=""/></text:p>
              </text:list-item>
            </text:list>
            <text:list text:style-name="a1251">
              <text:list-item>
                <text:p text:style-name="a1250" text:class-names="" text:cond-style-name=""><text:span text:style-name="a1245" text:class-names="">adminYN varchar(1)</text:span><text:span text:style-name="a1246" text:class-names=""><text:s text:c="1"/>CHECK (</text:span><text:span text:style-name="a1247" text:class-names="">adminYN</text:span><text:span text:style-name="a1248" text:class-names=""><text:s text:c="1"/>IN (‘Y', ‘N') )</text:span><text:span text:style-name="a1249" text:class-names="">,</text:span></text:p>
              </text:list-item>
            </text:list>
            <text:list text:style-name="a1258">
              <text:list-item>
                <text:p text:style-name="a1257" text:class-names="" text:cond-style-name=""><text:span text:style-name="a1252" text:class-names="">bannedYN varchar(1)<text:s text:c="1"/></text:span><text:span text:style-name="a1253" text:class-names="">CHECK (</text:span><text:span text:style-name="a1254" text:class-names="">bannedYN</text:span><text:span text:style-name="a1255" text:class-names=""><text:s text:c="1"/>IN (‘Y', ‘N') )</text:span><text:span text:style-name="a1256" text:class-names="">,</text:span></text:p>
              </text:list-item>
            </text:list>
            <text:list text:style-name="a1261">
              <text:list-item>
                <text:p text:style-name="a1260" text:class-names="" text:cond-style-name=""><text:span text:style-name="a1259" text:class-names="">lastlog timestamp <text:s text:c="8"/>);</text:span></text:p>
              </text:list-item>
            </text:list>
            <text:list text:style-name="a1264">
              <text:list-item>
                <text:p text:style-name="a1263" text:class-names="" text:cond-style-name=""><text:span text:style-name="a1262" text:class-names=""/></text:p>
              </text:list-item>
            </text:list>
          </draw:text-box>
          <svg:title/>
          <svg:desc/>
        </draw:frame>
        <draw:frame draw:id="id175" draw:style-name="a1286" draw:name="Content Placeholder 2" svg:x="-0.00001in" svg:y="2.35556in" svg:width="4.43056in" svg:height="1.46354in">
          <draw:text-box>
            <text:p text:style-name="a1267" text:class-names="" text:cond-style-name=""><text:span text:style-name="a1266" text:class-names="">PRODUCT:</text:span></text:p>
            <text:p text:style-name="a1269" text:class-names="" text:cond-style-name=""><text:span text:style-name="a1268" text:class-names="">CREATE TABLE product(</text:span></text:p>
            <text:p text:style-name="a1272" text:class-names="" text:cond-style-name=""><text:span text:style-name="a1270" text:class-names="">idproduct int PRIMARY KEY NOT NULL AUTO_INCREMENT,</text:span><text:span text:style-name="a1271" text:class-names=""/></text:p>
            <text:p text:style-name="a1275" text:class-names="" text:cond-style-name=""><text:span text:style-name="a1273" text:class-names="">title varchar(25) ,</text:span><text:span text:style-name="a1274" text:class-names=""/></text:p>
            <text:p text:style-name="a1278" text:class-names="" text:cond-style-name=""><text:span text:style-name="a1276" text:class-names="">description varchar(300) ,</text:span><text:span text:style-name="a1277" text:class-names=""/></text:p>
            <text:p text:style-name="a1280" text:class-names="" text:cond-style-name=""><text:span text:style-name="a1279" text:class-names="">image longblob,</text:span></text:p>
            <text:p text:style-name="a1283" text:class-names="" text:cond-style-name=""><text:span text:style-name="a1281" text:class-names="">date date</text:span><text:span text:style-name="a1282" text:class-names=""><text:s text:c="20"/>);</text:span></text:p>
            <text:p text:style-name="a1285" text:class-names="" text:cond-style-name=""><text:span text:style-name="a1284" text:class-names=""/></text:p>
          </draw:text-box>
          <svg:title/>
          <svg:desc/>
        </draw:frame>
        <draw:frame draw:id="id176" draw:style-name="a1305" draw:name="Content Placeholder 2" svg:x="0in" svg:y="3.96409in" svg:width="5.18056in" svg:height="1.38455in">
          <draw:text-box>
            <text:p text:style-name="a1288" text:class-names="" text:cond-style-name=""><text:span text:style-name="a1287" text:class-names="">QUESTIONNAIRE:</text:span></text:p>
            <text:p text:style-name="a1291" text:class-names="" text:cond-style-name=""><text:span text:style-name="a1289" text:class-names="">CREATE TABLE questionnaire(</text:span><text:span text:style-name="a1290" text:class-names=""/></text:p>
            <text:p text:style-name="a1293" text:class-names="" text:cond-style-name=""><text:span text:style-name="a1292" text:class-names="">idquestionnaire int PRIMARY KEY NOT NULL AUTO_INCREMENT,</text:span></text:p>
            <text:p text:style-name="a1296" text:class-names="" text:cond-style-name=""><text:span text:style-name="a1294" text:class-names="">datacreation date ,</text:span><text:span text:style-name="a1295" text:class-names=""/></text:p>
            <text:p text:style-name="a1299" text:class-names="" text:cond-style-name=""><text:span text:style-name="a1297" text:class-names="">product int,</text:span><text:span text:style-name="a1298" text:class-names=""/></text:p>
            <text:p text:style-name="a1302" text:class-names="" text:cond-style-name=""><text:span text:style-name="a1300" text:class-names="">FOREIGN KEY(product) REFERENCES product(idproduct)</text:span><text:span text:style-name="a1301" text:class-names=""><text:s text:c="4"/>);</text:span></text:p>
            <text:p text:style-name="a1304" text:class-names="" text:cond-style-name=""><text:span text:style-name="a1303" text:class-names=""/></text:p>
          </draw:text-box>
          <svg:title/>
          <svg:desc/>
        </draw:frame>
        <draw:frame draw:id="id177" draw:style-name="a1338" draw:name="Content Placeholder 2" svg:x="5.56945in" svg:y="2.3345in" svg:width="4.30684in" svg:height="2.13021in">
          <draw:text-box>
            <text:p text:style-name="a1308" text:class-names="" text:cond-style-name=""><text:span text:style-name="a1306" text:class-names="">ANSWERMARKETING</text:span><text:span text:style-name="a1307" text:class-names="">:</text:span></text:p>
            <text:p text:style-name="a1311" text:class-names="" text:cond-style-name=""><text:span text:style-name="a1309" text:class-names="">CREATE TABLE answermarketing(</text:span><text:span text:style-name="a1310" text:class-names=""/></text:p>
            <text:p text:style-name="a1315" text:class-names="" text:cond-style-name=""><text:span text:style-name="a1312" text:class-names="">idansmark int PRIMARY KEY NOT NULL AUTO_INCREMENT</text:span><text:span text:style-name="a1313" text:class-names="">,</text:span><text:span text:style-name="a1314" text:class-names=""/></text:p>
            <text:p text:style-name="a1318" text:class-names="" text:cond-style-name=""><text:span text:style-name="a1316" text:class-names="">user int,<text:s text:c="1"/></text:span><text:span text:style-name="a1317" text:class-names=""/></text:p>
            <text:p text:style-name="a1321" text:class-names="" text:cond-style-name=""><text:span text:style-name="a1319" text:class-names="">questionnaire int ,</text:span><text:span text:style-name="a1320" text:class-names=""/></text:p>
            <text:p text:style-name="a1324" text:class-names="" text:cond-style-name=""><text:span text:style-name="a1322" text:class-names="">question int,</text:span><text:span text:style-name="a1323" text:class-names=""/></text:p>
            <text:p text:style-name="a1326" text:class-names="" text:cond-style-name=""><text:span text:style-name="a1325" text:class-names="">answer varchar(300),</text:span></text:p>
            <text:p text:style-name="a1329" text:class-names="" text:cond-style-name=""><text:span text:style-name="a1327" text:class-names="">FOREIGN KEY(user) REFERENCES user(iduser),</text:span><text:span text:style-name="a1328" text:class-names=""/></text:p>
            <text:p text:style-name="a1332" text:class-names="" text:cond-style-name=""><text:span text:style-name="a1330" text:class-names="">FOREIGN KEY(questionnaire) REFERENCES questionnaire(idquestionnaire),</text:span><text:span text:style-name="a1331" text:class-names=""/></text:p>
            <text:p text:style-name="a1335" text:class-names="" text:cond-style-name=""><text:span text:style-name="a1333" text:class-names="">FOREIGN KEY(question) REFERENCES questionmarketing(idquestion) <text:s text:c="11"/></text:span><text:span text:style-name="a1334" text:class-names="">);</text:span></text:p>
            <text:p text:style-name="a1337" text:class-names="" text:cond-style-name=""><text:span text:style-name="a1336" text:class-names=""/></text:p>
          </draw:text-box>
          <svg:title/>
          <svg:desc/>
        </draw:frame>
        <draw:frame draw:id="id178" draw:style-name="a1371" draw:name="Content Placeholder 2" svg:x="5.56945in" svg:y="0.21959in" svg:width="4.59722in" svg:height="2.11492in">
          <draw:text-box>
            <text:p text:style-name="a1341" text:class-names="" text:cond-style-name=""><text:span text:style-name="a1339" text:class-names="">ANSWERSTATISTICAL</text:span><text:span text:style-name="a1340" text:class-names="">:</text:span></text:p>
            <text:p text:style-name="a1343" text:class-names="" text:cond-style-name=""><text:span text:style-name="a1342" text:class-names="">CREATE TABLE answerstatistical(</text:span></text:p>
            <text:p text:style-name="a1347" text:class-names="" text:cond-style-name=""><text:span text:style-name="a1344" text:class-names="">idansstat int PRIMARY KEY NOT NULL AUTO_INCREMENT</text:span><text:span text:style-name="a1345" text:class-names="">,</text:span><text:span text:style-name="a1346" text:class-names=""/></text:p>
            <text:p text:style-name="a1350" text:class-names="" text:cond-style-name=""><text:span text:style-name="a1348" text:class-names="">user int,<text:s text:c="1"/></text:span><text:span text:style-name="a1349" text:class-names=""/></text:p>
            <text:p text:style-name="a1353" text:class-names="" text:cond-style-name=""><text:span text:style-name="a1351" text:class-names="">questionnaire int ,</text:span><text:span text:style-name="a1352" text:class-names=""/></text:p>
            <text:p text:style-name="a1356" text:class-names="" text:cond-style-name=""><text:span text:style-name="a1354" text:class-names="">age int,</text:span><text:span text:style-name="a1355" text:class-names=""/></text:p>
            <text:p text:style-name="a1359" text:class-names="" text:cond-style-name=""><text:span text:style-name="a1357" text:class-names="">sex varchar(5) CHECK ( sex IN ('male', 'female') ),</text:span><text:span text:style-name="a1358" text:class-names=""/></text:p>
            <text:p text:style-name="a1362" text:class-names="" text:cond-style-name=""><text:span text:style-name="a1360" text:class-names="">level varchar(6) CHECK ( level IN ('low', 'medium', 'high') ),</text:span><text:span text:style-name="a1361" text:class-names=""/></text:p>
            <text:p text:style-name="a1365" text:class-names="" text:cond-style-name=""><text:span text:style-name="a1363" text:class-names="">FOREIGN KEY(user) REFERENCES user(iduser),</text:span><text:span text:style-name="a1364" text:class-names=""/></text:p>
            <text:p text:style-name="a1368" text:class-names="" text:cond-style-name=""><text:span text:style-name="a1366" text:class-names="">FOREIGN KEY(questionnaire) REFERENCES questionnaire(idquestionnaire)</text:span><text:span text:style-name="a1367" text:class-names=""><text:s text:c="17"/>);</text:span></text:p>
            <text:p text:style-name="a1370" text:class-names="" text:cond-style-name=""><text:span text:style-name="a1369" text:class-names=""/></text:p>
          </draw:text-box>
          <svg:title/>
          <svg:desc/>
        </draw:frame>
        <draw:frame draw:id="id179" draw:style-name="a1392" draw:name="Content Placeholder 2" svg:x="5.56945in" svg:y="4.39951in" svg:width="4.59722in" svg:height="1.36147in">
          <draw:text-box>
            <text:p text:style-name="a1374" text:class-names="" text:cond-style-name=""><text:span text:style-name="a1372" text:class-names="">QUESTIONMARKETING</text:span><text:span text:style-name="a1373" text:class-names="">:</text:span></text:p>
            <text:p text:style-name="a1377" text:class-names="" text:cond-style-name=""><text:span text:style-name="a1375" text:class-names="">CREATE TABLE questionmarketing(</text:span><text:span text:style-name="a1376" text:class-names=""/></text:p>
            <text:p text:style-name="a1380" text:class-names="" text:cond-style-name=""><text:span text:style-name="a1378" text:class-names="">idquestion int PRIMARY KEY NOT NULL AUTO_INCREMENT,</text:span><text:span text:style-name="a1379" text:class-names=""/></text:p>
            <text:p text:style-name="a1383" text:class-names="" text:cond-style-name=""><text:span text:style-name="a1381" text:class-names="">questionnaire int ,</text:span><text:span text:style-name="a1382" text:class-names=""/></text:p>
            <text:p text:style-name="a1386" text:class-names="" text:cond-style-name=""><text:span text:style-name="a1384" text:class-names="">question varchar(300),</text:span><text:span text:style-name="a1385" text:class-names=""/></text:p>
            <text:p text:style-name="a1389" text:class-names="" text:cond-style-name=""><text:span text:style-name="a1387" text:class-names="">FOREIGN KEY(questionnaire) REFERENCES questionnaire(idquestionnaire) <text:s text:c="15"/></text:span><text:span text:style-name="a1388" text:class-names="">);</text:span></text:p>
            <text:p text:style-name="a1391" text:class-names="" text:cond-style-name=""><text:span text:style-name="a1390" text:class-names=""/></text:p>
          </draw:text-box>
          <svg:title/>
          <svg:desc/>
        </draw:frame>
        <draw:frame draw:id="id180" draw:style-name="a1416" draw:name="Content Placeholder 2" svg:x="0in" svg:y="5.35152in" svg:width="5.46528in" svg:height="1.73436in">
          <draw:text-box>
            <text:p text:style-name="a1394" text:class-names="" text:cond-style-name=""><text:span text:style-name="a1393" text:class-names="">SCORE:</text:span></text:p>
            <text:p text:style-name="a1396" text:class-names="" text:cond-style-name=""><text:span text:style-name="a1395" text:class-names="">CREATE TABLE score(</text:span></text:p>
            <text:p text:style-name="a1399" text:class-names="" text:cond-style-name=""><text:span text:style-name="a1397" text:class-names="">idscore int PRIMARY KEY NOT NULL AUTO_INCREMENT,</text:span><text:span text:style-name="a1398" text:class-names=""/></text:p>
            <text:p text:style-name="a1402" text:class-names="" text:cond-style-name=""><text:span text:style-name="a1400" text:class-names="">point int,</text:span><text:span text:style-name="a1401" text:class-names=""/></text:p>
            <text:p text:style-name="a1405" text:class-names="" text:cond-style-name=""><text:span text:style-name="a1403" text:class-names="">user int,</text:span><text:span text:style-name="a1404" text:class-names=""/></text:p>
            <text:p text:style-name="a1410" text:class-names="" text:cond-style-name=""><text:span text:style-name="a1406" text:class-names="">questionnaire int,</text:span><text:span text:style-name="a1407" text:class-names=""><text:s text:c="1"/></text:span><text:span text:style-name="a1408" text:class-names="">FOREIGN KEY(user) REFERENCES user(iduser),</text:span><text:span text:style-name="a1409" text:class-names=""/></text:p>
            <text:p text:style-name="a1413" text:class-names="" text:cond-style-name=""><text:span text:style-name="a1411" text:class-names="">FOREIGN KEY(questionnaire) REFERENCES questionnaire(idquestionnaire)</text:span><text:span text:style-name="a1412" text:class-names=""><text:s text:c="2"/>);</text:span></text:p>
            <text:p text:style-name="a1415" text:class-names="" text:cond-style-name=""><text:span text:style-name="a1414" text:class-names=""/></text:p>
          </draw:text-box>
          <svg:title/>
          <svg:desc/>
        </draw:frame>
        <draw:frame draw:id="id181" draw:style-name="a1442" draw:name="Content Placeholder 2" svg:x="5.56945in" svg:y="5.78298in" svg:width="4.59722in" svg:height="1.71702in">
          <draw:text-box>
            <text:p text:style-name="a1418" text:class-names="" text:cond-style-name=""><text:span text:style-name="a1417" text:class-names="">REVIEW:</text:span></text:p>
            <text:p text:style-name="a1421" text:class-names="" text:cond-style-name=""><text:span text:style-name="a1419" text:class-names="">CREATE TABLE review(</text:span><text:span text:style-name="a1420" text:class-names=""/></text:p>
            <text:p text:style-name="a1424" text:class-names="" text:cond-style-name=""><text:span text:style-name="a1422" text:class-names="">idreview int PRIMARY KEY NOT NULL AUTO_INCREMENT,</text:span><text:span text:style-name="a1423" text:class-names=""/></text:p>
            <text:p text:style-name="a1427" text:class-names="" text:cond-style-name=""><text:span text:style-name="a1425" text:class-names="">text varchar(300),</text:span><text:span text:style-name="a1426" text:class-names=""/></text:p>
            <text:p text:style-name="a1430" text:class-names="" text:cond-style-name=""><text:span text:style-name="a1428" text:class-names="">user int,</text:span><text:span text:style-name="a1429" text:class-names=""/></text:p>
            <text:p text:style-name="a1433" text:class-names="" text:cond-style-name=""><text:span text:style-name="a1431" text:class-names="">product int,</text:span><text:span text:style-name="a1432" text:class-names=""/></text:p>
            <text:p text:style-name="a1436" text:class-names="" text:cond-style-name=""><text:span text:style-name="a1434" text:class-names="">FOREIGN KEY(user) REFERENCES user(iduser),</text:span><text:span text:style-name="a1435" text:class-names=""/></text:p>
            <text:p text:style-name="a1439" text:class-names="" text:cond-style-name=""><text:span text:style-name="a1437" text:class-names="">FOREIGN KEY(product) REFERENCES product(idproduct)<text:s text:c="1"/></text:span><text:span text:style-name="a1438" text:class-names="">);</text:span></text:p>
            <text:p text:style-name="a1441" text:class-names="" text:cond-style-name=""><text:span text:style-name="a1440" text:class-names=""/></text:p>
          </draw:text-box>
          <svg:title/>
          <svg:desc/>
        </draw:frame>
      </draw:page>
      <draw:page draw:name="Slide51" draw:style-name="a1443" draw:master-page-name="Master1-Layout2-obj-Title-and-Content" presentation:presentation-page-layout-name="Master1-PPL2" draw:id="Slide-306">
        <draw:frame draw:id="id182" presentation:style-name="a1446" draw:name="Title 1" svg:x="0in" svg:y="0in" svg:width="3.47223in" svg:height="0.83854in" presentation:class="title" presentation:placeholder="false">
          <draw:text-box>
            <text:p text:style-name="a1445" text:class-names="" text:cond-style-name=""><text:span text:style-name="a1444" text:class-names="">TRIGGERS</text:span></text:p>
          </draw:text-box>
          <svg:title/>
          <svg:desc/>
        </draw:frame>
        <draw:frame draw:id="id183" presentation:style-name="a1664" draw:name="Content Placeholder 2" svg:x="0in" svg:y="1in" svg:width="10in" svg:height="6.5in" presentation:class="outline" presentation:placeholder="false">
          <draw:text-box>
            <text:list text:style-name="a1449">
              <text:list-item>
                <text:p text:style-name="a1448" text:class-names="" text:cond-style-name=""><text:span text:style-name="a1447" text:class-names="">1) TRIGGER TO INSERT THE SCORE 0:</text:span></text:p>
              </text:list-item>
            </text:list>
            <text:list text:style-name="a1452">
              <text:list-item>
                <text:p text:style-name="a1451" text:class-names="" text:cond-style-name=""><text:span text:style-name="a1450" text:class-names=""/></text:p>
              </text:list-item>
            </text:list>
            <text:list text:style-name="a1455">
              <text:list-item>
                <text:p text:style-name="a1454" text:class-names="" text:cond-style-name=""><text:span text:style-name="a1453" text:class-names="">DELIMITER $$</text:span></text:p>
              </text:list-item>
            </text:list>
            <text:list text:style-name="a1460">
              <text:list-item>
                <text:p text:style-name="a1459" text:class-names="" text:cond-style-name=""><text:span text:style-name="a1456" text:class-names="">CREATE TRIGGER<text:s text:c="1"/></text:span><text:span text:style-name="a1457" text:class-names="">insert_zeropoints</text:span><text:span text:style-name="a1458" text:class-names=""/></text:p>
              </text:list-item>
            </text:list>
            <text:list text:style-name="a1465">
              <text:list-item>
                <text:p text:style-name="a1464" text:class-names="" text:cond-style-name=""><text:span text:style-name="a1461" text:class-names="">BEFORE INSERT ON<text:s text:c="1"/></text:span><text:span text:style-name="a1462" text:class-names="">answermarketing</text:span><text:span text:style-name="a1463" text:class-names=""/></text:p>
              </text:list-item>
            </text:list>
            <text:list text:style-name="a1468">
              <text:list-item>
                <text:p text:style-name="a1467" text:class-names="" text:cond-style-name=""><text:span text:style-name="a1466" text:class-names="">FOR EACH ROW</text:span></text:p>
              </text:list-item>
            </text:list>
            <text:list text:style-name="a1471">
              <text:list-item>
                <text:p text:style-name="a1470" text:class-names="" text:cond-style-name=""><text:span text:style-name="a1469" text:class-names="">BEGIN</text:span></text:p>
              </text:list-item>
            </text:list>
            <text:list text:style-name="a1482">
              <text:list-item>
                <text:p text:style-name="a1481" text:class-names="" text:cond-style-name=""><text:span text:style-name="a1472" text:class-names="">IF NOT EXISTS ( SELECT * FROM score s WHERE<text:s text:c="1"/></text:span><text:span text:style-name="a1473" text:class-names="">s.user</text:span><text:span text:style-name="a1474" text:class-names="">=</text:span><text:span text:style-name="a1475" text:class-names="">NEW.user</text:span><text:span text:style-name="a1476" text:class-names=""><text:s text:c="1"/>AND<text:s text:c="1"/></text:span><text:span text:style-name="a1477" text:class-names="">s.questionnaire</text:span><text:span text:style-name="a1478" text:class-names="">=</text:span><text:span text:style-name="a1479" text:class-names="">NEW.questionnaire</text:span><text:span text:style-name="a1480" text:class-names=""><text:s text:c="2"/>) THEN</text:span></text:p>
              </text:list-item>
            </text:list>
            <text:list text:style-name="a1485">
              <text:list-item>
                <text:p text:style-name="a1484" text:class-names="" text:cond-style-name=""><text:span text:style-name="a1483" text:class-names="">INSERT INTO score(point, user, questionnaire)<text:s text:c="1"/></text:span></text:p>
              </text:list-item>
            </text:list>
            <text:list text:style-name="a1492">
              <text:list-item>
                <text:p text:style-name="a1491" text:class-names="" text:cond-style-name=""><text:span text:style-name="a1486" text:class-names="">VALUES (0,<text:s text:c="1"/></text:span><text:span text:style-name="a1487" text:class-names="">NEW.user</text:span><text:span text:style-name="a1488" text:class-names="">,<text:s text:c="1"/></text:span><text:span text:style-name="a1489" text:class-names="">NEW.questionnaire</text:span><text:span text:style-name="a1490" text:class-names="">);</text:span></text:p>
              </text:list-item>
            </text:list>
            <text:list text:style-name="a1495">
              <text:list-item>
                <text:p text:style-name="a1494" text:class-names="" text:cond-style-name=""><text:span text:style-name="a1493" text:class-names="">END IF;</text:span></text:p>
              </text:list-item>
            </text:list>
            <text:list text:style-name="a1498">
              <text:list-item>
                <text:p text:style-name="a1497" text:class-names="" text:cond-style-name=""><text:span text:style-name="a1496" text:class-names=""/></text:p>
              </text:list-item>
            </text:list>
            <text:list text:style-name="a1501">
              <text:list-item>
                <text:p text:style-name="a1500" text:class-names="" text:cond-style-name=""><text:span text:style-name="a1499" text:class-names="">END $$</text:span></text:p>
              </text:list-item>
            </text:list>
            <text:list text:style-name="a1504">
              <text:list-item>
                <text:p text:style-name="a1503" text:class-names="" text:cond-style-name=""><text:span text:style-name="a1502" text:class-names=""/></text:p>
              </text:list-item>
            </text:list>
            <text:list text:style-name="a1507">
              <text:list-item>
                <text:p text:style-name="a1506" text:class-names="" text:cond-style-name=""><text:span text:style-name="a1505" text:class-names=""/></text:p>
              </text:list-item>
            </text:list>
            <text:list text:style-name="a1510">
              <text:list-item>
                <text:p text:style-name="a1509" text:class-names="" text:cond-style-name=""><text:span text:style-name="a1508" text:class-names="">2) TRIGGER TO UPDATE THE SCORE FOR MARKETING QUESTIONS:</text:span></text:p>
              </text:list-item>
            </text:list>
            <text:list text:style-name="a1513">
              <text:list-item>
                <text:p text:style-name="a1512" text:class-names="" text:cond-style-name=""><text:span text:style-name="a1511" text:class-names=""/></text:p>
              </text:list-item>
            </text:list>
            <text:list text:style-name="a1518">
              <text:list-item>
                <text:p text:style-name="a1517" text:class-names="" text:cond-style-name=""><text:span text:style-name="a1514" text:class-names="">CREATE TRIGGER<text:s text:c="1"/></text:span><text:span text:style-name="a1515" text:class-names="">update_point_marketing</text:span><text:span text:style-name="a1516" text:class-names=""/></text:p>
              </text:list-item>
            </text:list>
            <text:list text:style-name="a1523">
              <text:list-item>
                <text:p text:style-name="a1522" text:class-names="" text:cond-style-name=""><text:span text:style-name="a1519" text:class-names="">AFTER INSERT ON<text:s text:c="1"/></text:span><text:span text:style-name="a1520" text:class-names="">answermarketing</text:span><text:span text:style-name="a1521" text:class-names=""/></text:p>
              </text:list-item>
            </text:list>
            <text:list text:style-name="a1526">
              <text:list-item>
                <text:p text:style-name="a1525" text:class-names="" text:cond-style-name=""><text:span text:style-name="a1524" text:class-names="">FOR EACH ROW</text:span></text:p>
              </text:list-item>
            </text:list>
            <text:list text:style-name="a1529">
              <text:list-item>
                <text:p text:style-name="a1528" text:class-names="" text:cond-style-name=""><text:span text:style-name="a1527" text:class-names="">UPDATE score s</text:span></text:p>
              </text:list-item>
            </text:list>
            <text:list text:style-name="a1532">
              <text:list-item>
                <text:p text:style-name="a1531" text:class-names="" text:cond-style-name=""><text:span text:style-name="a1530" text:class-names="">SET point = point +1</text:span></text:p>
              </text:list-item>
            </text:list>
            <text:list text:style-name="a1543">
              <text:list-item>
                <text:p text:style-name="a1542" text:class-names="" text:cond-style-name=""><text:span text:style-name="a1533" text:class-names="">WHERE<text:s text:c="1"/></text:span><text:span text:style-name="a1534" text:class-names="">s.user</text:span><text:span text:style-name="a1535" text:class-names="">=</text:span><text:span text:style-name="a1536" text:class-names="">NEW.user</text:span><text:span text:style-name="a1537" text:class-names=""><text:s text:c="1"/>AND<text:s text:c="1"/></text:span><text:span text:style-name="a1538" text:class-names="">s.questionnaire</text:span><text:span text:style-name="a1539" text:class-names="">=</text:span><text:span text:style-name="a1540" text:class-names="">NEW.questionnaire</text:span><text:span text:style-name="a1541" text:class-names=""/></text:p>
              </text:list-item>
            </text:list>
            <text:list text:style-name="a1546">
              <text:list-item>
                <text:p text:style-name="a1545" text:class-names="" text:cond-style-name=""><text:span text:style-name="a1544" text:class-names=""/></text:p>
              </text:list-item>
            </text:list>
            <text:list text:style-name="a1549">
              <text:list-item>
                <text:p text:style-name="a1548" text:class-names="" text:cond-style-name=""><text:span text:style-name="a1547" text:class-names=""/></text:p>
              </text:list-item>
            </text:list>
            <text:list text:style-name="a1552">
              <text:list-item>
                <text:p text:style-name="a1551" text:class-names="" text:cond-style-name=""><text:span text:style-name="a1550" text:class-names=""/></text:p>
              </text:list-item>
            </text:list>
            <text:list text:style-name="a1555">
              <text:list-item>
                <text:p text:style-name="a1554" text:class-names="" text:cond-style-name=""><text:span text:style-name="a1553" text:class-names="">3) TRIGGER TO UPDATE THE SCORE FOR STATISTICAL QUESTIONS:</text:span></text:p>
              </text:list-item>
            </text:list>
            <text:list text:style-name="a1558">
              <text:list-item>
                <text:p text:style-name="a1557" text:class-names="" text:cond-style-name=""><text:span text:style-name="a1556" text:class-names=""/></text:p>
              </text:list-item>
            </text:list>
            <text:list text:style-name="a1561">
              <text:list-item>
                <text:p text:style-name="a1560" text:class-names="" text:cond-style-name=""><text:span text:style-name="a1559" text:class-names=""/></text:p>
              </text:list-item>
            </text:list>
            <text:list text:style-name="a1564">
              <text:list-item>
                <text:p text:style-name="a1563" text:class-names="" text:cond-style-name=""><text:span text:style-name="a1562" text:class-names="">DELIMITER $$</text:span></text:p>
              </text:list-item>
            </text:list>
            <text:list text:style-name="a1569">
              <text:list-item>
                <text:p text:style-name="a1568" text:class-names="" text:cond-style-name=""><text:span text:style-name="a1565" text:class-names="">CREATE TRIGGER<text:s text:c="1"/></text:span><text:span text:style-name="a1566" text:class-names="">update_point_statistical</text:span><text:span text:style-name="a1567" text:class-names=""/></text:p>
              </text:list-item>
            </text:list>
            <text:list text:style-name="a1574">
              <text:list-item>
                <text:p text:style-name="a1573" text:class-names="" text:cond-style-name=""><text:span text:style-name="a1570" text:class-names="">AFTER INSERT ON<text:s text:c="1"/></text:span><text:span text:style-name="a1571" text:class-names="">answerstatistical</text:span><text:span text:style-name="a1572" text:class-names=""/></text:p>
              </text:list-item>
            </text:list>
            <text:list text:style-name="a1577">
              <text:list-item>
                <text:p text:style-name="a1576" text:class-names="" text:cond-style-name=""><text:span text:style-name="a1575" text:class-names="">FOR EACH ROW</text:span></text:p>
              </text:list-item>
            </text:list>
            <text:list text:style-name="a1580">
              <text:list-item>
                <text:p text:style-name="a1579" text:class-names="" text:cond-style-name=""><text:span text:style-name="a1578" text:class-names=""/></text:p>
              </text:list-item>
            </text:list>
            <text:list text:style-name="a1583">
              <text:list-item>
                <text:p text:style-name="a1582" text:class-names="" text:cond-style-name=""><text:span text:style-name="a1581" text:class-names="">BEGIN</text:span></text:p>
              </text:list-item>
            </text:list>
            <text:list text:style-name="a1586">
              <text:list-item>
                <text:p text:style-name="a1585" text:class-names="" text:cond-style-name=""><text:span text:style-name="a1584" text:class-names="">DECLARE x integer;</text:span></text:p>
              </text:list-item>
            </text:list>
            <text:list text:style-name="a1589">
              <text:list-item>
                <text:p text:style-name="a1588" text:class-names="" text:cond-style-name=""><text:span text:style-name="a1587" text:class-names="">SET x=0;</text:span></text:p>
              </text:list-item>
            </text:list>
            <text:list text:style-name="a1592">
              <text:list-item>
                <text:p text:style-name="a1591" text:class-names="" text:cond-style-name=""><text:span text:style-name="a1590" text:class-names=""/></text:p>
              </text:list-item>
            </text:list>
            <text:list text:style-name="a1597">
              <text:list-item>
                <text:p text:style-name="a1596" text:class-names="" text:cond-style-name=""><text:span text:style-name="a1593" text:class-names="">IF(<text:s text:c="1"/></text:span><text:span text:style-name="a1594" text:class-names="">NEW.age</text:span><text:span text:style-name="a1595" text:class-names=""><text:s text:c="1"/>IS NOT NULL )THEN SET x=2;</text:span></text:p>
              </text:list-item>
            </text:list>
            <text:list text:style-name="a1600">
              <text:list-item>
                <text:p text:style-name="a1599" text:class-names="" text:cond-style-name=""><text:span text:style-name="a1598" text:class-names="">END IF;</text:span></text:p>
              </text:list-item>
            </text:list>
            <text:list text:style-name="a1605">
              <text:list-item>
                <text:p text:style-name="a1604" text:class-names="" text:cond-style-name=""><text:span text:style-name="a1601" text:class-names="">IF(<text:s text:c="1"/></text:span><text:span text:style-name="a1602" text:class-names="">NEW.sex</text:span><text:span text:style-name="a1603" text:class-names=""><text:s text:c="1"/>IS NOT NULL ) THEN SET x=x+2;</text:span></text:p>
              </text:list-item>
            </text:list>
            <text:list text:style-name="a1608">
              <text:list-item>
                <text:p text:style-name="a1607" text:class-names="" text:cond-style-name=""><text:span text:style-name="a1606" text:class-names="">END IF;</text:span></text:p>
              </text:list-item>
            </text:list>
            <text:list text:style-name="a1613">
              <text:list-item>
                <text:p text:style-name="a1612" text:class-names="" text:cond-style-name=""><text:span text:style-name="a1609" text:class-names="">IF(<text:s text:c="1"/></text:span><text:span text:style-name="a1610" text:class-names="">NEW.level</text:span><text:span text:style-name="a1611" text:class-names=""><text:s text:c="1"/>IS NOT NULL ) THEN SET x=x+2;</text:span></text:p>
              </text:list-item>
            </text:list>
            <text:list text:style-name="a1616">
              <text:list-item>
                <text:p text:style-name="a1615" text:class-names="" text:cond-style-name=""><text:span text:style-name="a1614" text:class-names="">END IF;</text:span></text:p>
              </text:list-item>
            </text:list>
            <text:list text:style-name="a1619">
              <text:list-item>
                <text:p text:style-name="a1618" text:class-names="" text:cond-style-name=""><text:span text:style-name="a1617" text:class-names=""/></text:p>
              </text:list-item>
            </text:list>
            <text:list text:style-name="a1622">
              <text:list-item>
                <text:p text:style-name="a1621" text:class-names="" text:cond-style-name=""><text:span text:style-name="a1620" text:class-names="">IF( x &lt;&gt; 0 ) THEN</text:span></text:p>
              </text:list-item>
            </text:list>
            <text:list text:style-name="a1625">
              <text:list-item>
                <text:p text:style-name="a1624" text:class-names="" text:cond-style-name=""><text:span text:style-name="a1623" text:class-names="">UPDATE score s</text:span></text:p>
              </text:list-item>
            </text:list>
            <text:list text:style-name="a1628">
              <text:list-item>
                <text:p text:style-name="a1627" text:class-names="" text:cond-style-name=""><text:span text:style-name="a1626" text:class-names="">SET point = point + x</text:span></text:p>
              </text:list-item>
            </text:list>
            <text:list text:style-name="a1639">
              <text:list-item>
                <text:p text:style-name="a1638" text:class-names="" text:cond-style-name=""><text:span text:style-name="a1629" text:class-names="">WHERE<text:s text:c="1"/></text:span><text:span text:style-name="a1630" text:class-names="">s.user</text:span><text:span text:style-name="a1631" text:class-names="">=</text:span><text:span text:style-name="a1632" text:class-names="">NEW.user</text:span><text:span text:style-name="a1633" text:class-names=""><text:s text:c="1"/>AND<text:s text:c="1"/></text:span><text:span text:style-name="a1634" text:class-names="">s.questionnaire</text:span><text:span text:style-name="a1635" text:class-names="">=</text:span><text:span text:style-name="a1636" text:class-names="">NEW.questionnaire</text:span><text:span text:style-name="a1637" text:class-names="">;</text:span></text:p>
              </text:list-item>
            </text:list>
            <text:list text:style-name="a1642">
              <text:list-item>
                <text:p text:style-name="a1641" text:class-names="" text:cond-style-name=""><text:span text:style-name="a1640" text:class-names="">END IF;</text:span></text:p>
              </text:list-item>
            </text:list>
            <text:list text:style-name="a1645">
              <text:list-item>
                <text:p text:style-name="a1644" text:class-names="" text:cond-style-name=""><text:span text:style-name="a1643" text:class-names="">END $$</text:span></text:p>
              </text:list-item>
            </text:list>
            <text:list text:style-name="a1648">
              <text:list-item>
                <text:p text:style-name="a1647" text:class-names="" text:cond-style-name=""><text:span text:style-name="a1646" text:class-names=""/></text:p>
              </text:list-item>
            </text:list>
            <text:list text:style-name="a1651">
              <text:list-item>
                <text:p text:style-name="a1650" text:class-names="" text:cond-style-name=""><text:span text:style-name="a1649" text:class-names=""/></text:p>
              </text:list-item>
            </text:list>
            <text:list text:style-name="a1654">
              <text:list-item>
                <text:p text:style-name="a1653" text:class-names="" text:cond-style-name=""><text:span text:style-name="a1652" text:class-names=""/></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draw:text-box>
          <svg:title/>
          <svg:desc/>
        </draw:frame>
      </draw:page>
      <draw:page draw:name="Slide33" draw:style-name="a1665" draw:master-page-name="Master1-Layout4-twoObj-Two-Content" presentation:presentation-page-layout-name="Master1-PPL4" draw:id="Slide-288">
        <draw:frame draw:id="id184" presentation:style-name="a1668" draw:name="Title 1" svg:x="0in" svg:y="0.01801in" svg:width="8.625in" svg:height="1.44965in" presentation:class="title" presentation:placeholder="false">
          <draw:text-box>
            <text:p text:style-name="a1667" text:class-names="" text:cond-style-name=""><text:span text:style-name="a1666" text:class-names="">Relationship “giving”<text:s text:c="1"/></text:span></text:p>
          </draw:text-box>
          <svg:title/>
          <svg:desc/>
        </draw:frame>
        <draw:frame draw:id="id185" presentation:style-name="a1716" draw:name="Content Placeholder 4" svg:x="5.3415in" svg:y="1.62667in" svg:width="4.6585in" svg:height="5.87333in" presentation:class="outline" presentation:placeholder="false">
          <draw:text-box>
            <text:list text:style-name="a1674">
              <text:list-item>
                <text:p text:style-name="a1673" text:class-names="" text:cond-style-name=""><text:span text:style-name="a1669" text:class-names="">User</text:span><text:span text:style-name="a1670" text:class-names=""><text:s text:c="1"/>-&gt;<text:s text:c="1"/></text:span><text:span text:style-name="a1671" text:class-names="">AnswerMarketing</text:span><text:span text:style-name="a1672" text:class-names=""><text:s text:c="1"/>… @OneToMany</text:span></text:p>
              </text:list-item>
            </text:list>
            <text:list text:style-name="a1677">
              <text:list-item>
                <text:list text:style-name="a1677">
                  <text:list-item>
                    <text:p text:style-name="a1676" text:class-names="" text:cond-style-name=""><text:span text:style-name="a1675" text:class-names="">Fetch=FetchType.LAZY: the only case in which could be useful fetching them eagerly is in the inspection page.</text:span></text:p>
                  </text:list-item>
                </text:list>
              </text:list-item>
            </text:list>
            <text:list text:style-name="a1682">
              <text:list-item>
                <text:list text:style-name="a1682">
                  <text:list-item>
                    <text:p text:style-name="a1681" text:class-names="" text:cond-style-name=""><text:span text:style-name="a1678" text:class-names="">Cascade=CascadeType.ALL<text:s text:c="1"/></text:span><text:span text:style-name="a1679" text:class-names="">if user removed, remove answer, same for persist and refresh (merge actually not needed because not used)</text:span><text:span text:style-name="a1680" text:class-names=""/></text:p>
                  </text:list-item>
                </text:list>
              </text:list-item>
            </text:list>
            <text:list text:style-name="a1687">
              <text:list-item>
                <text:list text:style-name="a1687">
                  <text:list-item>
                    <text:p text:style-name="a1686" text:class-names="" text:cond-style-name=""><text:span text:style-name="a1683" text:class-names="">OrphanRemoval</text:span><text:span text:style-name="a1684" text:class-names="">: an answer without the user cannot exist</text:span><text:span text:style-name="a1685" text:class-names=""/></text:p>
                  </text:list-item>
                </text:list>
              </text:list-item>
            </text:list>
            <text:list text:style-name="a1690">
              <text:list-item>
                <text:list text:style-name="a1690">
                  <text:list-item>
                    <text:p text:style-name="a1689" text:class-names="" text:cond-style-name=""><text:span text:style-name="a1688" text:class-names=""/></text:p>
                  </text:list-item>
                </text:list>
              </text:list-item>
            </text:list>
            <text:list text:style-name="a1693">
              <text:list-item>
                <text:list text:style-name="a1693">
                  <text:list-item>
                    <text:p text:style-name="a1692" text:class-names="" text:cond-style-name=""><text:span text:style-name="a1691" text:class-names=""/></text:p>
                  </text:list-item>
                </text:list>
              </text:list-item>
            </text:list>
            <text:list text:style-name="a1697">
              <text:list-item>
                <text:p text:style-name="a1696" text:class-names="" text:cond-style-name=""><text:span text:style-name="a1694" text:class-names="">AnswerMarketing</text:span><text:span text:style-name="a1695" text:class-names=""><text:s text:c="1"/>-&gt; User … @ManyToOne to get the users of the answer</text:span></text:p>
              </text:list-item>
            </text:list>
            <text:list text:style-name="a1700">
              <text:list-item>
                <text:list text:style-name="a1700">
                  <text:list-item>
                    <text:p text:style-name="a1699" text:class-names="" text:cond-style-name=""><text:span text:style-name="a1698" text:class-names="">Fetch=FetchType.EAGER: to retrieve the user who gave such answer with the answer</text:span></text:p>
                  </text:list-item>
                </text:list>
              </text:list-item>
            </text:list>
            <text:list text:style-name="a1703">
              <text:list-item>
                <text:list text:style-name="a1703">
                  <text:list-item>
                    <text:p text:style-name="a1702" text:class-names="" text:cond-style-name=""><text:span text:style-name="a1701" text:class-names="">Cascade= default</text:span></text:p>
                  </text:list-item>
                </text:list>
              </text:list-item>
            </text:list>
            <text:list text:style-name="a1706">
              <text:list-item>
                <text:list text:style-name="a1706">
                  <text:list-item>
                    <text:p text:style-name="a1705" text:class-names="" text:cond-style-name=""><text:span text:style-name="a1704" text:class-names="">Owner Side</text:span></text:p>
                  </text:list-item>
                </text:list>
              </text:list-item>
            </text:list>
            <text:list text:style-name="a1709">
              <text:list-item>
                <text:list text:style-name="a1709">
                  <text:list-item>
                    <text:p text:style-name="a1708" text:class-names="" text:cond-style-name=""><text:span text:style-name="a1707" text:class-names=""/></text:p>
                  </text:list-item>
                </text:list>
              </text:list-item>
            </text:list>
            <text:list text:style-name="a1712">
              <text:list-item>
                <text:list text:style-name="a1712">
                  <text:list-item>
                    <text:p text:style-name="a1711" text:class-names="" text:cond-style-name=""><text:span text:style-name="a1710" text:class-names=""/></text:p>
                  </text:list-item>
                </text:list>
              </text:list-item>
            </text:list>
            <text:list text:style-name="a1715">
              <text:list-item>
                <text:p text:style-name="a1714" text:class-names="" text:cond-style-name=""><text:span text:style-name="a1713" text:class-names=""/></text:p>
              </text:list-item>
            </text:list>
          </draw:text-box>
          <svg:title/>
          <svg:desc/>
        </draw:frame>
        <draw:custom-shape svg:x="3.10971in" svg:y="1.90751in" svg:width="2.05086in" svg:height="0.51579in" draw:id="id186" draw:style-name="a1720" draw:name="Rectangle 5">
          <svg:title/>
          <svg:desc/>
          <text:p text:style-name="a1719" text:class-names="" text:cond-style-name=""><text:span text:style-name="a1717" text:class-names="">AnswerMarketing</text:span><text:span text:style-name="a1718" text:class-names=""/></text:p>
          <draw:enhanced-geometry xmlns:dr3d="urn:oasis:names:tc:opendocument:xmlns:dr3d:1.0" draw:type="non-primitive" svg:viewBox="0 0 21600 21600" draw:enhanced-path="M 0 0 L 21600 0 21600 21600 0 21600 Z N"/>
        </draw:custom-shape>
        <draw:custom-shape svg:x="0.19138in" svg:y="1.90133in" svg:width="1.71579in" svg:height="0.51579in" draw:id="id187" draw:style-name="a1723" draw:name="Rectangle 6">
          <svg:title/>
          <svg:desc/>
          <text:p text:style-name="a1722" text:class-names="" text:cond-style-name=""><text:span text:style-name="a1721" text:class-names="">User</text:span></text:p>
          <draw:enhanced-geometry xmlns:dr3d="urn:oasis:names:tc:opendocument:xmlns:dr3d:1.0" draw:type="non-primitive" svg:viewBox="0 0 21600 21600" draw:enhanced-path="M 0 0 L 21600 0 21600 21600 0 21600 Z N"/>
        </draw:custom-shape>
        <draw:custom-shape svg:width="0.43158in" svg:height="0.4563in" draw:id="id188" draw:style-name="a1726" draw:transform="translate(-0.21579in -0.22815in) rotate(-1.5708) translate(2.62719in 2.16541in)" draw:name="Diamond 7">
          <svg:title/>
          <svg:desc/>
          <text:p text:style-name="a1725" text:class-names="" text:cond-style-name=""><text:span text:style-name="a1724"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10971in" svg:y1="2.1654in" draw:start-shape="id186" draw:start-glue-point="3" svg:x2="2.88692in" svg:y2="2.16541in" draw:id="id189" draw:style-name="a1727" draw:name="Straight Connector 8">
          <svg:title/>
          <svg:desc/>
        </draw:connector>
        <draw:connector draw:type="line" svg:x1="2.39904in" svg:y1="2.16541in" draw:start-shape="id188" draw:start-glue-point="2" svg:x2="1.93947in" svg:y2="2.16541in" draw:id="id190" draw:style-name="a1728" draw:name="Straight Connector 9">
          <svg:title/>
          <svg:desc/>
        </draw:connector>
        <draw:frame draw:id="id191" draw:style-name="a1732" draw:name="TextBox 10" svg:x="2.70429in" svg:y="2.15298in" svg:width="0.48946in" svg:height="0.37025in">
          <draw:text-box>
            <text:p text:style-name="a1731" text:class-names="" text:cond-style-name=""><text:span text:style-name="a1729" text:class-names="">1:1</text:span><text:span text:style-name="a1730" text:class-names=""/></text:p>
          </draw:text-box>
          <svg:title/>
          <svg:desc/>
        </draw:frame>
        <draw:frame draw:id="id192" draw:style-name="a1735" draw:name="TextBox 11" svg:x="1.88859in" svg:y="2.1543in" svg:width="0.56133in" svg:height="0.40391in">
          <draw:text-box>
            <text:p text:style-name="a1734" text:class-names="" text:cond-style-name=""><text:span text:style-name="a1733" text:class-names="">0:N</text:span></text:p>
          </draw:text-box>
          <svg:title/>
          <svg:desc/>
        </draw:frame>
        <draw:frame draw:id="id193" draw:style-name="a1738" draw:name="TextBox 12" svg:x="2.22554in" svg:y="1.50518in" svg:width="0.80325in" svg:height="0.40391in">
          <draw:text-box>
            <text:p text:style-name="a1737" text:class-names="" text:cond-style-name=""><text:span text:style-name="a1736" text:class-names="">giving</text:span></text:p>
          </draw:text-box>
          <svg:title/>
          <svg:desc/>
        </draw:frame>
        <draw:custom-shape svg:x="3.26579in" svg:y="3.46366in" svg:width="2.01809in" svg:height="0.51579in" draw:id="id194" draw:style-name="a1742" draw:name="Rectangle 13">
          <svg:title/>
          <svg:desc/>
          <text:p text:style-name="a1741" text:class-names="" text:cond-style-name=""><text:span text:style-name="a1739" text:class-names="">AnswerMarketing</text:span><text:span text:style-name="a1740" text:class-names=""/></text:p>
          <draw:enhanced-geometry xmlns:dr3d="urn:oasis:names:tc:opendocument:xmlns:dr3d:1.0" draw:type="non-primitive" svg:viewBox="0 0 21600 21600" draw:enhanced-path="M 0 0 L 21600 0 21600 21600 0 21600 Z N"/>
        </draw:custom-shape>
        <draw:custom-shape svg:x="0.24298in" svg:y="3.46366in" svg:width="1.71579in" svg:height="0.51579in" draw:id="id195" draw:style-name="a1746" draw:name="Rectangle 14">
          <svg:title/>
          <svg:desc/>
          <text:p text:style-name="a1745" text:class-names="" text:cond-style-name=""><text:span text:style-name="a1743" text:class-names="">User</text:span><text:span text:style-name="a1744" text:class-names=""/></text:p>
          <draw:enhanced-geometry xmlns:dr3d="urn:oasis:names:tc:opendocument:xmlns:dr3d:1.0" draw:type="non-primitive" svg:viewBox="0 0 21600 21600" draw:enhanced-path="M 0 0 L 21600 0 21600 21600 0 21600 Z N"/>
        </draw:custom-shape>
        <draw:connector draw:type="line" svg:x1="3.26579in" svg:y1="3.72155in" draw:start-shape="id194" draw:start-glue-point="3" svg:x2="1.95877in" svg:y2="3.72155in" draw:end-shape="id195" draw:end-glue-point="1" draw:id="id196" draw:style-name="a1748" draw:name="Straight Connector 15">
          <svg:title/>
          <svg:desc/>
        </draw:connector>
        <draw:custom-shape svg:x="3.27456in" svg:y="4.89348in" svg:width="2.01809in" svg:height="0.51579in" draw:id="id197" draw:style-name="a1752" draw:name="Rectangle 16">
          <svg:title/>
          <svg:desc/>
          <text:p text:style-name="a1751" text:class-names="" text:cond-style-name=""><text:span text:style-name="a1749" text:class-names="">AnswerMarketing</text:span><text:span text:style-name="a1750" text:class-names=""/></text:p>
          <draw:enhanced-geometry xmlns:dr3d="urn:oasis:names:tc:opendocument:xmlns:dr3d:1.0" draw:type="non-primitive" svg:viewBox="0 0 21600 21600" draw:enhanced-path="M 0 0 L 21600 0 21600 21600 0 21600 Z N"/>
        </draw:custom-shape>
        <draw:custom-shape svg:x="0.25175in" svg:y="4.89348in" svg:width="1.71579in" svg:height="0.51579in" draw:id="id198" draw:style-name="a1756" draw:name="Rectangle 17">
          <svg:title/>
          <svg:desc/>
          <text:p text:style-name="a1755" text:class-names="" text:cond-style-name=""><text:span text:style-name="a1753" text:class-names="">User</text:span><text:span text:style-name="a1754" text:class-names=""/></text:p>
          <draw:enhanced-geometry xmlns:dr3d="urn:oasis:names:tc:opendocument:xmlns:dr3d:1.0" draw:type="non-primitive" svg:viewBox="0 0 21600 21600" draw:enhanced-path="M 0 0 L 21600 0 21600 21600 0 21600 Z N"/>
        </draw:custom-shape>
        <draw:connector draw:type="line" svg:x1="3.27456in" svg:y1="5.15137in" draw:start-shape="id197" draw:start-glue-point="3" svg:x2="1.96754in" svg:y2="5.15137in" draw:end-shape="id198" draw:end-glue-point="1" draw:id="id199" draw:style-name="a1758" draw:name="Straight Connector 18">
          <svg:title/>
          <svg:desc/>
        </draw:connector>
        <draw:frame draw:id="id200" draw:style-name="a1761" draw:name="TextBox 19" svg:x="2.88in" svg:y="3.36927in" svg:width="0.32817in" svg:height="0.40391in">
          <draw:text-box>
            <text:p text:style-name="a1760" text:class-names="" text:cond-style-name=""><text:span text:style-name="a1759" text:class-names="">*</text:span></text:p>
          </draw:text-box>
          <svg:title/>
          <svg:desc/>
        </draw:frame>
        <draw:frame draw:id="id201" draw:style-name="a1764" draw:name="TextBox 20" svg:x="2.00429in" svg:y="4.71792in" svg:width="0.32993in" svg:height="0.40391in">
          <draw:text-box>
            <text:p text:style-name="a1763" text:class-names="" text:cond-style-name=""><text:span text:style-name="a1762" text:class-names="">1</text:span></text:p>
          </draw:text-box>
          <svg:title/>
          <svg:desc/>
        </draw:frame>
      </draw:page>
      <draw:page draw:name="Slide41" draw:style-name="a1765" draw:master-page-name="Master1-Layout4-twoObj-Two-Content" presentation:presentation-page-layout-name="Master1-PPL4" draw:id="Slide-296">
        <draw:frame draw:id="id202" presentation:style-name="a1768" draw:name="Title 1" svg:x="0in" svg:y="0.01801in" svg:width="8.625in" svg:height="1.44965in" presentation:class="title" presentation:placeholder="false">
          <draw:text-box>
            <text:p text:style-name="a1767" text:class-names="" text:cond-style-name=""><text:span text:style-name="a1766" text:class-names="">Relationship “giving”<text:s text:c="1"/></text:span></text:p>
          </draw:text-box>
          <svg:title/>
          <svg:desc/>
        </draw:frame>
        <draw:frame draw:id="id203" presentation:style-name="a1810" draw:name="Content Placeholder 4" svg:x="5.3415in" svg:y="1.61625in" svg:width="4.6585in" svg:height="5.87333in" presentation:class="outline" presentation:placeholder="false">
          <draw:text-box>
            <text:list text:style-name="a1774">
              <text:list-item>
                <text:p text:style-name="a1773" text:class-names="" text:cond-style-name=""><text:span text:style-name="a1769" text:class-names="">User</text:span><text:span text:style-name="a1770" text:class-names=""><text:s text:c="1"/>-&gt;<text:s text:c="1"/></text:span><text:span text:style-name="a1771" text:class-names="">AnswerStatistical</text:span><text:span text:style-name="a1772" text:class-names=""><text:s text:c="1"/>… @OneToMany</text:span></text:p>
              </text:list-item>
            </text:list>
            <text:list text:style-name="a1777">
              <text:list-item>
                <text:list text:style-name="a1777">
                  <text:list-item>
                    <text:p text:style-name="a1776" text:class-names="" text:cond-style-name=""><text:span text:style-name="a1775" text:class-names="">Fetch=FetchType.LAZY: default</text:span></text:p>
                  </text:list-item>
                </text:list>
              </text:list-item>
            </text:list>
            <text:list text:style-name="a1782">
              <text:list-item>
                <text:list text:style-name="a1782">
                  <text:list-item>
                    <text:p text:style-name="a1781" text:class-names="" text:cond-style-name=""><text:span text:style-name="a1778" text:class-names="">Cascade=CascadeType.ALL<text:s text:c="1"/></text:span><text:span text:style-name="a1779" text:class-names="">if user removed, remove answer, same for persist and refresh (merge actually not needed because not used)</text:span><text:span text:style-name="a1780" text:class-names=""/></text:p>
                  </text:list-item>
                </text:list>
              </text:list-item>
            </text:list>
            <text:list text:style-name="a1787">
              <text:list-item>
                <text:list text:style-name="a1787">
                  <text:list-item>
                    <text:p text:style-name="a1786" text:class-names="" text:cond-style-name=""><text:span text:style-name="a1783" text:class-names="">OrphanRemoval</text:span><text:span text:style-name="a1784" text:class-names="">: an answer without the user cannot exist</text:span><text:span text:style-name="a1785" text:class-names=""/></text:p>
                  </text:list-item>
                </text:list>
              </text:list-item>
            </text:list>
            <text:list text:style-name="a1790">
              <text:list-item>
                <text:list text:style-name="a1790">
                  <text:list-item>
                    <text:p text:style-name="a1789" text:class-names="" text:cond-style-name=""><text:span text:style-name="a1788" text:class-names=""/></text:p>
                  </text:list-item>
                </text:list>
              </text:list-item>
            </text:list>
            <text:list text:style-name="a1793">
              <text:list-item>
                <text:list text:style-name="a1793">
                  <text:list-item>
                    <text:p text:style-name="a1792" text:class-names="" text:cond-style-name=""><text:span text:style-name="a1791" text:class-names=""/></text:p>
                  </text:list-item>
                </text:list>
              </text:list-item>
            </text:list>
            <text:list text:style-name="a1797">
              <text:list-item>
                <text:p text:style-name="a1796" text:class-names="" text:cond-style-name=""><text:span text:style-name="a1794" text:class-names="">AnswerStatistical</text:span><text:span text:style-name="a1795" text:class-names=""><text:s text:c="1"/>-&gt; User … @ManyToOne <text:s text:c="1"/></text:span></text:p>
              </text:list-item>
            </text:list>
            <text:list text:style-name="a1800">
              <text:list-item>
                <text:list text:style-name="a1800">
                  <text:list-item>
                    <text:p text:style-name="a1799" text:class-names="" text:cond-style-name=""><text:span text:style-name="a1798" text:class-names="">Actually, this side of the relationship is never used, it has been mapped for simplicity.</text:span></text:p>
                  </text:list-item>
                </text:list>
              </text:list-item>
            </text:list>
            <text:list text:style-name="a1803">
              <text:list-item>
                <text:list text:style-name="a1803">
                  <text:list-item>
                    <text:p text:style-name="a1802" text:class-names="" text:cond-style-name=""><text:span text:style-name="a1801" text:class-names="">Owner Side</text:span></text:p>
                  </text:list-item>
                </text:list>
              </text:list-item>
            </text:list>
            <text:list text:style-name="a1806">
              <text:list-item>
                <text:list text:style-name="a1806">
                  <text:list-item>
                    <text:p text:style-name="a1805" text:class-names="" text:cond-style-name=""><text:span text:style-name="a1804" text:class-names=""/></text:p>
                  </text:list-item>
                </text:list>
              </text:list-item>
            </text:list>
            <text:list text:style-name="a1809">
              <text:list-item>
                <text:p text:style-name="a1808" text:class-names="" text:cond-style-name=""><text:span text:style-name="a1807" text:class-names=""/></text:p>
              </text:list-item>
            </text:list>
          </draw:text-box>
          <svg:title/>
          <svg:desc/>
        </draw:frame>
        <draw:custom-shape svg:x="3.10971in" svg:y="1.90751in" svg:width="2.05086in" svg:height="0.51579in" draw:id="id204" draw:style-name="a1814" draw:name="Rectangle 5">
          <svg:title/>
          <svg:desc/>
          <text:p text:style-name="a1813" text:class-names="" text:cond-style-name=""><text:span text:style-name="a1811" text:class-names="">AnswerStatistical</text:span><text:span text:style-name="a1812" text:class-names=""/></text:p>
          <draw:enhanced-geometry xmlns:dr3d="urn:oasis:names:tc:opendocument:xmlns:dr3d:1.0" draw:type="non-primitive" svg:viewBox="0 0 21600 21600" draw:enhanced-path="M 0 0 L 21600 0 21600 21600 0 21600 Z N"/>
        </draw:custom-shape>
        <draw:custom-shape svg:x="0.19138in" svg:y="1.90133in" svg:width="1.71579in" svg:height="0.51579in" draw:id="id205" draw:style-name="a1817" draw:name="Rectangle 6">
          <svg:title/>
          <svg:desc/>
          <text:p text:style-name="a1816" text:class-names="" text:cond-style-name=""><text:span text:style-name="a1815" text:class-names="">User</text:span></text:p>
          <draw:enhanced-geometry xmlns:dr3d="urn:oasis:names:tc:opendocument:xmlns:dr3d:1.0" draw:type="non-primitive" svg:viewBox="0 0 21600 21600" draw:enhanced-path="M 0 0 L 21600 0 21600 21600 0 21600 Z N"/>
        </draw:custom-shape>
        <draw:custom-shape svg:width="0.43158in" svg:height="0.4563in" draw:id="id206" draw:style-name="a1820" draw:transform="translate(-0.21579in -0.22815in) rotate(-1.5708) translate(2.62719in 2.16541in)" draw:name="Diamond 7">
          <svg:title/>
          <svg:desc/>
          <text:p text:style-name="a1819" text:class-names="" text:cond-style-name=""><text:span text:style-name="a1818"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10971in" svg:y1="2.1654in" draw:start-shape="id204" draw:start-glue-point="3" svg:x2="2.88692in" svg:y2="2.16541in" draw:id="id207" draw:style-name="a1821" draw:name="Straight Connector 8">
          <svg:title/>
          <svg:desc/>
        </draw:connector>
        <draw:connector draw:type="line" svg:x1="2.39904in" svg:y1="2.16541in" draw:start-shape="id206" draw:start-glue-point="2" svg:x2="1.93947in" svg:y2="2.16541in" draw:id="id208" draw:style-name="a1822" draw:name="Straight Connector 9">
          <svg:title/>
          <svg:desc/>
        </draw:connector>
        <draw:frame draw:id="id209" draw:style-name="a1826" draw:name="TextBox 10" svg:x="2.70429in" svg:y="2.15298in" svg:width="0.48946in" svg:height="0.37025in">
          <draw:text-box>
            <text:p text:style-name="a1825" text:class-names="" text:cond-style-name=""><text:span text:style-name="a1823" text:class-names="">1:1</text:span><text:span text:style-name="a1824" text:class-names=""/></text:p>
          </draw:text-box>
          <svg:title/>
          <svg:desc/>
        </draw:frame>
        <draw:frame draw:id="id210" draw:style-name="a1829" draw:name="TextBox 11" svg:x="1.88859in" svg:y="2.1543in" svg:width="0.56133in" svg:height="0.40391in">
          <draw:text-box>
            <text:p text:style-name="a1828" text:class-names="" text:cond-style-name=""><text:span text:style-name="a1827" text:class-names="">0:N</text:span></text:p>
          </draw:text-box>
          <svg:title/>
          <svg:desc/>
        </draw:frame>
        <draw:frame draw:id="id211" draw:style-name="a1832" draw:name="TextBox 12" svg:x="2.22554in" svg:y="1.50518in" svg:width="0.80325in" svg:height="0.40391in">
          <draw:text-box>
            <text:p text:style-name="a1831" text:class-names="" text:cond-style-name=""><text:span text:style-name="a1830" text:class-names="">giving</text:span></text:p>
          </draw:text-box>
          <svg:title/>
          <svg:desc/>
        </draw:frame>
        <draw:custom-shape svg:x="3.26579in" svg:y="3.46366in" svg:width="2.01809in" svg:height="0.51579in" draw:id="id212" draw:style-name="a1836" draw:name="Rectangle 13">
          <svg:title/>
          <svg:desc/>
          <text:p text:style-name="a1835" text:class-names="" text:cond-style-name=""><text:span text:style-name="a1833" text:class-names="">AnswerStatistical</text:span><text:span text:style-name="a1834" text:class-names=""/></text:p>
          <draw:enhanced-geometry xmlns:dr3d="urn:oasis:names:tc:opendocument:xmlns:dr3d:1.0" draw:type="non-primitive" svg:viewBox="0 0 21600 21600" draw:enhanced-path="M 0 0 L 21600 0 21600 21600 0 21600 Z N"/>
        </draw:custom-shape>
        <draw:custom-shape svg:x="0.24298in" svg:y="3.46366in" svg:width="1.71579in" svg:height="0.51579in" draw:id="id213" draw:style-name="a1840" draw:name="Rectangle 14">
          <svg:title/>
          <svg:desc/>
          <text:p text:style-name="a1839" text:class-names="" text:cond-style-name=""><text:span text:style-name="a1837" text:class-names="">User</text:span><text:span text:style-name="a1838" text:class-names=""/></text:p>
          <draw:enhanced-geometry xmlns:dr3d="urn:oasis:names:tc:opendocument:xmlns:dr3d:1.0" draw:type="non-primitive" svg:viewBox="0 0 21600 21600" draw:enhanced-path="M 0 0 L 21600 0 21600 21600 0 21600 Z N"/>
        </draw:custom-shape>
        <draw:connector draw:type="line" svg:x1="3.26579in" svg:y1="3.72155in" draw:start-shape="id212" draw:start-glue-point="3" svg:x2="1.95877in" svg:y2="3.72155in" draw:end-shape="id213" draw:end-glue-point="1" draw:id="id214" draw:style-name="a1842" draw:name="Straight Connector 15">
          <svg:title/>
          <svg:desc/>
        </draw:connector>
        <draw:custom-shape svg:x="3.27456in" svg:y="4.89348in" svg:width="2.01809in" svg:height="0.51579in" draw:id="id215" draw:style-name="a1846" draw:name="Rectangle 16">
          <svg:title/>
          <svg:desc/>
          <text:p text:style-name="a1845" text:class-names="" text:cond-style-name=""><text:span text:style-name="a1843" text:class-names="">AnswerStatistical</text:span><text:span text:style-name="a1844" text:class-names=""/></text:p>
          <draw:enhanced-geometry xmlns:dr3d="urn:oasis:names:tc:opendocument:xmlns:dr3d:1.0" draw:type="non-primitive" svg:viewBox="0 0 21600 21600" draw:enhanced-path="M 0 0 L 21600 0 21600 21600 0 21600 Z N"/>
        </draw:custom-shape>
        <draw:custom-shape svg:x="0.25175in" svg:y="4.89348in" svg:width="1.71579in" svg:height="0.51579in" draw:id="id216" draw:style-name="a1850" draw:name="Rectangle 17">
          <svg:title/>
          <svg:desc/>
          <text:p text:style-name="a1849" text:class-names="" text:cond-style-name=""><text:span text:style-name="a1847" text:class-names="">User</text:span><text:span text:style-name="a1848" text:class-names=""/></text:p>
          <draw:enhanced-geometry xmlns:dr3d="urn:oasis:names:tc:opendocument:xmlns:dr3d:1.0" draw:type="non-primitive" svg:viewBox="0 0 21600 21600" draw:enhanced-path="M 0 0 L 21600 0 21600 21600 0 21600 Z N"/>
        </draw:custom-shape>
        <draw:connector draw:type="line" svg:x1="3.27456in" svg:y1="5.15137in" draw:start-shape="id215" draw:start-glue-point="3" svg:x2="1.96754in" svg:y2="5.15137in" draw:end-shape="id216" draw:end-glue-point="1" draw:id="id217" draw:style-name="a1852" draw:name="Straight Connector 18">
          <svg:title/>
          <svg:desc/>
        </draw:connector>
        <draw:frame draw:id="id218" draw:style-name="a1855" draw:name="TextBox 19" svg:x="2.88in" svg:y="3.36927in" svg:width="0.32817in" svg:height="0.40391in">
          <draw:text-box>
            <text:p text:style-name="a1854" text:class-names="" text:cond-style-name=""><text:span text:style-name="a1853" text:class-names="">*</text:span></text:p>
          </draw:text-box>
          <svg:title/>
          <svg:desc/>
        </draw:frame>
        <draw:frame draw:id="id219" draw:style-name="a1858" draw:name="TextBox 20" svg:x="2.00429in" svg:y="4.71792in" svg:width="0.32993in" svg:height="0.40391in">
          <draw:text-box>
            <text:p text:style-name="a1857" text:class-names="" text:cond-style-name=""><text:span text:style-name="a1856" text:class-names="">1</text:span></text:p>
          </draw:text-box>
          <svg:title/>
          <svg:desc/>
        </draw:frame>
      </draw:page>
      <draw:page draw:name="Slide42" draw:style-name="a1859" draw:master-page-name="Master1-Layout4-twoObj-Two-Content" presentation:presentation-page-layout-name="Master1-PPL4" draw:id="Slide-297">
        <draw:frame draw:id="id220" presentation:style-name="a1862" draw:name="Title 1" svg:x="0in" svg:y="0.01801in" svg:width="8.625in" svg:height="1.44965in" presentation:class="title" presentation:placeholder="false">
          <draw:text-box>
            <text:p text:style-name="a1861" text:class-names="" text:cond-style-name=""><text:span text:style-name="a1860" text:class-names="">Relationship “referring”<text:s text:c="1"/></text:span></text:p>
          </draw:text-box>
          <svg:title/>
          <svg:desc/>
        </draw:frame>
        <draw:frame draw:id="id221" presentation:style-name="a1913" draw:name="Content Placeholder 4" svg:x="5.33347in" svg:y="1.62667in" svg:width="4.66653in" svg:height="5.87333in" presentation:class="outline" presentation:placeholder="false">
          <draw:text-box>
            <text:list text:style-name="a1868">
              <text:list-item>
                <text:p text:style-name="a1867" text:class-names="" text:cond-style-name=""><text:span text:style-name="a1863" text:class-names="">AnswerMarketing</text:span><text:span text:style-name="a1864" text:class-names=""><text:s text:c="1"/>-&gt;<text:s text:c="1"/></text:span><text:span text:style-name="a1865" text:class-names="">QuestionMarketing</text:span><text:span text:style-name="a1866" text:class-names=""><text:s text:c="1"/>… @ManyToOne<text:s text:c="1"/></text:span></text:p>
              </text:list-item>
            </text:list>
            <text:list text:style-name="a1871">
              <text:list-item>
                <text:list text:style-name="a1871">
                  <text:list-item>
                    <text:p text:style-name="a1870" text:class-names="" text:cond-style-name=""><text:span text:style-name="a1869" text:class-names="">Actually, this side of the relationship is never used, it has been mapped for simplicity.</text:span></text:p>
                  </text:list-item>
                </text:list>
              </text:list-item>
            </text:list>
            <text:list text:style-name="a1874">
              <text:list-item>
                <text:list text:style-name="a1874">
                  <text:list-item>
                    <text:p text:style-name="a1873" text:class-names="" text:cond-style-name=""><text:span text:style-name="a1872" text:class-names="">owner side</text:span></text:p>
                  </text:list-item>
                </text:list>
              </text:list-item>
            </text:list>
            <text:list text:style-name="a1877">
              <text:list-item>
                <text:list text:style-name="a1877">
                  <text:list-item>
                    <text:p text:style-name="a1876" text:class-names="" text:cond-style-name=""><text:span text:style-name="a1875" text:class-names=""/></text:p>
                  </text:list-item>
                </text:list>
              </text:list-item>
            </text:list>
            <text:list text:style-name="a1880">
              <text:list-item>
                <text:list text:style-name="a1880">
                  <text:list-item>
                    <text:p text:style-name="a1879" text:class-names="" text:cond-style-name=""><text:span text:style-name="a1878" text:class-names=""/></text:p>
                  </text:list-item>
                </text:list>
              </text:list-item>
            </text:list>
            <text:list text:style-name="a1883">
              <text:list-item>
                <text:list text:style-name="a1883">
                  <text:list-item>
                    <text:p text:style-name="a1882" text:class-names="" text:cond-style-name=""><text:span text:style-name="a1881" text:class-names=""/></text:p>
                  </text:list-item>
                </text:list>
              </text:list-item>
            </text:list>
            <text:list text:style-name="a1887">
              <text:list-item>
                <text:p text:style-name="a1886" text:class-names="" text:cond-style-name=""><text:span text:style-name="a1884" text:class-names="">QuestionMarketing</text:span><text:span text:style-name="a1885" text:class-names=""><text:s text:c="1"/>-&gt; AnswerMarketing … @OneToMany to get the user of the answer</text:span></text:p>
              </text:list-item>
            </text:list>
            <text:list text:style-name="a1893">
              <text:list-item>
                <text:list text:style-name="a1893">
                  <text:list-item>
                    <text:p text:style-name="a1892" text:class-names="" text:cond-style-name=""><text:span text:style-name="a1888" text:class-names="">fetch = FetchType.</text:span><text:span text:style-name="a1889" text:class-names="">LAZY:<text:s text:c="1"/></text:span><text:span text:style-name="a1890" text:class-names="">could make sense using eager because it is in inspection page I retrieve the answers navigating the questions, but I assumed that such page is used less frequently than the page in which we compile the questionnaire in which the answers of the other users aren't useful at all</text:span><text:span text:style-name="a1891" text:class-names=""/></text:p>
                  </text:list-item>
                </text:list>
              </text:list-item>
            </text:list>
            <text:list text:style-name="a1898">
              <text:list-item>
                <text:list text:style-name="a1898">
                  <text:list-item>
                    <text:p text:style-name="a1897" text:class-names="" text:cond-style-name=""><text:span text:style-name="a1894" text:class-names="">Cascade=CascadeType.ALL<text:s text:c="1"/></text:span><text:span text:style-name="a1895" text:class-names="">if question removed, remove answer, same for persist and refresh (merge actually not needed because not used)</text:span><text:span text:style-name="a1896" text:class-names=""/></text:p>
                  </text:list-item>
                </text:list>
              </text:list-item>
            </text:list>
            <text:list text:style-name="a1903">
              <text:list-item>
                <text:list text:style-name="a1903">
                  <text:list-item>
                    <text:p text:style-name="a1902" text:class-names="" text:cond-style-name=""><text:span text:style-name="a1899" text:class-names="">OrphanRemoval</text:span><text:span text:style-name="a1900" text:class-names="">: an answer without the question cannot exist</text:span><text:span text:style-name="a1901" text:class-names=""/></text:p>
                  </text:list-item>
                </text:list>
              </text:list-item>
            </text:list>
            <text:list text:style-name="a1906">
              <text:list-item>
                <text:list text:style-name="a1906">
                  <text:list-item>
                    <text:p text:style-name="a1905" text:class-names="" text:cond-style-name=""><text:span text:style-name="a1904" text:class-names=""/></text:p>
                  </text:list-item>
                </text:list>
              </text:list-item>
            </text:list>
            <text:list text:style-name="a1909">
              <text:list-item>
                <text:list text:style-name="a1909">
                  <text:list-item>
                    <text:p text:style-name="a1908" text:class-names="" text:cond-style-name=""><text:span text:style-name="a1907" text:class-names=""/></text:p>
                  </text:list-item>
                </text:list>
              </text:list-item>
            </text:list>
            <text:list text:style-name="a1912">
              <text:list-item>
                <text:p text:style-name="a1911" text:class-names="" text:cond-style-name=""><text:span text:style-name="a1910" text:class-names=""/></text:p>
              </text:list-item>
            </text:list>
          </draw:text-box>
          <svg:title/>
          <svg:desc/>
        </draw:frame>
        <draw:custom-shape svg:x="3.10971in" svg:y="1.90751in" svg:width="2.18294in" svg:height="0.51579in" draw:id="id222" draw:style-name="a1917" draw:name="Rectangle 5">
          <svg:title/>
          <svg:desc/>
          <text:p text:style-name="a1916" text:class-names="" text:cond-style-name=""><text:span text:style-name="a1914" text:class-names="">QuestionMarketing</text:span><text:span text:style-name="a1915" text:class-names=""/></text:p>
          <draw:enhanced-geometry xmlns:dr3d="urn:oasis:names:tc:opendocument:xmlns:dr3d:1.0" draw:type="non-primitive" svg:viewBox="0 0 21600 21600" draw:enhanced-path="M 0 0 L 21600 0 21600 21600 0 21600 Z N"/>
        </draw:custom-shape>
        <draw:custom-shape svg:x="0.07072in" svg:y="1.90133in" svg:width="2.05086in" svg:height="0.51579in" draw:id="id223" draw:style-name="a1920" draw:name="Rectangle 6">
          <svg:title/>
          <svg:desc/>
          <text:p text:style-name="a1919" text:class-names="" text:cond-style-name=""><text:span text:style-name="a1918" text:class-names="">AnswerMarketing</text:span></text:p>
          <draw:enhanced-geometry xmlns:dr3d="urn:oasis:names:tc:opendocument:xmlns:dr3d:1.0" draw:type="non-primitive" svg:viewBox="0 0 21600 21600" draw:enhanced-path="M 0 0 L 21600 0 21600 21600 0 21600 Z N"/>
        </draw:custom-shape>
        <draw:custom-shape svg:width="0.43158in" svg:height="0.4563in" draw:id="id224" draw:style-name="a1923" draw:transform="translate(-0.21579in -0.22815in) rotate(-1.5708) translate(2.62719in 2.16541in)" draw:name="Diamond 7">
          <svg:title/>
          <svg:desc/>
          <text:p text:style-name="a1922" text:class-names="" text:cond-style-name=""><text:span text:style-name="a1921"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10971in" svg:y1="2.1654in" draw:start-shape="id222" draw:start-glue-point="3" svg:x2="2.88692in" svg:y2="2.16541in" draw:id="id225" draw:style-name="a1924" draw:name="Straight Connector 8">
          <svg:title/>
          <svg:desc/>
        </draw:connector>
        <draw:connector draw:type="line" svg:x1="2.39904in" svg:y1="2.16541in" draw:start-shape="id224" draw:start-glue-point="2" svg:x2="2.12158in" svg:y2="2.15922in" draw:end-shape="id223" draw:end-glue-point="1" draw:id="id226" draw:style-name="a1925" draw:name="Straight Connector 9">
          <svg:title/>
          <svg:desc/>
        </draw:connector>
        <draw:frame draw:id="id227" draw:style-name="a1929" draw:name="TextBox 10" svg:x="2.74356in" svg:y="2.10408in" svg:width="0.44212in" svg:height="0.30293in">
          <draw:text-box>
            <text:p text:style-name="a1928" text:class-names="" text:cond-style-name=""><text:span text:style-name="a1926" text:class-names="">0:N</text:span><text:span text:style-name="a1927" text:class-names=""/></text:p>
          </draw:text-box>
          <svg:title/>
          <svg:desc/>
        </draw:frame>
        <draw:frame draw:id="id228" draw:style-name="a1933" draw:name="TextBox 11" svg:x="2.04539in" svg:y="2.11419in" svg:width="0.41933in" svg:height="0.30293in">
          <draw:text-box>
            <text:p text:style-name="a1932" text:class-names="" text:cond-style-name=""><text:span text:style-name="a1930" text:class-names="">1:1</text:span><text:span text:style-name="a1931" text:class-names=""/></text:p>
          </draw:text-box>
          <svg:title/>
          <svg:desc/>
        </draw:frame>
        <draw:frame draw:id="id229" draw:style-name="a1937" draw:name="TextBox 12" svg:x="2.17321in" svg:y="1.66423in" svg:width="0.89568in" svg:height="0.33659in">
          <draw:text-box>
            <text:p text:style-name="a1936" text:class-names="" text:cond-style-name=""><text:span text:style-name="a1934" text:class-names="">referring</text:span><text:span text:style-name="a1935" text:class-names=""/></text:p>
          </draw:text-box>
          <svg:title/>
          <svg:desc/>
        </draw:frame>
        <draw:custom-shape svg:x="3.10095in" svg:y="3.46366in" svg:width="2.18294in" svg:height="0.51579in" draw:id="id230" draw:style-name="a1941" draw:name="Rectangle 13">
          <svg:title/>
          <svg:desc/>
          <text:p text:style-name="a1940" text:class-names="" text:cond-style-name=""><text:span text:style-name="a1938" text:class-names="">QuestionMarketing</text:span><text:span text:style-name="a1939" text:class-names=""/></text:p>
          <draw:enhanced-geometry xmlns:dr3d="urn:oasis:names:tc:opendocument:xmlns:dr3d:1.0" draw:type="non-primitive" svg:viewBox="0 0 21600 21600" draw:enhanced-path="M 0 0 L 21600 0 21600 21600 0 21600 Z N"/>
        </draw:custom-shape>
        <draw:custom-shape svg:x="0.07072in" svg:y="3.46366in" svg:width="2.05086in" svg:height="0.51579in" draw:id="id231" draw:style-name="a1945" draw:name="Rectangle 14">
          <svg:title/>
          <svg:desc/>
          <text:p text:style-name="a1944" text:class-names="" text:cond-style-name=""><text:span text:style-name="a1942" text:class-names="">AnswerMarketing</text:span><text:span text:style-name="a1943" text:class-names=""/></text:p>
          <draw:enhanced-geometry xmlns:dr3d="urn:oasis:names:tc:opendocument:xmlns:dr3d:1.0" draw:type="non-primitive" svg:viewBox="0 0 21600 21600" draw:enhanced-path="M 0 0 L 21600 0 21600 21600 0 21600 Z N"/>
        </draw:custom-shape>
        <draw:connector draw:type="line" svg:x1="3.10095in" svg:y1="3.72155in" draw:start-shape="id230" draw:start-glue-point="3" svg:x2="2.12158in" svg:y2="3.72155in" draw:end-shape="id231" draw:end-glue-point="1" draw:id="id232" draw:style-name="a1947" draw:name="Straight Connector 15">
          <svg:title/>
          <svg:desc/>
        </draw:connector>
        <draw:custom-shape svg:x="3.07408in" svg:y="4.89348in" svg:width="2.21857in" svg:height="0.51579in" draw:id="id233" draw:style-name="a1951" draw:name="Rectangle 16">
          <svg:title/>
          <svg:desc/>
          <text:p text:style-name="a1950" text:class-names="" text:cond-style-name=""><text:span text:style-name="a1948" text:class-names="">QuestionMarketing</text:span><text:span text:style-name="a1949" text:class-names=""/></text:p>
          <draw:enhanced-geometry xmlns:dr3d="urn:oasis:names:tc:opendocument:xmlns:dr3d:1.0" draw:type="non-primitive" svg:viewBox="0 0 21600 21600" draw:enhanced-path="M 0 0 L 21600 0 21600 21600 0 21600 Z N"/>
        </draw:custom-shape>
        <draw:custom-shape svg:x="0.07072in" svg:y="4.89348in" svg:width="2.05086in" svg:height="0.51579in" draw:id="id234" draw:style-name="a1955" draw:name="Rectangle 17">
          <svg:title/>
          <svg:desc/>
          <text:p text:style-name="a1954" text:class-names="" text:cond-style-name=""><text:span text:style-name="a1952" text:class-names="">AnswerMarketing</text:span><text:span text:style-name="a1953" text:class-names=""/></text:p>
          <draw:enhanced-geometry xmlns:dr3d="urn:oasis:names:tc:opendocument:xmlns:dr3d:1.0" draw:type="non-primitive" svg:viewBox="0 0 21600 21600" draw:enhanced-path="M 0 0 L 21600 0 21600 21600 0 21600 Z N"/>
        </draw:custom-shape>
        <draw:connector draw:type="line" svg:x1="3.07408in" svg:y1="5.15137in" draw:start-shape="id233" draw:start-glue-point="3" svg:x2="2.12158in" svg:y2="5.15137in" draw:end-shape="id234" draw:end-glue-point="1" draw:id="id235" draw:style-name="a1957" draw:name="Straight Connector 18">
          <svg:title/>
          <svg:desc/>
        </draw:connector>
        <draw:frame draw:id="id236" draw:style-name="a1960" draw:name="TextBox 19" svg:x="2.83423in" svg:y="3.32104in" svg:width="0.32817in" svg:height="0.40391in">
          <draw:text-box>
            <text:p text:style-name="a1959" text:class-names="" text:cond-style-name=""><text:span text:style-name="a1958" text:class-names="">1</text:span></text:p>
          </draw:text-box>
          <svg:title/>
          <svg:desc/>
        </draw:frame>
        <draw:frame draw:id="id237" draw:style-name="a1964" draw:name="TextBox 20" svg:x="2.12397in" svg:y="4.77773in" svg:width="0.3159in" svg:height="0.37025in">
          <draw:text-box>
            <text:p text:style-name="a1963" text:class-names="" text:cond-style-name=""><text:span text:style-name="a1961" text:class-names="">*</text:span><text:span text:style-name="a1962" text:class-names=""/></text:p>
          </draw:text-box>
          <svg:title/>
          <svg:desc/>
        </draw:frame>
      </draw:page>
      <draw:page draw:name="Slide43" draw:style-name="a1965" draw:master-page-name="Master1-Layout4-twoObj-Two-Content" presentation:presentation-page-layout-name="Master1-PPL4" draw:id="Slide-298">
        <draw:frame draw:id="id238" presentation:style-name="a1968" draw:name="Title 1" svg:x="0in" svg:y="0.01801in" svg:width="8.625in" svg:height="1.44965in" presentation:class="title" presentation:placeholder="false">
          <draw:text-box>
            <text:p text:style-name="a1967" text:class-names="" text:cond-style-name=""><text:span text:style-name="a1966" text:class-names="">Relationship “relating”<text:s text:c="1"/></text:span></text:p>
          </draw:text-box>
          <svg:title/>
          <svg:desc/>
        </draw:frame>
        <draw:frame draw:id="id239" presentation:style-name="a2021" draw:name="Content Placeholder 4" svg:x="5.30012in" svg:y="1.62667in" svg:width="4.69988in" svg:height="5.87333in" presentation:class="outline" presentation:placeholder="false">
          <draw:text-box>
            <text:list text:style-name="a1976">
              <text:list-item>
                <text:p text:style-name="a1975" text:class-names="" text:cond-style-name=""><text:span text:style-name="a1969" text:class-names="">AnswerMarketing</text:span><text:span text:style-name="a1970" text:class-names=""><text:s text:c="1"/>-&gt;<text:s text:c="1"/></text:span><text:span text:style-name="a1971" text:class-names="">Questionnaire</text:span><text:span text:style-name="a1972" text:class-names=""><text:s text:c="1"/></text:span><text:span text:style-name="a1973" text:class-names="">@ManyToOne</text:span><text:span text:style-name="a1974" text:class-names=""><text:s text:c="1"/></text:span></text:p>
              </text:list-item>
            </text:list>
            <text:list text:style-name="a1979">
              <text:list-item>
                <text:list text:style-name="a1979">
                  <text:list-item>
                    <text:p text:style-name="a1978" text:class-names="" text:cond-style-name=""><text:span text:style-name="a1977" text:class-names="">Actually, this side of the relationship is never used, it has been mapped for simplicity.</text:span></text:p>
                  </text:list-item>
                </text:list>
              </text:list-item>
            </text:list>
            <text:list text:style-name="a1982">
              <text:list-item>
                <text:list text:style-name="a1982">
                  <text:list-item>
                    <text:p text:style-name="a1981" text:class-names="" text:cond-style-name=""><text:span text:style-name="a1980" text:class-names="">Owner side</text:span></text:p>
                  </text:list-item>
                </text:list>
              </text:list-item>
            </text:list>
            <text:list text:style-name="a1985">
              <text:list-item>
                <text:list text:style-name="a1985">
                  <text:list-item>
                    <text:p text:style-name="a1984" text:class-names="" text:cond-style-name=""><text:span text:style-name="a1983" text:class-names=""/></text:p>
                  </text:list-item>
                </text:list>
              </text:list-item>
            </text:list>
            <text:list text:style-name="a1988">
              <text:list-item>
                <text:list text:style-name="a1988">
                  <text:list-item>
                    <text:p text:style-name="a1987" text:class-names="" text:cond-style-name=""><text:span text:style-name="a1986" text:class-names=""/></text:p>
                  </text:list-item>
                </text:list>
              </text:list-item>
            </text:list>
            <text:list text:style-name="a1991">
              <text:list-item>
                <text:list text:style-name="a1991">
                  <text:list-item>
                    <text:p text:style-name="a1990" text:class-names="" text:cond-style-name=""><text:span text:style-name="a1989" text:class-names=""/></text:p>
                  </text:list-item>
                </text:list>
              </text:list-item>
            </text:list>
            <text:list text:style-name="a1998">
              <text:list-item>
                <text:p text:style-name="a1997" text:class-names="" text:cond-style-name=""><text:span text:style-name="a1992" text:class-names="">Questionnaire</text:span><text:span text:style-name="a1993" text:class-names=""><text:s text:c="1"/></text:span><text:span text:style-name="a1994" text:class-names="">-&gt;</text:span><text:span text:style-name="a1995" text:class-names=""><text:s text:c="1"/></text:span><text:span text:style-name="a1996" text:class-names="">AnswerMarketing … @OneToMany</text:span></text:p>
              </text:list-item>
            </text:list>
            <text:list text:style-name="a2001">
              <text:list-item>
                <text:list text:style-name="a2001">
                  <text:list-item>
                    <text:p text:style-name="a2000" text:class-names="" text:cond-style-name=""><text:span text:style-name="a1999" text:class-names="">Fetch=FetchType.LAZY: default</text:span></text:p>
                  </text:list-item>
                </text:list>
              </text:list-item>
            </text:list>
            <text:list text:style-name="a2006">
              <text:list-item>
                <text:list text:style-name="a2006">
                  <text:list-item>
                    <text:p text:style-name="a2005" text:class-names="" text:cond-style-name=""><text:span text:style-name="a2002" text:class-names="">Cascade=CascadeType.ALL<text:s text:c="1"/></text:span><text:span text:style-name="a2003" text:class-names="">if questionnaire removed, remove answer, same for persist and refresh (merge actually not needed because not used)</text:span><text:span text:style-name="a2004" text:class-names=""/></text:p>
                  </text:list-item>
                </text:list>
              </text:list-item>
            </text:list>
            <text:list text:style-name="a2011">
              <text:list-item>
                <text:list text:style-name="a2011">
                  <text:list-item>
                    <text:p text:style-name="a2010" text:class-names="" text:cond-style-name=""><text:span text:style-name="a2007" text:class-names="">OrphanRemoval</text:span><text:span text:style-name="a2008" text:class-names="">: an answer without the questionnaire cannot exist</text:span><text:span text:style-name="a2009" text:class-names=""/></text:p>
                  </text:list-item>
                </text:list>
              </text:list-item>
            </text:list>
            <text:list text:style-name="a2014">
              <text:list-item>
                <text:list text:style-name="a2014">
                  <text:list-item>
                    <text:p text:style-name="a2013" text:class-names="" text:cond-style-name=""><text:span text:style-name="a2012" text:class-names=""/></text:p>
                  </text:list-item>
                </text:list>
              </text:list-item>
            </text:list>
            <text:list text:style-name="a2017">
              <text:list-item>
                <text:list text:style-name="a2017">
                  <text:list-item>
                    <text:p text:style-name="a2016" text:class-names="" text:cond-style-name=""><text:span text:style-name="a2015" text:class-names=""/></text:p>
                  </text:list-item>
                </text:list>
              </text:list-item>
            </text:list>
            <text:list text:style-name="a2020">
              <text:list-item>
                <text:p text:style-name="a2019" text:class-names="" text:cond-style-name=""><text:span text:style-name="a2018" text:class-names=""/></text:p>
              </text:list-item>
            </text:list>
          </draw:text-box>
          <svg:title/>
          <svg:desc/>
        </draw:frame>
        <draw:custom-shape svg:x="3.10971in" svg:y="1.90751in" svg:width="2.18294in" svg:height="0.51579in" draw:id="id240" draw:style-name="a2025" draw:name="Rectangle 5">
          <svg:title/>
          <svg:desc/>
          <text:p text:style-name="a2024" text:class-names="" text:cond-style-name=""><text:span text:style-name="a2022" text:class-names="">Questionnaire</text:span><text:span text:style-name="a2023" text:class-names=""/></text:p>
          <draw:enhanced-geometry xmlns:dr3d="urn:oasis:names:tc:opendocument:xmlns:dr3d:1.0" draw:type="non-primitive" svg:viewBox="0 0 21600 21600" draw:enhanced-path="M 0 0 L 21600 0 21600 21600 0 21600 Z N"/>
        </draw:custom-shape>
        <draw:custom-shape svg:x="0.07072in" svg:y="1.90133in" svg:width="2.05086in" svg:height="0.51579in" draw:id="id241" draw:style-name="a2028" draw:name="Rectangle 6">
          <svg:title/>
          <svg:desc/>
          <text:p text:style-name="a2027" text:class-names="" text:cond-style-name=""><text:span text:style-name="a2026" text:class-names="">AnswerMarketing</text:span></text:p>
          <draw:enhanced-geometry xmlns:dr3d="urn:oasis:names:tc:opendocument:xmlns:dr3d:1.0" draw:type="non-primitive" svg:viewBox="0 0 21600 21600" draw:enhanced-path="M 0 0 L 21600 0 21600 21600 0 21600 Z N"/>
        </draw:custom-shape>
        <draw:custom-shape svg:width="0.43158in" svg:height="0.4563in" draw:id="id242" draw:style-name="a2031" draw:transform="translate(-0.21579in -0.22815in) rotate(-1.5708) translate(2.62719in 2.16541in)" draw:name="Diamond 7">
          <svg:title/>
          <svg:desc/>
          <text:p text:style-name="a2030" text:class-names="" text:cond-style-name=""><text:span text:style-name="a2029"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10971in" svg:y1="2.1654in" draw:start-shape="id240" draw:start-glue-point="3" svg:x2="2.88692in" svg:y2="2.16541in" draw:id="id243" draw:style-name="a2032" draw:name="Straight Connector 8">
          <svg:title/>
          <svg:desc/>
        </draw:connector>
        <draw:connector draw:type="line" svg:x1="2.39904in" svg:y1="2.16541in" draw:start-shape="id242" draw:start-glue-point="2" svg:x2="2.12158in" svg:y2="2.15922in" draw:end-shape="id241" draw:end-glue-point="1" draw:id="id244" draw:style-name="a2033" draw:name="Straight Connector 9">
          <svg:title/>
          <svg:desc/>
        </draw:connector>
        <draw:frame draw:id="id245" draw:style-name="a2037" draw:name="TextBox 10" svg:x="2.74356in" svg:y="2.10408in" svg:width="0.44212in" svg:height="0.30293in">
          <draw:text-box>
            <text:p text:style-name="a2036" text:class-names="" text:cond-style-name=""><text:span text:style-name="a2034" text:class-names="">0:N</text:span><text:span text:style-name="a2035" text:class-names=""/></text:p>
          </draw:text-box>
          <svg:title/>
          <svg:desc/>
        </draw:frame>
        <draw:frame draw:id="id246" draw:style-name="a2041" draw:name="TextBox 11" svg:x="2.04539in" svg:y="2.11419in" svg:width="0.41933in" svg:height="0.30293in">
          <draw:text-box>
            <text:p text:style-name="a2040" text:class-names="" text:cond-style-name=""><text:span text:style-name="a2038" text:class-names="">1:1</text:span><text:span text:style-name="a2039" text:class-names=""/></text:p>
          </draw:text-box>
          <svg:title/>
          <svg:desc/>
        </draw:frame>
        <draw:frame draw:id="id247" draw:style-name="a2045" draw:name="TextBox 12" svg:x="2.17321in" svg:y="1.66423in" svg:width="0.81286in" svg:height="0.33659in">
          <draw:text-box>
            <text:p text:style-name="a2044" text:class-names="" text:cond-style-name=""><text:span text:style-name="a2042" text:class-names="">relating</text:span><text:span text:style-name="a2043" text:class-names=""/></text:p>
          </draw:text-box>
          <svg:title/>
          <svg:desc/>
        </draw:frame>
        <draw:custom-shape svg:x="3.10095in" svg:y="3.46366in" svg:width="2.18294in" svg:height="0.51579in" draw:id="id248" draw:style-name="a2049" draw:name="Rectangle 13">
          <svg:title/>
          <svg:desc/>
          <text:p text:style-name="a2048" text:class-names="" text:cond-style-name=""><text:span text:style-name="a2046" text:class-names="">Questionnaire</text:span><text:span text:style-name="a2047" text:class-names=""/></text:p>
          <draw:enhanced-geometry xmlns:dr3d="urn:oasis:names:tc:opendocument:xmlns:dr3d:1.0" draw:type="non-primitive" svg:viewBox="0 0 21600 21600" draw:enhanced-path="M 0 0 L 21600 0 21600 21600 0 21600 Z N"/>
        </draw:custom-shape>
        <draw:custom-shape svg:x="0.07072in" svg:y="3.46366in" svg:width="2.05086in" svg:height="0.51579in" draw:id="id249" draw:style-name="a2053" draw:name="Rectangle 14">
          <svg:title/>
          <svg:desc/>
          <text:p text:style-name="a2052" text:class-names="" text:cond-style-name=""><text:span text:style-name="a2050" text:class-names="">AnswerMarketing</text:span><text:span text:style-name="a2051" text:class-names=""/></text:p>
          <draw:enhanced-geometry xmlns:dr3d="urn:oasis:names:tc:opendocument:xmlns:dr3d:1.0" draw:type="non-primitive" svg:viewBox="0 0 21600 21600" draw:enhanced-path="M 0 0 L 21600 0 21600 21600 0 21600 Z N"/>
        </draw:custom-shape>
        <draw:connector draw:type="line" svg:x1="3.10095in" svg:y1="3.72155in" draw:start-shape="id248" draw:start-glue-point="3" svg:x2="2.12158in" svg:y2="3.72155in" draw:end-shape="id249" draw:end-glue-point="1" draw:id="id250" draw:style-name="a2055" draw:name="Straight Connector 15">
          <svg:title/>
          <svg:desc/>
        </draw:connector>
        <draw:custom-shape svg:x="3.07408in" svg:y="4.89348in" svg:width="2.21857in" svg:height="0.51579in" draw:id="id251" draw:style-name="a2059" draw:name="Rectangle 16">
          <svg:title/>
          <svg:desc/>
          <text:p text:style-name="a2058" text:class-names="" text:cond-style-name=""><text:span text:style-name="a2056" text:class-names="">Questionnaire</text:span><text:span text:style-name="a2057" text:class-names=""/></text:p>
          <draw:enhanced-geometry xmlns:dr3d="urn:oasis:names:tc:opendocument:xmlns:dr3d:1.0" draw:type="non-primitive" svg:viewBox="0 0 21600 21600" draw:enhanced-path="M 0 0 L 21600 0 21600 21600 0 21600 Z N"/>
        </draw:custom-shape>
        <draw:custom-shape svg:x="0.07072in" svg:y="4.89348in" svg:width="2.05086in" svg:height="0.51579in" draw:id="id252" draw:style-name="a2063" draw:name="Rectangle 17">
          <svg:title/>
          <svg:desc/>
          <text:p text:style-name="a2062" text:class-names="" text:cond-style-name=""><text:span text:style-name="a2060" text:class-names="">AnswerMarketing</text:span><text:span text:style-name="a2061" text:class-names=""/></text:p>
          <draw:enhanced-geometry xmlns:dr3d="urn:oasis:names:tc:opendocument:xmlns:dr3d:1.0" draw:type="non-primitive" svg:viewBox="0 0 21600 21600" draw:enhanced-path="M 0 0 L 21600 0 21600 21600 0 21600 Z N"/>
        </draw:custom-shape>
        <draw:connector draw:type="line" svg:x1="3.07408in" svg:y1="5.15137in" draw:start-shape="id251" draw:start-glue-point="3" svg:x2="2.12158in" svg:y2="5.15137in" draw:end-shape="id252" draw:end-glue-point="1" draw:id="id253" draw:style-name="a2065" draw:name="Straight Connector 18">
          <svg:title/>
          <svg:desc/>
        </draw:connector>
        <draw:frame draw:id="id254" draw:style-name="a2068" draw:name="TextBox 19" svg:x="2.77758in" svg:y="3.30997in" svg:width="0.3159in" svg:height="0.37025in">
          <draw:text-box>
            <text:p text:style-name="a2067" text:class-names="" text:cond-style-name=""><text:span text:style-name="a2066" text:class-names="">1</text:span></text:p>
          </draw:text-box>
          <svg:title/>
          <svg:desc/>
        </draw:frame>
        <draw:frame draw:id="id255" draw:style-name="a2072" draw:name="TextBox 20" svg:x="2.13482in" svg:y="4.69844in" svg:width="0.3159in" svg:height="0.37025in">
          <draw:text-box>
            <text:p text:style-name="a2071" text:class-names="" text:cond-style-name=""><text:span text:style-name="a2069" text:class-names="">*</text:span><text:span text:style-name="a2070" text:class-names=""/></text:p>
          </draw:text-box>
          <svg:title/>
          <svg:desc/>
        </draw:frame>
      </draw:page>
      <draw:page draw:name="Slide44" draw:style-name="a2073" draw:master-page-name="Master1-Layout4-twoObj-Two-Content" presentation:presentation-page-layout-name="Master1-PPL4" draw:id="Slide-299">
        <draw:frame draw:id="id256" presentation:style-name="a2076" draw:name="Title 1" svg:x="0in" svg:y="0.01801in" svg:width="8.625in" svg:height="1.44965in" presentation:class="title" presentation:placeholder="false">
          <draw:text-box>
            <text:p text:style-name="a2075" text:class-names="" text:cond-style-name=""><text:span text:style-name="a2074" text:class-names="">Relationship “relating”<text:s text:c="1"/></text:span></text:p>
          </draw:text-box>
          <svg:title/>
          <svg:desc/>
        </draw:frame>
        <draw:frame draw:id="id257" presentation:style-name="a2125" draw:name="Content Placeholder 4" svg:x="5.28389in" svg:y="1.62667in" svg:width="4.71611in" svg:height="5.87333in" presentation:class="outline" presentation:placeholder="false">
          <draw:text-box>
            <text:list text:style-name="a2084">
              <text:list-item>
                <text:p text:style-name="a2083" text:class-names="" text:cond-style-name=""><text:span text:style-name="a2077" text:class-names="">AnswerStatistical</text:span><text:span text:style-name="a2078" text:class-names=""><text:s text:c="1"/>-&gt;<text:s text:c="1"/></text:span><text:span text:style-name="a2079" text:class-names="">Questionnaire</text:span><text:span text:style-name="a2080" text:class-names="">…<text:s text:c="1"/></text:span><text:span text:style-name="a2081" text:class-names="">@OneToMany</text:span><text:span text:style-name="a2082" text:class-names=""><text:s text:c="1"/></text:span></text:p>
              </text:list-item>
            </text:list>
            <text:list text:style-name="a2087">
              <text:list-item>
                <text:list text:style-name="a2087">
                  <text:list-item>
                    <text:p text:style-name="a2086" text:class-names="" text:cond-style-name=""><text:span text:style-name="a2085" text:class-names="">Actually, this side of the relationship is never used, it has been mapped for simplicity.</text:span></text:p>
                  </text:list-item>
                </text:list>
              </text:list-item>
            </text:list>
            <text:list text:style-name="a2090">
              <text:list-item>
                <text:list text:style-name="a2090">
                  <text:list-item>
                    <text:p text:style-name="a2089" text:class-names="" text:cond-style-name=""><text:span text:style-name="a2088" text:class-names="">owner side</text:span></text:p>
                  </text:list-item>
                </text:list>
              </text:list-item>
            </text:list>
            <text:list text:style-name="a2093">
              <text:list-item>
                <text:list text:style-name="a2093">
                  <text:list-item>
                    <text:p text:style-name="a2092" text:class-names="" text:cond-style-name=""><text:span text:style-name="a2091" text:class-names=""/></text:p>
                  </text:list-item>
                </text:list>
              </text:list-item>
            </text:list>
            <text:list text:style-name="a2096">
              <text:list-item>
                <text:list text:style-name="a2096">
                  <text:list-item>
                    <text:p text:style-name="a2095" text:class-names="" text:cond-style-name=""><text:span text:style-name="a2094" text:class-names=""/></text:p>
                  </text:list-item>
                </text:list>
              </text:list-item>
            </text:list>
            <text:list text:style-name="a2099">
              <text:list-item>
                <text:list text:style-name="a2099">
                  <text:list-item>
                    <text:p text:style-name="a2098" text:class-names="" text:cond-style-name=""><text:span text:style-name="a2097" text:class-names=""/></text:p>
                  </text:list-item>
                </text:list>
              </text:list-item>
            </text:list>
            <text:list text:style-name="a2105">
              <text:list-item>
                <text:p text:style-name="a2104" text:class-names="" text:cond-style-name=""><text:span text:style-name="a2100" text:class-names="">Questionnaire</text:span><text:span text:style-name="a2101" text:class-names=""><text:s text:c="1"/>-&gt;<text:s text:c="1"/></text:span><text:span text:style-name="a2102" text:class-names="">AnswerStatistical</text:span><text:span text:style-name="a2103" text:class-names=""><text:s text:c="1"/>… @ManyToOne<text:s text:c="1"/></text:span></text:p>
              </text:list-item>
            </text:list>
            <text:list text:style-name="a2108">
              <text:list-item>
                <text:list text:style-name="a2108">
                  <text:list-item>
                    <text:p text:style-name="a2107" text:class-names="" text:cond-style-name=""><text:span text:style-name="a2106" text:class-names="">Fetch=FetchType.LAZY: default</text:span></text:p>
                  </text:list-item>
                </text:list>
              </text:list-item>
            </text:list>
            <text:list text:style-name="a2113">
              <text:list-item>
                <text:list text:style-name="a2113">
                  <text:list-item>
                    <text:p text:style-name="a2112" text:class-names="" text:cond-style-name=""><text:span text:style-name="a2109" text:class-names="">Cascade=CascadeType.ALL:<text:s text:c="1"/></text:span><text:span text:style-name="a2110" text:class-names="">if questionnaire removed, remove answer, same for persist and refresh (merge actually not needed because not used)</text:span><text:span text:style-name="a2111" text:class-names=""/></text:p>
                  </text:list-item>
                </text:list>
              </text:list-item>
            </text:list>
            <text:list text:style-name="a2118">
              <text:list-item>
                <text:list text:style-name="a2118">
                  <text:list-item>
                    <text:p text:style-name="a2117" text:class-names="" text:cond-style-name=""><text:span text:style-name="a2114" text:class-names="">OrphanRemoval</text:span><text:span text:style-name="a2115" text:class-names="">: an answer without the questionnaire cannot exist</text:span><text:span text:style-name="a2116" text:class-names=""/></text:p>
                  </text:list-item>
                </text:list>
              </text:list-item>
            </text:list>
            <text:list text:style-name="a2121">
              <text:list-item>
                <text:list text:style-name="a2121">
                  <text:list-item>
                    <text:p text:style-name="a2120" text:class-names="" text:cond-style-name=""><text:span text:style-name="a2119" text:class-names=""/></text:p>
                  </text:list-item>
                </text:list>
              </text:list-item>
            </text:list>
            <text:list text:style-name="a2124">
              <text:list-item>
                <text:p text:style-name="a2123" text:class-names="" text:cond-style-name=""><text:span text:style-name="a2122" text:class-names=""/></text:p>
              </text:list-item>
            </text:list>
          </draw:text-box>
          <svg:title/>
          <svg:desc/>
        </draw:frame>
        <draw:custom-shape svg:x="3.10971in" svg:y="1.90751in" svg:width="2.18294in" svg:height="0.51579in" draw:id="id258" draw:style-name="a2129" draw:name="Rectangle 5">
          <svg:title/>
          <svg:desc/>
          <text:p text:style-name="a2128" text:class-names="" text:cond-style-name=""><text:span text:style-name="a2126" text:class-names="">Questionnaire</text:span><text:span text:style-name="a2127" text:class-names=""/></text:p>
          <draw:enhanced-geometry xmlns:dr3d="urn:oasis:names:tc:opendocument:xmlns:dr3d:1.0" draw:type="non-primitive" svg:viewBox="0 0 21600 21600" draw:enhanced-path="M 0 0 L 21600 0 21600 21600 0 21600 Z N"/>
        </draw:custom-shape>
        <draw:custom-shape svg:x="0.07072in" svg:y="1.90133in" svg:width="2.05086in" svg:height="0.51579in" draw:id="id259" draw:style-name="a2132" draw:name="Rectangle 6">
          <svg:title/>
          <svg:desc/>
          <text:p text:style-name="a2131" text:class-names="" text:cond-style-name=""><text:span text:style-name="a2130" text:class-names="">AnswerStatistical</text:span></text:p>
          <draw:enhanced-geometry xmlns:dr3d="urn:oasis:names:tc:opendocument:xmlns:dr3d:1.0" draw:type="non-primitive" svg:viewBox="0 0 21600 21600" draw:enhanced-path="M 0 0 L 21600 0 21600 21600 0 21600 Z N"/>
        </draw:custom-shape>
        <draw:custom-shape svg:width="0.43158in" svg:height="0.4563in" draw:id="id260" draw:style-name="a2135" draw:transform="translate(-0.21579in -0.22815in) rotate(-1.5708) translate(2.62719in 2.16541in)" draw:name="Diamond 7">
          <svg:title/>
          <svg:desc/>
          <text:p text:style-name="a2134" text:class-names="" text:cond-style-name=""><text:span text:style-name="a2133"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10971in" svg:y1="2.1654in" draw:start-shape="id258" draw:start-glue-point="3" svg:x2="2.88692in" svg:y2="2.16541in" draw:id="id261" draw:style-name="a2136" draw:name="Straight Connector 8">
          <svg:title/>
          <svg:desc/>
        </draw:connector>
        <draw:connector draw:type="line" svg:x1="2.39904in" svg:y1="2.16541in" draw:start-shape="id260" draw:start-glue-point="2" svg:x2="2.12158in" svg:y2="2.15922in" draw:end-shape="id259" draw:end-glue-point="1" draw:id="id262" draw:style-name="a2137" draw:name="Straight Connector 9">
          <svg:title/>
          <svg:desc/>
        </draw:connector>
        <draw:frame draw:id="id263" draw:style-name="a2141" draw:name="TextBox 10" svg:x="2.74356in" svg:y="2.10408in" svg:width="0.44212in" svg:height="0.30293in">
          <draw:text-box>
            <text:p text:style-name="a2140" text:class-names="" text:cond-style-name=""><text:span text:style-name="a2138" text:class-names="">0:N</text:span><text:span text:style-name="a2139" text:class-names=""/></text:p>
          </draw:text-box>
          <svg:title/>
          <svg:desc/>
        </draw:frame>
        <draw:frame draw:id="id264" draw:style-name="a2145" draw:name="TextBox 11" svg:x="2.04539in" svg:y="2.11419in" svg:width="0.41933in" svg:height="0.30293in">
          <draw:text-box>
            <text:p text:style-name="a2144" text:class-names="" text:cond-style-name=""><text:span text:style-name="a2142" text:class-names="">1:1</text:span><text:span text:style-name="a2143" text:class-names=""/></text:p>
          </draw:text-box>
          <svg:title/>
          <svg:desc/>
        </draw:frame>
        <draw:frame draw:id="id265" draw:style-name="a2149" draw:name="TextBox 12" svg:x="2.17321in" svg:y="1.66423in" svg:width="0.81286in" svg:height="0.33659in">
          <draw:text-box>
            <text:p text:style-name="a2148" text:class-names="" text:cond-style-name=""><text:span text:style-name="a2146" text:class-names="">relating</text:span><text:span text:style-name="a2147" text:class-names=""/></text:p>
          </draw:text-box>
          <svg:title/>
          <svg:desc/>
        </draw:frame>
        <draw:custom-shape svg:x="3.10095in" svg:y="3.46366in" svg:width="2.18294in" svg:height="0.51579in" draw:id="id266" draw:style-name="a2153" draw:name="Rectangle 13">
          <svg:title/>
          <svg:desc/>
          <text:p text:style-name="a2152" text:class-names="" text:cond-style-name=""><text:span text:style-name="a2150" text:class-names="">Questionnaire</text:span><text:span text:style-name="a2151" text:class-names=""/></text:p>
          <draw:enhanced-geometry xmlns:dr3d="urn:oasis:names:tc:opendocument:xmlns:dr3d:1.0" draw:type="non-primitive" svg:viewBox="0 0 21600 21600" draw:enhanced-path="M 0 0 L 21600 0 21600 21600 0 21600 Z N"/>
        </draw:custom-shape>
        <draw:custom-shape svg:x="0.07072in" svg:y="3.46366in" svg:width="2.05086in" svg:height="0.51579in" draw:id="id267" draw:style-name="a2157" draw:name="Rectangle 14">
          <svg:title/>
          <svg:desc/>
          <text:p text:style-name="a2156" text:class-names="" text:cond-style-name=""><text:span text:style-name="a2154" text:class-names="">AnswerStatistical</text:span><text:span text:style-name="a2155" text:class-names=""/></text:p>
          <draw:enhanced-geometry xmlns:dr3d="urn:oasis:names:tc:opendocument:xmlns:dr3d:1.0" draw:type="non-primitive" svg:viewBox="0 0 21600 21600" draw:enhanced-path="M 0 0 L 21600 0 21600 21600 0 21600 Z N"/>
        </draw:custom-shape>
        <draw:connector draw:type="line" svg:x1="3.10095in" svg:y1="3.72155in" draw:start-shape="id266" draw:start-glue-point="3" svg:x2="2.12158in" svg:y2="3.72155in" draw:end-shape="id267" draw:end-glue-point="1" draw:id="id268" draw:style-name="a2159" draw:name="Straight Connector 15">
          <svg:title/>
          <svg:desc/>
        </draw:connector>
        <draw:custom-shape svg:x="3.07408in" svg:y="4.89348in" svg:width="2.21857in" svg:height="0.51579in" draw:id="id269" draw:style-name="a2163" draw:name="Rectangle 16">
          <svg:title/>
          <svg:desc/>
          <text:p text:style-name="a2162" text:class-names="" text:cond-style-name=""><text:span text:style-name="a2160" text:class-names="">Questionnaire</text:span><text:span text:style-name="a2161" text:class-names=""/></text:p>
          <draw:enhanced-geometry xmlns:dr3d="urn:oasis:names:tc:opendocument:xmlns:dr3d:1.0" draw:type="non-primitive" svg:viewBox="0 0 21600 21600" draw:enhanced-path="M 0 0 L 21600 0 21600 21600 0 21600 Z N"/>
        </draw:custom-shape>
        <draw:custom-shape svg:x="0.07072in" svg:y="4.89348in" svg:width="2.05086in" svg:height="0.51579in" draw:id="id270" draw:style-name="a2167" draw:name="Rectangle 17">
          <svg:title/>
          <svg:desc/>
          <text:p text:style-name="a2166" text:class-names="" text:cond-style-name=""><text:span text:style-name="a2164" text:class-names="">AnswerStatistical</text:span><text:span text:style-name="a2165" text:class-names=""/></text:p>
          <draw:enhanced-geometry xmlns:dr3d="urn:oasis:names:tc:opendocument:xmlns:dr3d:1.0" draw:type="non-primitive" svg:viewBox="0 0 21600 21600" draw:enhanced-path="M 0 0 L 21600 0 21600 21600 0 21600 Z N"/>
        </draw:custom-shape>
        <draw:connector draw:type="line" svg:x1="3.07408in" svg:y1="5.15137in" draw:start-shape="id269" draw:start-glue-point="3" svg:x2="2.12158in" svg:y2="5.15137in" draw:end-shape="id270" draw:end-glue-point="1" draw:id="id271" draw:style-name="a2169" draw:name="Straight Connector 18">
          <svg:title/>
          <svg:desc/>
        </draw:connector>
        <draw:frame draw:id="id272" draw:style-name="a2173" draw:name="TextBox 19" svg:x="2.79381in" svg:y="3.29975in" svg:width="0.3159in" svg:height="0.37025in">
          <draw:text-box>
            <text:p text:style-name="a2172" text:class-names="" text:cond-style-name=""><text:span text:style-name="a2170" text:class-names="">1</text:span><text:span text:style-name="a2171" text:class-names=""/></text:p>
          </draw:text-box>
          <svg:title/>
          <svg:desc/>
        </draw:frame>
        <draw:frame draw:id="id273" draw:style-name="a2177" draw:name="TextBox 20" svg:x="2.13482in" svg:y="4.69844in" svg:width="0.3159in" svg:height="0.37025in">
          <draw:text-box>
            <text:p text:style-name="a2176" text:class-names="" text:cond-style-name=""><text:span text:style-name="a2174" text:class-names="">*</text:span><text:span text:style-name="a2175" text:class-names=""/></text:p>
          </draw:text-box>
          <svg:title/>
          <svg:desc/>
        </draw:frame>
      </draw:page>
      <draw:page draw:name="Slide45" draw:style-name="a2178" draw:master-page-name="Master1-Layout4-twoObj-Two-Content" presentation:presentation-page-layout-name="Master1-PPL4" draw:id="Slide-300">
        <draw:frame draw:id="id274" presentation:style-name="a2181" draw:name="Title 1" svg:x="0in" svg:y="0.01801in" svg:width="8.625in" svg:height="1.44965in" presentation:class="title" presentation:placeholder="false">
          <draw:text-box>
            <text:p text:style-name="a2180" text:class-names="" text:cond-style-name=""><text:span text:style-name="a2179" text:class-names="">Relationship “relating”<text:s text:c="1"/></text:span></text:p>
          </draw:text-box>
          <svg:title/>
          <svg:desc/>
        </draw:frame>
        <draw:frame draw:id="id275" presentation:style-name="a2229" draw:name="Content Placeholder 4" svg:x="5.38705in" svg:y="1.62667in" svg:width="4.61295in" svg:height="5.87333in" presentation:class="outline" presentation:placeholder="false">
          <draw:text-box>
            <text:list text:style-name="a2187">
              <text:list-item>
                <text:p text:style-name="a2186" text:class-names="" text:cond-style-name=""><text:span text:style-name="a2182" text:class-names="">QuestionMarketing</text:span><text:span text:style-name="a2183" text:class-names=""><text:s text:c="1"/>-&gt;<text:s text:c="1"/></text:span><text:span text:style-name="a2184" text:class-names="">Questionnaire</text:span><text:span text:style-name="a2185" text:class-names=""><text:s text:c="1"/>… @ManyToOne<text:s text:c="1"/></text:span></text:p>
              </text:list-item>
            </text:list>
            <text:list text:style-name="a2191">
              <text:list-item>
                <text:list text:style-name="a2191">
                  <text:list-item>
                    <text:p text:style-name="a2190" text:class-names="" text:cond-style-name=""><text:span text:style-name="a2188" text:class-names="">owner side</text:span><text:span text:style-name="a2189" text:class-names=""/></text:p>
                  </text:list-item>
                </text:list>
              </text:list-item>
            </text:list>
            <text:list text:style-name="a2194">
              <text:list-item>
                <text:list text:style-name="a2194">
                  <text:list-item>
                    <text:p text:style-name="a2193" text:class-names="" text:cond-style-name=""><text:span text:style-name="a2192" text:class-names=""/></text:p>
                  </text:list-item>
                </text:list>
              </text:list-item>
            </text:list>
            <text:list text:style-name="a2197">
              <text:list-item>
                <text:list text:style-name="a2197">
                  <text:list-item>
                    <text:p text:style-name="a2196" text:class-names="" text:cond-style-name=""><text:span text:style-name="a2195" text:class-names=""/></text:p>
                  </text:list-item>
                </text:list>
              </text:list-item>
            </text:list>
            <text:list text:style-name="a2200">
              <text:list-item>
                <text:list text:style-name="a2200">
                  <text:list-item>
                    <text:p text:style-name="a2199" text:class-names="" text:cond-style-name=""><text:span text:style-name="a2198" text:class-names=""/></text:p>
                  </text:list-item>
                </text:list>
              </text:list-item>
            </text:list>
            <text:list text:style-name="a2206">
              <text:list-item>
                <text:p text:style-name="a2205" text:class-names="" text:cond-style-name=""><text:span text:style-name="a2201" text:class-names="">Questionnaire</text:span><text:span text:style-name="a2202" text:class-names=""><text:s text:c="1"/>-&gt;<text:s text:c="1"/></text:span><text:span text:style-name="a2203" text:class-names="">QuestionMarketing</text:span><text:span text:style-name="a2204" text:class-names=""><text:s text:c="1"/>… @OneToMany<text:s text:c="1"/></text:span></text:p>
              </text:list-item>
            </text:list>
            <text:list text:style-name="a2209">
              <text:list-item>
                <text:list text:style-name="a2209">
                  <text:list-item>
                    <text:p text:style-name="a2208" text:class-names="" text:cond-style-name=""><text:span text:style-name="a2207" text:class-names="">Fetch=FetchType.LAZY: it could be useful using eager, but I preferred to use jpql to retrieve the ansers</text:span></text:p>
                  </text:list-item>
                </text:list>
              </text:list-item>
            </text:list>
            <text:list text:style-name="a2214">
              <text:list-item>
                <text:list text:style-name="a2214">
                  <text:list-item>
                    <text:p text:style-name="a2213" text:class-names="" text:cond-style-name=""><text:span text:style-name="a2210" text:class-names="">Cascade=CascadeType.ALL:<text:s text:c="1"/></text:span><text:span text:style-name="a2211" text:class-names="">if questionnaire removed, remove question, same for persist and refresh (merge actually not needed because not used)</text:span><text:span text:style-name="a2212" text:class-names=""/></text:p>
                  </text:list-item>
                </text:list>
              </text:list-item>
            </text:list>
            <text:list text:style-name="a2219">
              <text:list-item>
                <text:list text:style-name="a2219">
                  <text:list-item>
                    <text:p text:style-name="a2218" text:class-names="" text:cond-style-name=""><text:span text:style-name="a2215" text:class-names="">OrphanRemoval</text:span><text:span text:style-name="a2216" text:class-names="">: a question without the questionnaire cannot exist</text:span><text:span text:style-name="a2217" text:class-names=""/></text:p>
                  </text:list-item>
                </text:list>
              </text:list-item>
            </text:list>
            <text:list text:style-name="a2222">
              <text:list-item>
                <text:list text:style-name="a2222">
                  <text:list-item>
                    <text:p text:style-name="a2221" text:class-names="" text:cond-style-name=""><text:span text:style-name="a2220" text:class-names=""/></text:p>
                  </text:list-item>
                </text:list>
              </text:list-item>
            </text:list>
            <text:list text:style-name="a2225">
              <text:list-item>
                <text:list text:style-name="a2225">
                  <text:list-item>
                    <text:p text:style-name="a2224" text:class-names="" text:cond-style-name=""><text:span text:style-name="a2223" text:class-names=""/></text:p>
                  </text:list-item>
                </text:list>
              </text:list-item>
            </text:list>
            <text:list text:style-name="a2228">
              <text:list-item>
                <text:p text:style-name="a2227" text:class-names="" text:cond-style-name=""><text:span text:style-name="a2226" text:class-names=""/></text:p>
              </text:list-item>
            </text:list>
          </draw:text-box>
          <svg:title/>
          <svg:desc/>
        </draw:frame>
        <draw:custom-shape svg:x="3.20411in" svg:y="1.90133in" svg:width="2.18294in" svg:height="0.51579in" draw:id="id276" draw:style-name="a2233" draw:name="Rectangle 5">
          <svg:title/>
          <svg:desc/>
          <text:p text:style-name="a2232" text:class-names="" text:cond-style-name=""><text:span text:style-name="a2230" text:class-names="">Questionnaire</text:span><text:span text:style-name="a2231" text:class-names=""/></text:p>
          <draw:enhanced-geometry xmlns:dr3d="urn:oasis:names:tc:opendocument:xmlns:dr3d:1.0" draw:type="non-primitive" svg:viewBox="0 0 21600 21600" draw:enhanced-path="M 0 0 L 21600 0 21600 21600 0 21600 Z N"/>
        </draw:custom-shape>
        <draw:custom-shape svg:x="0.07072in" svg:y="1.90133in" svg:width="2.19759in" svg:height="0.51579in" draw:id="id277" draw:style-name="a2236" draw:name="Rectangle 6">
          <svg:title/>
          <svg:desc/>
          <text:p text:style-name="a2235" text:class-names="" text:cond-style-name=""><text:span text:style-name="a2234" text:class-names="">QuestionMarketing</text:span></text:p>
          <draw:enhanced-geometry xmlns:dr3d="urn:oasis:names:tc:opendocument:xmlns:dr3d:1.0" draw:type="non-primitive" svg:viewBox="0 0 21600 21600" draw:enhanced-path="M 0 0 L 21600 0 21600 21600 0 21600 Z N"/>
        </draw:custom-shape>
        <draw:custom-shape svg:width="0.43158in" svg:height="0.4563in" draw:id="id278" draw:style-name="a2239" draw:transform="translate(-0.21579in -0.22815in) rotate(-1.5708) translate(2.77017in 2.15922in)" draw:name="Diamond 7">
          <svg:title/>
          <svg:desc/>
          <text:p text:style-name="a2238" text:class-names="" text:cond-style-name=""><text:span text:style-name="a2237"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20411in" svg:y1="2.15922in" draw:start-shape="id276" draw:start-glue-point="3" svg:x2="2.98131in" svg:y2="2.15923in" draw:id="id279" draw:style-name="a2240" draw:name="Straight Connector 8">
          <svg:title/>
          <svg:desc/>
        </draw:connector>
        <draw:connector draw:type="line" svg:x1="2.54202in" svg:y1="2.15922in" draw:start-shape="id278" draw:start-glue-point="2" svg:x2="2.26831in" svg:y2="2.15922in" draw:end-shape="id277" draw:end-glue-point="1" draw:id="id280" draw:style-name="a2241" draw:name="Straight Connector 9">
          <svg:title/>
          <svg:desc/>
        </draw:connector>
        <draw:frame draw:id="id281" draw:style-name="a2245" draw:name="TextBox 10" svg:x="2.8689in" svg:y="2.12677in" svg:width="0.42284in" svg:height="0.2861in">
          <draw:text-box>
            <text:p text:style-name="a2244" text:class-names="" text:cond-style-name=""><text:span text:style-name="a2242" text:class-names="">1:N</text:span><text:span text:style-name="a2243" text:class-names=""/></text:p>
          </draw:text-box>
          <svg:title/>
          <svg:desc/>
        </draw:frame>
        <draw:frame draw:id="id282" draw:style-name="a2249" draw:name="TextBox 11" svg:x="2.20426in" svg:y="2.09481in" svg:width="0.4018in" svg:height="0.2861in">
          <draw:text-box>
            <text:p text:style-name="a2248" text:class-names="" text:cond-style-name=""><text:span text:style-name="a2246" text:class-names="">1:1</text:span><text:span text:style-name="a2247" text:class-names=""/></text:p>
          </draw:text-box>
          <svg:title/>
          <svg:desc/>
        </draw:frame>
        <draw:frame draw:id="id283" draw:style-name="a2253" draw:name="TextBox 12" svg:x="2.37274in" svg:y="1.64262in" svg:width="0.81286in" svg:height="0.33659in">
          <draw:text-box>
            <text:p text:style-name="a2252" text:class-names="" text:cond-style-name=""><text:span text:style-name="a2250" text:class-names="">relating</text:span><text:span text:style-name="a2251" text:class-names=""/></text:p>
          </draw:text-box>
          <svg:title/>
          <svg:desc/>
        </draw:frame>
        <draw:custom-shape svg:x="3.10095in" svg:y="3.46366in" svg:width="2.18294in" svg:height="0.51579in" draw:id="id284" draw:style-name="a2257" draw:name="Rectangle 13">
          <svg:title/>
          <svg:desc/>
          <text:p text:style-name="a2256" text:class-names="" text:cond-style-name=""><text:span text:style-name="a2254" text:class-names="">Questionnaire</text:span><text:span text:style-name="a2255" text:class-names=""/></text:p>
          <draw:enhanced-geometry xmlns:dr3d="urn:oasis:names:tc:opendocument:xmlns:dr3d:1.0" draw:type="non-primitive" svg:viewBox="0 0 21600 21600" draw:enhanced-path="M 0 0 L 21600 0 21600 21600 0 21600 Z N"/>
        </draw:custom-shape>
        <draw:custom-shape svg:x="0.07072in" svg:y="3.46366in" svg:width="2.19759in" svg:height="0.51579in" draw:id="id285" draw:style-name="a2260" draw:name="Rectangle 14">
          <svg:title/>
          <svg:desc/>
          <text:p text:style-name="a2259" text:class-names="" text:cond-style-name=""><text:span text:style-name="a2258" text:class-names="">QuestionMarketing</text:span></text:p>
          <draw:enhanced-geometry xmlns:dr3d="urn:oasis:names:tc:opendocument:xmlns:dr3d:1.0" draw:type="non-primitive" svg:viewBox="0 0 21600 21600" draw:enhanced-path="M 0 0 L 21600 0 21600 21600 0 21600 Z N"/>
        </draw:custom-shape>
        <draw:connector draw:type="line" svg:x1="3.10095in" svg:y1="3.72155in" draw:start-shape="id284" draw:start-glue-point="3" svg:x2="2.26831in" svg:y2="3.72155in" draw:end-shape="id285" draw:end-glue-point="1" draw:id="id286" draw:style-name="a2262" draw:name="Straight Connector 15">
          <svg:title/>
          <svg:desc/>
        </draw:connector>
        <draw:custom-shape svg:x="3.07408in" svg:y="4.89348in" svg:width="2.21857in" svg:height="0.51579in" draw:id="id287" draw:style-name="a2266" draw:name="Rectangle 16">
          <svg:title/>
          <svg:desc/>
          <text:p text:style-name="a2265" text:class-names="" text:cond-style-name=""><text:span text:style-name="a2263" text:class-names="">Questionnaire</text:span><text:span text:style-name="a2264" text:class-names=""/></text:p>
          <draw:enhanced-geometry xmlns:dr3d="urn:oasis:names:tc:opendocument:xmlns:dr3d:1.0" draw:type="non-primitive" svg:viewBox="0 0 21600 21600" draw:enhanced-path="M 0 0 L 21600 0 21600 21600 0 21600 Z N"/>
        </draw:custom-shape>
        <draw:custom-shape svg:x="0.07072in" svg:y="4.89348in" svg:width="2.19759in" svg:height="0.51579in" draw:id="id288" draw:style-name="a2269" draw:name="Rectangle 17">
          <svg:title/>
          <svg:desc/>
          <text:p text:style-name="a2268" text:class-names="" text:cond-style-name=""><text:span text:style-name="a2267" text:class-names="">QuestionMarketing</text:span></text:p>
          <draw:enhanced-geometry xmlns:dr3d="urn:oasis:names:tc:opendocument:xmlns:dr3d:1.0" draw:type="non-primitive" svg:viewBox="0 0 21600 21600" draw:enhanced-path="M 0 0 L 21600 0 21600 21600 0 21600 Z N"/>
        </draw:custom-shape>
        <draw:connector draw:type="line" svg:x1="3.07408in" svg:y1="5.15137in" draw:start-shape="id287" draw:start-glue-point="3" svg:x2="2.26831in" svg:y2="5.15137in" draw:end-shape="id288" draw:end-glue-point="1" draw:id="id289" draw:style-name="a2271" draw:name="Straight Connector 18">
          <svg:title/>
          <svg:desc/>
        </draw:connector>
        <draw:frame draw:id="id290" draw:style-name="a2275" draw:name="TextBox 19" svg:x="2.77918in" svg:y="3.36811in" svg:width="0.32993in" svg:height="0.40391in">
          <draw:text-box>
            <text:p text:style-name="a2274" text:class-names="" text:cond-style-name=""><text:span text:style-name="a2272" text:class-names="">1</text:span><text:span text:style-name="a2273" text:class-names=""/></text:p>
          </draw:text-box>
          <svg:title/>
          <svg:desc/>
        </draw:frame>
        <draw:frame draw:id="id291" draw:style-name="a2279" draw:name="TextBox 20" svg:x="2.2683in" svg:y="4.7169in" svg:width="0.31415in" svg:height="0.37025in">
          <draw:text-box>
            <text:p text:style-name="a2278" text:class-names="" text:cond-style-name=""><text:span text:style-name="a2276" text:class-names="">*</text:span><text:span text:style-name="a2277" text:class-names=""/></text:p>
          </draw:text-box>
          <svg:title/>
          <svg:desc/>
        </draw:frame>
      </draw:page>
      <draw:page draw:name="Slide46" draw:style-name="a2280" draw:master-page-name="Master1-Layout4-twoObj-Two-Content" presentation:presentation-page-layout-name="Master1-PPL4" draw:id="Slide-301">
        <draw:frame draw:id="id292" presentation:style-name="a2283" draw:name="Title 1" svg:x="0in" svg:y="0.01801in" svg:width="8.625in" svg:height="1.44965in" presentation:class="title" presentation:placeholder="false">
          <draw:text-box>
            <text:p text:style-name="a2282" text:class-names="" text:cond-style-name=""><text:span text:style-name="a2281" text:class-names="">Relationship “leaving”<text:s text:c="1"/></text:span></text:p>
          </draw:text-box>
          <svg:title/>
          <svg:desc/>
        </draw:frame>
        <draw:frame draw:id="id293" presentation:style-name="a2322" draw:name="Content Placeholder 4" svg:x="5.38705in" svg:y="1.62667in" svg:width="4.61295in" svg:height="5.87333in" presentation:class="outline" presentation:placeholder="false">
          <draw:text-box>
            <text:list text:style-name="a2289">
              <text:list-item>
                <text:p text:style-name="a2288" text:class-names="" text:cond-style-name=""><text:span text:style-name="a2284" text:class-names="">User</text:span><text:span text:style-name="a2285" text:class-names=""><text:s text:c="1"/>-&gt;<text:s text:c="1"/></text:span><text:span text:style-name="a2286" text:class-names="">Review</text:span><text:span text:style-name="a2287" text:class-names=""><text:s text:c="1"/>… @OneToMany<text:s text:c="1"/></text:span></text:p>
              </text:list-item>
            </text:list>
            <text:list text:style-name="a2292">
              <text:list-item>
                <text:list text:style-name="a2292">
                  <text:list-item>
                    <text:p text:style-name="a2291" text:class-names="" text:cond-style-name=""><text:span text:style-name="a2290" text:class-names="">Fetch=FetchType.LAZY: the reviews in the homepage are retrieved from the product</text:span></text:p>
                  </text:list-item>
                </text:list>
              </text:list-item>
            </text:list>
            <text:list text:style-name="a2297">
              <text:list-item>
                <text:list text:style-name="a2297">
                  <text:list-item>
                    <text:p text:style-name="a2296" text:class-names="" text:cond-style-name=""><text:span text:style-name="a2293" text:class-names="">Cascade=CascadeType.ALL:<text:s text:c="1"/></text:span><text:span text:style-name="a2294" text:class-names="">if user removed, remove review, same for persist and refresh (merge actually not needed because not used)</text:span><text:span text:style-name="a2295" text:class-names=""/></text:p>
                  </text:list-item>
                </text:list>
              </text:list-item>
            </text:list>
            <text:list text:style-name="a2300">
              <text:list-item>
                <text:list text:style-name="a2300">
                  <text:list-item>
                    <text:p text:style-name="a2299" text:class-names="" text:cond-style-name=""><text:span text:style-name="a2298" text:class-names=""/></text:p>
                  </text:list-item>
                </text:list>
              </text:list-item>
            </text:list>
            <text:list text:style-name="a2303">
              <text:list-item>
                <text:list text:style-name="a2303">
                  <text:list-item>
                    <text:p text:style-name="a2302" text:class-names="" text:cond-style-name=""><text:span text:style-name="a2301" text:class-names=""/></text:p>
                  </text:list-item>
                </text:list>
              </text:list-item>
            </text:list>
            <text:list text:style-name="a2309">
              <text:list-item>
                <text:p text:style-name="a2308" text:class-names="" text:cond-style-name=""><text:span text:style-name="a2304" text:class-names="">Review</text:span><text:span text:style-name="a2305" text:class-names=""><text:s text:c="1"/>-&gt;<text:s text:c="1"/></text:span><text:span text:style-name="a2306" text:class-names="">User</text:span><text:span text:style-name="a2307" text:class-names=""><text:s text:c="1"/>… @ManyToOne</text:span></text:p>
              </text:list-item>
            </text:list>
            <text:list text:style-name="a2312">
              <text:list-item>
                <text:list text:style-name="a2312">
                  <text:list-item>
                    <text:p text:style-name="a2311" text:class-names="" text:cond-style-name=""><text:span text:style-name="a2310" text:class-names="">Owner Side</text:span></text:p>
                  </text:list-item>
                </text:list>
              </text:list-item>
            </text:list>
            <text:list text:style-name="a2315">
              <text:list-item>
                <text:list text:style-name="a2315">
                  <text:list-item>
                    <text:p text:style-name="a2314" text:class-names="" text:cond-style-name=""><text:span text:style-name="a2313" text:class-names=""/></text:p>
                  </text:list-item>
                </text:list>
              </text:list-item>
            </text:list>
            <text:list text:style-name="a2318">
              <text:list-item>
                <text:list text:style-name="a2318">
                  <text:list-item>
                    <text:p text:style-name="a2317" text:class-names="" text:cond-style-name=""><text:span text:style-name="a2316" text:class-names=""/></text:p>
                  </text:list-item>
                </text:list>
              </text:list-item>
            </text:list>
            <text:list text:style-name="a2321">
              <text:list-item>
                <text:p text:style-name="a2320" text:class-names="" text:cond-style-name=""><text:span text:style-name="a2319" text:class-names=""/></text:p>
              </text:list-item>
            </text:list>
          </draw:text-box>
          <svg:title/>
          <svg:desc/>
        </draw:frame>
        <draw:custom-shape svg:x="3.20411in" svg:y="1.90133in" svg:width="2.18294in" svg:height="0.51579in" draw:id="id294" draw:style-name="a2326" draw:name="Rectangle 5">
          <svg:title/>
          <svg:desc/>
          <text:p text:style-name="a2325" text:class-names="" text:cond-style-name=""><text:span text:style-name="a2323" text:class-names="">Review</text:span><text:span text:style-name="a2324" text:class-names=""/></text:p>
          <draw:enhanced-geometry xmlns:dr3d="urn:oasis:names:tc:opendocument:xmlns:dr3d:1.0" draw:type="non-primitive" svg:viewBox="0 0 21600 21600" draw:enhanced-path="M 0 0 L 21600 0 21600 21600 0 21600 Z N"/>
        </draw:custom-shape>
        <draw:custom-shape svg:x="0.07072in" svg:y="1.90133in" svg:width="2.19759in" svg:height="0.51579in" draw:id="id295" draw:style-name="a2329" draw:name="Rectangle 6">
          <svg:title/>
          <svg:desc/>
          <text:p text:style-name="a2328" text:class-names="" text:cond-style-name=""><text:span text:style-name="a2327" text:class-names="">User</text:span></text:p>
          <draw:enhanced-geometry xmlns:dr3d="urn:oasis:names:tc:opendocument:xmlns:dr3d:1.0" draw:type="non-primitive" svg:viewBox="0 0 21600 21600" draw:enhanced-path="M 0 0 L 21600 0 21600 21600 0 21600 Z N"/>
        </draw:custom-shape>
        <draw:custom-shape svg:width="0.43158in" svg:height="0.4563in" draw:id="id296" draw:style-name="a2332" draw:transform="translate(-0.21579in -0.22815in) rotate(-1.5708) translate(2.77017in 2.15922in)" draw:name="Diamond 7">
          <svg:title/>
          <svg:desc/>
          <text:p text:style-name="a2331" text:class-names="" text:cond-style-name=""><text:span text:style-name="a2330"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20411in" svg:y1="2.15922in" draw:start-shape="id294" draw:start-glue-point="3" svg:x2="2.98131in" svg:y2="2.15923in" draw:id="id297" draw:style-name="a2333" draw:name="Straight Connector 8">
          <svg:title/>
          <svg:desc/>
        </draw:connector>
        <draw:connector draw:type="line" svg:x1="2.54202in" svg:y1="2.15922in" draw:start-shape="id296" draw:start-glue-point="2" svg:x2="2.26831in" svg:y2="2.15922in" draw:end-shape="id295" draw:end-glue-point="1" draw:id="id298" draw:style-name="a2334" draw:name="Straight Connector 9">
          <svg:title/>
          <svg:desc/>
        </draw:connector>
        <draw:frame draw:id="id299" draw:style-name="a2338" draw:name="TextBox 10" svg:x="2.8689in" svg:y="2.12677in" svg:width="0.39128in" svg:height="0.27769in">
          <draw:text-box>
            <text:p text:style-name="a2337" text:class-names="" text:cond-style-name=""><text:span text:style-name="a2335" text:class-names="">1:1</text:span><text:span text:style-name="a2336" text:class-names=""/></text:p>
          </draw:text-box>
          <svg:title/>
          <svg:desc/>
        </draw:frame>
        <draw:frame draw:id="id300" draw:style-name="a2342" draw:name="TextBox 11" svg:x="2.20426in" svg:y="2.09481in" svg:width="0.41057in" svg:height="0.27769in">
          <draw:text-box>
            <text:p text:style-name="a2341" text:class-names="" text:cond-style-name=""><text:span text:style-name="a2339" text:class-names="">0:N</text:span><text:span text:style-name="a2340" text:class-names=""/></text:p>
          </draw:text-box>
          <svg:title/>
          <svg:desc/>
        </draw:frame>
        <draw:frame draw:id="id301" draw:style-name="a2346" draw:name="TextBox 12" svg:x="2.38386in" svg:y="1.64262in" svg:width="0.81286in" svg:height="0.33659in">
          <draw:text-box>
            <text:p text:style-name="a2345" text:class-names="" text:cond-style-name=""><text:span text:style-name="a2343" text:class-names="">leaving</text:span><text:span text:style-name="a2344" text:class-names=""/></text:p>
          </draw:text-box>
          <svg:title/>
          <svg:desc/>
        </draw:frame>
        <draw:custom-shape svg:x="3.10095in" svg:y="3.46366in" svg:width="2.18294in" svg:height="0.51579in" draw:id="id302" draw:style-name="a2350" draw:name="Rectangle 13">
          <svg:title/>
          <svg:desc/>
          <text:p text:style-name="a2349" text:class-names="" text:cond-style-name=""><text:span text:style-name="a2347" text:class-names="">Review</text:span><text:span text:style-name="a2348" text:class-names=""/></text:p>
          <draw:enhanced-geometry xmlns:dr3d="urn:oasis:names:tc:opendocument:xmlns:dr3d:1.0" draw:type="non-primitive" svg:viewBox="0 0 21600 21600" draw:enhanced-path="M 0 0 L 21600 0 21600 21600 0 21600 Z N"/>
        </draw:custom-shape>
        <draw:custom-shape svg:x="0.07072in" svg:y="3.46366in" svg:width="2.19759in" svg:height="0.51579in" draw:id="id303" draw:style-name="a2353" draw:name="Rectangle 14">
          <svg:title/>
          <svg:desc/>
          <text:p text:style-name="a2352" text:class-names="" text:cond-style-name=""><text:span text:style-name="a2351" text:class-names="">User</text:span></text:p>
          <draw:enhanced-geometry xmlns:dr3d="urn:oasis:names:tc:opendocument:xmlns:dr3d:1.0" draw:type="non-primitive" svg:viewBox="0 0 21600 21600" draw:enhanced-path="M 0 0 L 21600 0 21600 21600 0 21600 Z N"/>
        </draw:custom-shape>
        <draw:connector draw:type="line" svg:x1="3.10095in" svg:y1="3.72155in" draw:start-shape="id302" draw:start-glue-point="3" svg:x2="2.26831in" svg:y2="3.72155in" draw:end-shape="id303" draw:end-glue-point="1" draw:id="id304" draw:style-name="a2355" draw:name="Straight Connector 15">
          <svg:title/>
          <svg:desc/>
        </draw:connector>
        <draw:custom-shape svg:x="3.07408in" svg:y="4.89348in" svg:width="2.21857in" svg:height="0.51579in" draw:id="id305" draw:style-name="a2359" draw:name="Rectangle 16">
          <svg:title/>
          <svg:desc/>
          <text:p text:style-name="a2358" text:class-names="" text:cond-style-name=""><text:span text:style-name="a2356" text:class-names="">Review</text:span><text:span text:style-name="a2357" text:class-names=""/></text:p>
          <draw:enhanced-geometry xmlns:dr3d="urn:oasis:names:tc:opendocument:xmlns:dr3d:1.0" draw:type="non-primitive" svg:viewBox="0 0 21600 21600" draw:enhanced-path="M 0 0 L 21600 0 21600 21600 0 21600 Z N"/>
        </draw:custom-shape>
        <draw:custom-shape svg:x="0.07072in" svg:y="4.89348in" svg:width="2.19759in" svg:height="0.51579in" draw:id="id306" draw:style-name="a2362" draw:name="Rectangle 17">
          <svg:title/>
          <svg:desc/>
          <text:p text:style-name="a2361" text:class-names="" text:cond-style-name=""><text:span text:style-name="a2360" text:class-names="">User</text:span></text:p>
          <draw:enhanced-geometry xmlns:dr3d="urn:oasis:names:tc:opendocument:xmlns:dr3d:1.0" draw:type="non-primitive" svg:viewBox="0 0 21600 21600" draw:enhanced-path="M 0 0 L 21600 0 21600 21600 0 21600 Z N"/>
        </draw:custom-shape>
        <draw:connector draw:type="line" svg:x1="3.07408in" svg:y1="5.15137in" draw:start-shape="id305" draw:start-glue-point="3" svg:x2="2.26831in" svg:y2="5.15137in" draw:end-shape="id306" draw:end-glue-point="1" draw:id="id307" draw:style-name="a2364" draw:name="Straight Connector 18">
          <svg:title/>
          <svg:desc/>
        </draw:connector>
        <draw:frame draw:id="id308" draw:style-name="a2368" draw:name="TextBox 19" svg:x="2.77918in" svg:y="3.36811in" svg:width="0.32817in" svg:height="0.40391in">
          <draw:text-box>
            <text:p text:style-name="a2367" text:class-names="" text:cond-style-name=""><text:span text:style-name="a2365" text:class-names="">*</text:span><text:span text:style-name="a2366" text:class-names=""/></text:p>
          </draw:text-box>
          <svg:title/>
          <svg:desc/>
        </draw:frame>
        <draw:frame draw:id="id309" draw:style-name="a2372" draw:name="TextBox 20" svg:x="2.2683in" svg:y="4.7169in" svg:width="0.3159in" svg:height="0.37025in">
          <draw:text-box>
            <text:p text:style-name="a2371" text:class-names="" text:cond-style-name=""><text:span text:style-name="a2369" text:class-names="">1</text:span><text:span text:style-name="a2370" text:class-names=""/></text:p>
          </draw:text-box>
          <svg:title/>
          <svg:desc/>
        </draw:frame>
      </draw:page>
      <draw:page draw:name="Slide47" draw:style-name="a2373" draw:master-page-name="Master1-Layout4-twoObj-Two-Content" presentation:presentation-page-layout-name="Master1-PPL4" draw:id="Slide-302">
        <draw:frame draw:id="id310" presentation:style-name="a2376" draw:name="Title 1" svg:x="0in" svg:y="0.01801in" svg:width="8.625in" svg:height="1.44965in" presentation:class="title" presentation:placeholder="false">
          <draw:text-box>
            <text:p text:style-name="a2375" text:class-names="" text:cond-style-name=""><text:span text:style-name="a2374" text:class-names="">Relationship “having”<text:s text:c="1"/></text:span></text:p>
          </draw:text-box>
          <svg:title/>
          <svg:desc/>
        </draw:frame>
        <draw:frame draw:id="id311" presentation:style-name="a2420" draw:name="Content Placeholder 4" svg:x="5.38705in" svg:y="1.62667in" svg:width="4.61295in" svg:height="5.87333in" presentation:class="outline" presentation:placeholder="false">
          <draw:text-box>
            <text:list text:style-name="a2382">
              <text:list-item>
                <text:p text:style-name="a2381" text:class-names="" text:cond-style-name=""><text:span text:style-name="a2377" text:class-names="">User</text:span><text:span text:style-name="a2378" text:class-names=""><text:s text:c="1"/>-&gt;<text:s text:c="1"/></text:span><text:span text:style-name="a2379" text:class-names="">Score</text:span><text:span text:style-name="a2380" text:class-names=""><text:s text:c="1"/>... @OneToMany</text:span></text:p>
              </text:list-item>
            </text:list>
            <text:list text:style-name="a2385">
              <text:list-item>
                <text:list text:style-name="a2385">
                  <text:list-item>
                    <text:p text:style-name="a2384" text:class-names="" text:cond-style-name=""><text:span text:style-name="a2383" text:class-names="">Fetch=FetchType.LAZY</text:span></text:p>
                  </text:list-item>
                </text:list>
              </text:list-item>
            </text:list>
            <text:list text:style-name="a2390">
              <text:list-item>
                <text:list text:style-name="a2390">
                  <text:list-item>
                    <text:p text:style-name="a2389" text:class-names="" text:cond-style-name=""><text:span text:style-name="a2386" text:class-names="">Cascade=CascadeType.ALL:<text:s text:c="1"/></text:span><text:span text:style-name="a2387" text:class-names="">if user removed, remove score, same for persist and refresh (merge actually not needed because not used)</text:span><text:span text:style-name="a2388" text:class-names=""/></text:p>
                  </text:list-item>
                </text:list>
              </text:list-item>
            </text:list>
            <text:list text:style-name="a2395">
              <text:list-item>
                <text:list text:style-name="a2395">
                  <text:list-item>
                    <text:p text:style-name="a2394" text:class-names="" text:cond-style-name=""><text:span text:style-name="a2391" text:class-names="">OrphanRemoval</text:span><text:span text:style-name="a2392" text:class-names="">: a score without the user cannot exist</text:span><text:span text:style-name="a2393" text:class-names=""/></text:p>
                  </text:list-item>
                </text:list>
              </text:list-item>
            </text:list>
            <text:list text:style-name="a2398">
              <text:list-item>
                <text:list text:style-name="a2398">
                  <text:list-item>
                    <text:p text:style-name="a2397" text:class-names="" text:cond-style-name=""><text:span text:style-name="a2396" text:class-names=""/></text:p>
                  </text:list-item>
                </text:list>
              </text:list-item>
            </text:list>
            <text:list text:style-name="a2401">
              <text:list-item>
                <text:list text:style-name="a2401">
                  <text:list-item>
                    <text:p text:style-name="a2400" text:class-names="" text:cond-style-name=""><text:span text:style-name="a2399" text:class-names=""/></text:p>
                  </text:list-item>
                </text:list>
              </text:list-item>
            </text:list>
            <text:list text:style-name="a2407">
              <text:list-item>
                <text:p text:style-name="a2406" text:class-names="" text:cond-style-name=""><text:span text:style-name="a2402" text:class-names="">Score</text:span><text:span text:style-name="a2403" text:class-names=""><text:s text:c="1"/>-&gt;<text:s text:c="1"/></text:span><text:span text:style-name="a2404" text:class-names="">User</text:span><text:span text:style-name="a2405" text:class-names=""><text:s text:c="1"/>… @ManyToOne<text:s text:c="1"/></text:span></text:p>
              </text:list-item>
            </text:list>
            <text:list text:style-name="a2410">
              <text:list-item>
                <text:list text:style-name="a2410">
                  <text:list-item>
                    <text:p text:style-name="a2409" text:class-names="" text:cond-style-name=""><text:span text:style-name="a2408" text:class-names="">Owner Side</text:span></text:p>
                  </text:list-item>
                </text:list>
              </text:list-item>
            </text:list>
            <text:list text:style-name="a2413">
              <text:list-item>
                <text:list text:style-name="a2413">
                  <text:list-item>
                    <text:p text:style-name="a2412" text:class-names="" text:cond-style-name=""><text:span text:style-name="a2411" text:class-names=""/></text:p>
                  </text:list-item>
                </text:list>
              </text:list-item>
            </text:list>
            <text:list text:style-name="a2416">
              <text:list-item>
                <text:list text:style-name="a2416">
                  <text:list-item>
                    <text:p text:style-name="a2415" text:class-names="" text:cond-style-name=""><text:span text:style-name="a2414" text:class-names=""/></text:p>
                  </text:list-item>
                </text:list>
              </text:list-item>
            </text:list>
            <text:list text:style-name="a2419">
              <text:list-item>
                <text:p text:style-name="a2418" text:class-names="" text:cond-style-name=""><text:span text:style-name="a2417" text:class-names=""/></text:p>
              </text:list-item>
            </text:list>
          </draw:text-box>
          <svg:title/>
          <svg:desc/>
        </draw:frame>
        <draw:custom-shape svg:x="3.20411in" svg:y="1.90133in" svg:width="2.18294in" svg:height="0.51579in" draw:id="id312" draw:style-name="a2424" draw:name="Rectangle 5">
          <svg:title/>
          <svg:desc/>
          <text:p text:style-name="a2423" text:class-names="" text:cond-style-name=""><text:span text:style-name="a2421" text:class-names="">Score</text:span><text:span text:style-name="a2422" text:class-names=""/></text:p>
          <draw:enhanced-geometry xmlns:dr3d="urn:oasis:names:tc:opendocument:xmlns:dr3d:1.0" draw:type="non-primitive" svg:viewBox="0 0 21600 21600" draw:enhanced-path="M 0 0 L 21600 0 21600 21600 0 21600 Z N"/>
        </draw:custom-shape>
        <draw:custom-shape svg:x="0.07072in" svg:y="1.90133in" svg:width="2.19759in" svg:height="0.51579in" draw:id="id313" draw:style-name="a2427" draw:name="Rectangle 6">
          <svg:title/>
          <svg:desc/>
          <text:p text:style-name="a2426" text:class-names="" text:cond-style-name=""><text:span text:style-name="a2425" text:class-names="">User</text:span></text:p>
          <draw:enhanced-geometry xmlns:dr3d="urn:oasis:names:tc:opendocument:xmlns:dr3d:1.0" draw:type="non-primitive" svg:viewBox="0 0 21600 21600" draw:enhanced-path="M 0 0 L 21600 0 21600 21600 0 21600 Z N"/>
        </draw:custom-shape>
        <draw:custom-shape svg:width="0.43158in" svg:height="0.4563in" draw:id="id314" draw:style-name="a2430" draw:transform="translate(-0.21579in -0.22815in) rotate(-1.5708) translate(2.77017in 2.15922in)" draw:name="Diamond 7">
          <svg:title/>
          <svg:desc/>
          <text:p text:style-name="a2429" text:class-names="" text:cond-style-name=""><text:span text:style-name="a2428"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20411in" svg:y1="2.15922in" draw:start-shape="id312" draw:start-glue-point="3" svg:x2="2.98131in" svg:y2="2.15923in" draw:id="id315" draw:style-name="a2431" draw:name="Straight Connector 8">
          <svg:title/>
          <svg:desc/>
        </draw:connector>
        <draw:connector draw:type="line" svg:x1="2.54202in" svg:y1="2.15922in" draw:start-shape="id314" draw:start-glue-point="2" svg:x2="2.26831in" svg:y2="2.15922in" draw:end-shape="id313" draw:end-glue-point="1" draw:id="id316" draw:style-name="a2432" draw:name="Straight Connector 9">
          <svg:title/>
          <svg:desc/>
        </draw:connector>
        <draw:frame draw:id="id317" draw:style-name="a2436" draw:name="TextBox 10" svg:x="2.8689in" svg:y="2.12677in" svg:width="0.39128in" svg:height="0.27769in">
          <draw:text-box>
            <text:p text:style-name="a2435" text:class-names="" text:cond-style-name=""><text:span text:style-name="a2433" text:class-names="">1:1</text:span><text:span text:style-name="a2434" text:class-names=""/></text:p>
          </draw:text-box>
          <svg:title/>
          <svg:desc/>
        </draw:frame>
        <draw:frame draw:id="id318" draw:style-name="a2440" draw:name="TextBox 11" svg:x="2.20426in" svg:y="2.09481in" svg:width="0.41057in" svg:height="0.27769in">
          <draw:text-box>
            <text:p text:style-name="a2439" text:class-names="" text:cond-style-name=""><text:span text:style-name="a2437" text:class-names="">0:N</text:span><text:span text:style-name="a2438" text:class-names=""/></text:p>
          </draw:text-box>
          <svg:title/>
          <svg:desc/>
        </draw:frame>
        <draw:frame draw:id="id319" draw:style-name="a2445" draw:name="TextBox 12" svg:x="2.38386in" svg:y="1.64262in" svg:width="0.81286in" svg:height="0.33659in">
          <draw:text-box>
            <text:p text:style-name="a2444" text:class-names="" text:cond-style-name=""><text:span text:style-name="a2441" text:class-names="">h</text:span><text:span text:style-name="a2442" text:class-names="">aving</text:span><text:span text:style-name="a2443" text:class-names=""/></text:p>
          </draw:text-box>
          <svg:title/>
          <svg:desc/>
        </draw:frame>
        <draw:custom-shape svg:x="3.10095in" svg:y="3.46366in" svg:width="2.18294in" svg:height="0.51579in" draw:id="id320" draw:style-name="a2449" draw:name="Rectangle 13">
          <svg:title/>
          <svg:desc/>
          <text:p text:style-name="a2448" text:class-names="" text:cond-style-name=""><text:span text:style-name="a2446" text:class-names="">Score</text:span><text:span text:style-name="a2447" text:class-names=""/></text:p>
          <draw:enhanced-geometry xmlns:dr3d="urn:oasis:names:tc:opendocument:xmlns:dr3d:1.0" draw:type="non-primitive" svg:viewBox="0 0 21600 21600" draw:enhanced-path="M 0 0 L 21600 0 21600 21600 0 21600 Z N"/>
        </draw:custom-shape>
        <draw:custom-shape svg:x="0.07072in" svg:y="3.46366in" svg:width="2.19759in" svg:height="0.51579in" draw:id="id321" draw:style-name="a2452" draw:name="Rectangle 14">
          <svg:title/>
          <svg:desc/>
          <text:p text:style-name="a2451" text:class-names="" text:cond-style-name=""><text:span text:style-name="a2450" text:class-names="">User</text:span></text:p>
          <draw:enhanced-geometry xmlns:dr3d="urn:oasis:names:tc:opendocument:xmlns:dr3d:1.0" draw:type="non-primitive" svg:viewBox="0 0 21600 21600" draw:enhanced-path="M 0 0 L 21600 0 21600 21600 0 21600 Z N"/>
        </draw:custom-shape>
        <draw:connector draw:type="line" svg:x1="3.10095in" svg:y1="3.72155in" draw:start-shape="id320" draw:start-glue-point="3" svg:x2="2.26831in" svg:y2="3.72155in" draw:end-shape="id321" draw:end-glue-point="1" draw:id="id322" draw:style-name="a2454" draw:name="Straight Connector 15">
          <svg:title/>
          <svg:desc/>
        </draw:connector>
        <draw:custom-shape svg:x="3.07408in" svg:y="4.89348in" svg:width="2.21857in" svg:height="0.51579in" draw:id="id323" draw:style-name="a2458" draw:name="Rectangle 16">
          <svg:title/>
          <svg:desc/>
          <text:p text:style-name="a2457" text:class-names="" text:cond-style-name=""><text:span text:style-name="a2455" text:class-names="">Score</text:span><text:span text:style-name="a2456" text:class-names=""/></text:p>
          <draw:enhanced-geometry xmlns:dr3d="urn:oasis:names:tc:opendocument:xmlns:dr3d:1.0" draw:type="non-primitive" svg:viewBox="0 0 21600 21600" draw:enhanced-path="M 0 0 L 21600 0 21600 21600 0 21600 Z N"/>
        </draw:custom-shape>
        <draw:custom-shape svg:x="0.07072in" svg:y="4.89348in" svg:width="2.19759in" svg:height="0.51579in" draw:id="id324" draw:style-name="a2461" draw:name="Rectangle 17">
          <svg:title/>
          <svg:desc/>
          <text:p text:style-name="a2460" text:class-names="" text:cond-style-name=""><text:span text:style-name="a2459" text:class-names="">User</text:span></text:p>
          <draw:enhanced-geometry xmlns:dr3d="urn:oasis:names:tc:opendocument:xmlns:dr3d:1.0" draw:type="non-primitive" svg:viewBox="0 0 21600 21600" draw:enhanced-path="M 0 0 L 21600 0 21600 21600 0 21600 Z N"/>
        </draw:custom-shape>
        <draw:connector draw:type="line" svg:x1="3.07408in" svg:y1="5.15137in" draw:start-shape="id323" draw:start-glue-point="3" svg:x2="2.26831in" svg:y2="5.15137in" draw:end-shape="id324" draw:end-glue-point="1" draw:id="id325" draw:style-name="a2463" draw:name="Straight Connector 18">
          <svg:title/>
          <svg:desc/>
        </draw:connector>
        <draw:frame draw:id="id326" draw:style-name="a2467" draw:name="TextBox 19" svg:x="2.77918in" svg:y="3.36811in" svg:width="0.32817in" svg:height="0.40391in">
          <draw:text-box>
            <text:p text:style-name="a2466" text:class-names="" text:cond-style-name=""><text:span text:style-name="a2464" text:class-names="">*</text:span><text:span text:style-name="a2465" text:class-names=""/></text:p>
          </draw:text-box>
          <svg:title/>
          <svg:desc/>
        </draw:frame>
        <draw:frame draw:id="id327" draw:style-name="a2471" draw:name="TextBox 20" svg:x="2.2683in" svg:y="4.7169in" svg:width="0.3159in" svg:height="0.37025in">
          <draw:text-box>
            <text:p text:style-name="a2470" text:class-names="" text:cond-style-name=""><text:span text:style-name="a2468" text:class-names="">1</text:span><text:span text:style-name="a2469" text:class-names=""/></text:p>
          </draw:text-box>
          <svg:title/>
          <svg:desc/>
        </draw:frame>
      </draw:page>
      <draw:page draw:name="Slide48" draw:style-name="a2472" draw:master-page-name="Master1-Layout4-twoObj-Two-Content" presentation:presentation-page-layout-name="Master1-PPL4" draw:id="Slide-303">
        <draw:frame draw:id="id328" presentation:style-name="a2475" draw:name="Title 1" svg:x="0in" svg:y="0.01801in" svg:width="8.625in" svg:height="1.44965in" presentation:class="title" presentation:placeholder="false">
          <draw:text-box>
            <text:p text:style-name="a2474" text:class-names="" text:cond-style-name=""><text:span text:style-name="a2473" text:class-names="">Relationship “relating”<text:s text:c="1"/></text:span></text:p>
          </draw:text-box>
          <svg:title/>
          <svg:desc/>
        </draw:frame>
        <draw:frame draw:id="id329" presentation:style-name="a2522" draw:name="Content Placeholder 4" svg:x="5.40556in" svg:y="1.62667in" svg:width="4.69045in" svg:height="5.87333in" presentation:class="outline" presentation:placeholder="false">
          <draw:text-box>
            <text:list text:style-name="a2481">
              <text:list-item>
                <text:p text:style-name="a2480" text:class-names="" text:cond-style-name=""><text:span text:style-name="a2476" text:class-names="">Score</text:span><text:span text:style-name="a2477" text:class-names=""><text:s text:c="1"/>-&gt;<text:s text:c="1"/></text:span><text:span text:style-name="a2478" text:class-names="">Questionnaire</text:span><text:span text:style-name="a2479" text:class-names=""><text:s text:c="1"/>… @ManyToOne<text:s text:c="1"/></text:span></text:p>
              </text:list-item>
            </text:list>
            <text:list text:style-name="a2484">
              <text:list-item>
                <text:list text:style-name="a2484">
                  <text:list-item>
                    <text:p text:style-name="a2483" text:class-names="" text:cond-style-name=""><text:span text:style-name="a2482" text:class-names="">Owner side</text:span></text:p>
                  </text:list-item>
                </text:list>
              </text:list-item>
            </text:list>
            <text:list text:style-name="a2487">
              <text:list-item>
                <text:list text:style-name="a2487">
                  <text:list-item>
                    <text:p text:style-name="a2486" text:class-names="" text:cond-style-name=""><text:span text:style-name="a2485" text:class-names=""/></text:p>
                  </text:list-item>
                </text:list>
              </text:list-item>
            </text:list>
            <text:list text:style-name="a2490">
              <text:list-item>
                <text:list text:style-name="a2490">
                  <text:list-item>
                    <text:p text:style-name="a2489" text:class-names="" text:cond-style-name=""><text:span text:style-name="a2488" text:class-names=""/></text:p>
                  </text:list-item>
                </text:list>
              </text:list-item>
            </text:list>
            <text:list text:style-name="a2493">
              <text:list-item>
                <text:list text:style-name="a2493">
                  <text:list-item>
                    <text:p text:style-name="a2492" text:class-names="" text:cond-style-name=""><text:span text:style-name="a2491" text:class-names=""/></text:p>
                  </text:list-item>
                </text:list>
              </text:list-item>
            </text:list>
            <text:list text:style-name="a2499">
              <text:list-item>
                <text:p text:style-name="a2498" text:class-names="" text:cond-style-name=""><text:span text:style-name="a2494" text:class-names="">Questionnaire</text:span><text:span text:style-name="a2495" text:class-names=""><text:s text:c="1"/>-&gt;<text:s text:c="1"/></text:span><text:span text:style-name="a2496" text:class-names="">Score</text:span><text:span text:style-name="a2497" text:class-names=""><text:s text:c="1"/>… @OneToMany</text:span></text:p>
              </text:list-item>
            </text:list>
            <text:list text:style-name="a2502">
              <text:list-item>
                <text:list text:style-name="a2502">
                  <text:list-item>
                    <text:p text:style-name="a2501" text:class-names="" text:cond-style-name=""><text:span text:style-name="a2500" text:class-names="">Fetch=FetchType.LAZY</text:span></text:p>
                  </text:list-item>
                </text:list>
              </text:list-item>
            </text:list>
            <text:list text:style-name="a2507">
              <text:list-item>
                <text:list text:style-name="a2507">
                  <text:list-item>
                    <text:p text:style-name="a2506" text:class-names="" text:cond-style-name=""><text:span text:style-name="a2503" text:class-names="">Cascade=CascadeType.ALL:<text:s text:c="1"/></text:span><text:span text:style-name="a2504" text:class-names="">if questionnaire removed, remove score, same for persist and refresh (merge actually not needed because not used)</text:span><text:span text:style-name="a2505" text:class-names=""/></text:p>
                  </text:list-item>
                </text:list>
              </text:list-item>
            </text:list>
            <text:list text:style-name="a2512">
              <text:list-item>
                <text:list text:style-name="a2512">
                  <text:list-item>
                    <text:p text:style-name="a2511" text:class-names="" text:cond-style-name=""><text:span text:style-name="a2508" text:class-names="">OrphanRemoval</text:span><text:span text:style-name="a2509" text:class-names="">: a score without the questionnaire cannot exist</text:span><text:span text:style-name="a2510" text:class-names=""/></text:p>
                  </text:list-item>
                </text:list>
              </text:list-item>
            </text:list>
            <text:list text:style-name="a2515">
              <text:list-item>
                <text:list text:style-name="a2515">
                  <text:list-item>
                    <text:p text:style-name="a2514" text:class-names="" text:cond-style-name=""><text:span text:style-name="a2513" text:class-names=""/></text:p>
                  </text:list-item>
                </text:list>
              </text:list-item>
            </text:list>
            <text:list text:style-name="a2518">
              <text:list-item>
                <text:list text:style-name="a2518">
                  <text:list-item>
                    <text:p text:style-name="a2517" text:class-names="" text:cond-style-name=""><text:span text:style-name="a2516" text:class-names=""/></text:p>
                  </text:list-item>
                </text:list>
              </text:list-item>
            </text:list>
            <text:list text:style-name="a2521">
              <text:list-item>
                <text:p text:style-name="a2520" text:class-names="" text:cond-style-name=""><text:span text:style-name="a2519" text:class-names=""/></text:p>
              </text:list-item>
            </text:list>
          </draw:text-box>
          <svg:title/>
          <svg:desc/>
        </draw:frame>
        <draw:custom-shape svg:x="3.20411in" svg:y="1.90133in" svg:width="2.18294in" svg:height="0.51579in" draw:id="id330" draw:style-name="a2526" draw:name="Rectangle 5">
          <svg:title/>
          <svg:desc/>
          <text:p text:style-name="a2525" text:class-names="" text:cond-style-name=""><text:span text:style-name="a2523" text:class-names="">Questionnaire</text:span><text:span text:style-name="a2524" text:class-names=""/></text:p>
          <draw:enhanced-geometry xmlns:dr3d="urn:oasis:names:tc:opendocument:xmlns:dr3d:1.0" draw:type="non-primitive" svg:viewBox="0 0 21600 21600" draw:enhanced-path="M 0 0 L 21600 0 21600 21600 0 21600 Z N"/>
        </draw:custom-shape>
        <draw:custom-shape svg:x="0.07072in" svg:y="1.90133in" svg:width="2.19759in" svg:height="0.51579in" draw:id="id331" draw:style-name="a2529" draw:name="Rectangle 6">
          <svg:title/>
          <svg:desc/>
          <text:p text:style-name="a2528" text:class-names="" text:cond-style-name=""><text:span text:style-name="a2527" text:class-names="">Score</text:span></text:p>
          <draw:enhanced-geometry xmlns:dr3d="urn:oasis:names:tc:opendocument:xmlns:dr3d:1.0" draw:type="non-primitive" svg:viewBox="0 0 21600 21600" draw:enhanced-path="M 0 0 L 21600 0 21600 21600 0 21600 Z N"/>
        </draw:custom-shape>
        <draw:custom-shape svg:width="0.43158in" svg:height="0.4563in" draw:id="id332" draw:style-name="a2532" draw:transform="translate(-0.21579in -0.22815in) rotate(-1.5708) translate(2.77017in 2.15922in)" draw:name="Diamond 7">
          <svg:title/>
          <svg:desc/>
          <text:p text:style-name="a2531" text:class-names="" text:cond-style-name=""><text:span text:style-name="a2530"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20411in" svg:y1="2.15922in" draw:start-shape="id330" draw:start-glue-point="3" svg:x2="2.98131in" svg:y2="2.15923in" draw:id="id333" draw:style-name="a2533" draw:name="Straight Connector 8">
          <svg:title/>
          <svg:desc/>
        </draw:connector>
        <draw:connector draw:type="line" svg:x1="2.54202in" svg:y1="2.15922in" draw:start-shape="id332" draw:start-glue-point="2" svg:x2="2.26831in" svg:y2="2.15922in" draw:end-shape="id331" draw:end-glue-point="1" draw:id="id334" draw:style-name="a2534" draw:name="Straight Connector 9">
          <svg:title/>
          <svg:desc/>
        </draw:connector>
        <draw:frame draw:id="id335" draw:style-name="a2538" draw:name="TextBox 10" svg:x="2.8689in" svg:y="2.12677in" svg:width="0.41057in" svg:height="0.27769in">
          <draw:text-box>
            <text:p text:style-name="a2537" text:class-names="" text:cond-style-name=""><text:span text:style-name="a2535" text:class-names="">0:N</text:span><text:span text:style-name="a2536" text:class-names=""/></text:p>
          </draw:text-box>
          <svg:title/>
          <svg:desc/>
        </draw:frame>
        <draw:frame draw:id="id336" draw:style-name="a2542" draw:name="TextBox 11" svg:x="2.20426in" svg:y="2.09481in" svg:width="0.4018in" svg:height="0.2861in">
          <draw:text-box>
            <text:p text:style-name="a2541" text:class-names="" text:cond-style-name=""><text:span text:style-name="a2539" text:class-names="">1:1</text:span><text:span text:style-name="a2540" text:class-names=""/></text:p>
          </draw:text-box>
          <svg:title/>
          <svg:desc/>
        </draw:frame>
        <draw:frame draw:id="id337" draw:style-name="a2546" draw:name="TextBox 12" svg:x="2.37274in" svg:y="1.64262in" svg:width="0.81286in" svg:height="0.33659in">
          <draw:text-box>
            <text:p text:style-name="a2545" text:class-names="" text:cond-style-name=""><text:span text:style-name="a2543" text:class-names="">relating</text:span><text:span text:style-name="a2544" text:class-names=""/></text:p>
          </draw:text-box>
          <svg:title/>
          <svg:desc/>
        </draw:frame>
        <draw:custom-shape svg:x="3.10095in" svg:y="3.46366in" svg:width="2.18294in" svg:height="0.51579in" draw:id="id338" draw:style-name="a2550" draw:name="Rectangle 13">
          <svg:title/>
          <svg:desc/>
          <text:p text:style-name="a2549" text:class-names="" text:cond-style-name=""><text:span text:style-name="a2547" text:class-names="">Questionnaire</text:span><text:span text:style-name="a2548" text:class-names=""/></text:p>
          <draw:enhanced-geometry xmlns:dr3d="urn:oasis:names:tc:opendocument:xmlns:dr3d:1.0" draw:type="non-primitive" svg:viewBox="0 0 21600 21600" draw:enhanced-path="M 0 0 L 21600 0 21600 21600 0 21600 Z N"/>
        </draw:custom-shape>
        <draw:custom-shape svg:x="0.07072in" svg:y="3.46366in" svg:width="2.19759in" svg:height="0.51579in" draw:id="id339" draw:style-name="a2553" draw:name="Rectangle 14">
          <svg:title/>
          <svg:desc/>
          <text:p text:style-name="a2552" text:class-names="" text:cond-style-name=""><text:span text:style-name="a2551" text:class-names="">Score</text:span></text:p>
          <draw:enhanced-geometry xmlns:dr3d="urn:oasis:names:tc:opendocument:xmlns:dr3d:1.0" draw:type="non-primitive" svg:viewBox="0 0 21600 21600" draw:enhanced-path="M 0 0 L 21600 0 21600 21600 0 21600 Z N"/>
        </draw:custom-shape>
        <draw:connector draw:type="line" svg:x1="3.10095in" svg:y1="3.72155in" draw:start-shape="id338" draw:start-glue-point="3" svg:x2="2.26831in" svg:y2="3.72155in" draw:end-shape="id339" draw:end-glue-point="1" draw:id="id340" draw:style-name="a2555" draw:name="Straight Connector 15">
          <svg:title/>
          <svg:desc/>
        </draw:connector>
        <draw:custom-shape svg:x="3.07408in" svg:y="4.89348in" svg:width="2.21857in" svg:height="0.51579in" draw:id="id341" draw:style-name="a2559" draw:name="Rectangle 16">
          <svg:title/>
          <svg:desc/>
          <text:p text:style-name="a2558" text:class-names="" text:cond-style-name=""><text:span text:style-name="a2556" text:class-names="">Questionnaire</text:span><text:span text:style-name="a2557" text:class-names=""/></text:p>
          <draw:enhanced-geometry xmlns:dr3d="urn:oasis:names:tc:opendocument:xmlns:dr3d:1.0" draw:type="non-primitive" svg:viewBox="0 0 21600 21600" draw:enhanced-path="M 0 0 L 21600 0 21600 21600 0 21600 Z N"/>
        </draw:custom-shape>
        <draw:custom-shape svg:x="0.07072in" svg:y="4.89348in" svg:width="2.19759in" svg:height="0.51579in" draw:id="id342" draw:style-name="a2562" draw:name="Rectangle 17">
          <svg:title/>
          <svg:desc/>
          <text:p text:style-name="a2561" text:class-names="" text:cond-style-name=""><text:span text:style-name="a2560" text:class-names="">Score</text:span></text:p>
          <draw:enhanced-geometry xmlns:dr3d="urn:oasis:names:tc:opendocument:xmlns:dr3d:1.0" draw:type="non-primitive" svg:viewBox="0 0 21600 21600" draw:enhanced-path="M 0 0 L 21600 0 21600 21600 0 21600 Z N"/>
        </draw:custom-shape>
        <draw:connector draw:type="line" svg:x1="3.07408in" svg:y1="5.15137in" draw:start-shape="id341" draw:start-glue-point="3" svg:x2="2.26831in" svg:y2="5.15137in" draw:end-shape="id342" draw:end-glue-point="1" draw:id="id343" draw:style-name="a2564" draw:name="Straight Connector 18">
          <svg:title/>
          <svg:desc/>
        </draw:connector>
        <draw:frame draw:id="id344" draw:style-name="a2568" draw:name="TextBox 19" svg:x="2.77918in" svg:y="3.36811in" svg:width="0.32993in" svg:height="0.40391in">
          <draw:text-box>
            <text:p text:style-name="a2567" text:class-names="" text:cond-style-name=""><text:span text:style-name="a2565" text:class-names="">1</text:span><text:span text:style-name="a2566" text:class-names=""/></text:p>
          </draw:text-box>
          <svg:title/>
          <svg:desc/>
        </draw:frame>
        <draw:frame draw:id="id345" draw:style-name="a2572" draw:name="TextBox 20" svg:x="2.2683in" svg:y="4.7169in" svg:width="0.31415in" svg:height="0.37025in">
          <draw:text-box>
            <text:p text:style-name="a2571" text:class-names="" text:cond-style-name=""><text:span text:style-name="a2569" text:class-names="">*</text:span><text:span text:style-name="a2570" text:class-names=""/></text:p>
          </draw:text-box>
          <svg:title/>
          <svg:desc/>
        </draw:frame>
      </draw:page>
      <draw:page draw:name="Slide49" draw:style-name="a2573" draw:master-page-name="Master1-Layout4-twoObj-Two-Content" presentation:presentation-page-layout-name="Master1-PPL4" draw:id="Slide-304">
        <draw:frame draw:id="id346" presentation:style-name="a2576" draw:name="Title 1" svg:x="0in" svg:y="0.01801in" svg:width="8.625in" svg:height="1.44965in" presentation:class="title" presentation:placeholder="false">
          <draw:text-box>
            <text:p text:style-name="a2575" text:class-names="" text:cond-style-name=""><text:span text:style-name="a2574" text:class-names="">Relationship “referring”<text:s text:c="1"/></text:span></text:p>
          </draw:text-box>
          <svg:title/>
          <svg:desc/>
        </draw:frame>
        <draw:frame draw:id="id347" presentation:style-name="a2624" draw:name="Content Placeholder 4" svg:x="5.38705in" svg:y="1.62667in" svg:width="4.70896in" svg:height="5.87333in" presentation:class="outline" presentation:placeholder="false">
          <draw:text-box>
            <text:list text:style-name="a2582">
              <text:list-item>
                <text:p text:style-name="a2581" text:class-names="" text:cond-style-name=""><text:span text:style-name="a2577" text:class-names="">Review</text:span><text:span text:style-name="a2578" text:class-names=""><text:s text:c="1"/>-&gt;<text:s text:c="1"/></text:span><text:span text:style-name="a2579" text:class-names="">Product</text:span><text:span text:style-name="a2580" text:class-names=""><text:s text:c="1"/>… @ManyToOne</text:span></text:p>
              </text:list-item>
            </text:list>
            <text:list text:style-name="a2586">
              <text:list-item>
                <text:list text:style-name="a2586">
                  <text:list-item>
                    <text:p text:style-name="a2585" text:class-names="" text:cond-style-name=""><text:span text:style-name="a2583" text:class-names="">Owner side</text:span><text:span text:style-name="a2584" text:class-names=""/></text:p>
                  </text:list-item>
                </text:list>
              </text:list-item>
            </text:list>
            <text:list text:style-name="a2589">
              <text:list-item>
                <text:list text:style-name="a2589">
                  <text:list-item>
                    <text:p text:style-name="a2588" text:class-names="" text:cond-style-name=""><text:span text:style-name="a2587" text:class-names=""/></text:p>
                  </text:list-item>
                </text:list>
              </text:list-item>
            </text:list>
            <text:list text:style-name="a2592">
              <text:list-item>
                <text:list text:style-name="a2592">
                  <text:list-item>
                    <text:p text:style-name="a2591" text:class-names="" text:cond-style-name=""><text:span text:style-name="a2590" text:class-names=""/></text:p>
                  </text:list-item>
                </text:list>
              </text:list-item>
            </text:list>
            <text:list text:style-name="a2595">
              <text:list-item>
                <text:list text:style-name="a2595">
                  <text:list-item>
                    <text:p text:style-name="a2594" text:class-names="" text:cond-style-name=""><text:span text:style-name="a2593" text:class-names=""/></text:p>
                  </text:list-item>
                </text:list>
              </text:list-item>
            </text:list>
            <text:list text:style-name="a2601">
              <text:list-item>
                <text:p text:style-name="a2600" text:class-names="" text:cond-style-name=""><text:span text:style-name="a2596" text:class-names="">Product</text:span><text:span text:style-name="a2597" text:class-names=""><text:s text:c="1"/>-&gt;<text:s text:c="1"/></text:span><text:span text:style-name="a2598" text:class-names="">Review</text:span><text:span text:style-name="a2599" text:class-names=""><text:s text:c="1"/>… @OneToMany<text:s text:c="1"/></text:span></text:p>
              </text:list-item>
            </text:list>
            <text:list text:style-name="a2604">
              <text:list-item>
                <text:list text:style-name="a2604">
                  <text:list-item>
                    <text:p text:style-name="a2603" text:class-names="" text:cond-style-name=""><text:span text:style-name="a2602" text:class-names="">Fetch=FetchType.EAGER: since the reviews of the product are shown with the product in the homepage</text:span></text:p>
                  </text:list-item>
                </text:list>
              </text:list-item>
            </text:list>
            <text:list text:style-name="a2609">
              <text:list-item>
                <text:list text:style-name="a2609">
                  <text:list-item>
                    <text:p text:style-name="a2608" text:class-names="" text:cond-style-name=""><text:span text:style-name="a2605" text:class-names="">Cascade=CascadeType.ALL:<text:s text:c="1"/></text:span><text:span text:style-name="a2606" text:class-names="">if product removed, remove review, same for persist and refresh (merge actually not needed because not used)</text:span><text:span text:style-name="a2607" text:class-names=""/></text:p>
                  </text:list-item>
                </text:list>
              </text:list-item>
            </text:list>
            <text:list text:style-name="a2614">
              <text:list-item>
                <text:list text:style-name="a2614">
                  <text:list-item>
                    <text:p text:style-name="a2613" text:class-names="" text:cond-style-name=""><text:span text:style-name="a2610" text:class-names="">OrphanRemoval</text:span><text:span text:style-name="a2611" text:class-names="">: a review without the product cannot exist</text:span><text:span text:style-name="a2612" text:class-names=""/></text:p>
                  </text:list-item>
                </text:list>
              </text:list-item>
            </text:list>
            <text:list text:style-name="a2617">
              <text:list-item>
                <text:list text:style-name="a2617">
                  <text:list-item>
                    <text:p text:style-name="a2616" text:class-names="" text:cond-style-name=""><text:span text:style-name="a2615" text:class-names=""/></text:p>
                  </text:list-item>
                </text:list>
              </text:list-item>
            </text:list>
            <text:list text:style-name="a2620">
              <text:list-item>
                <text:list text:style-name="a2620">
                  <text:list-item>
                    <text:p text:style-name="a2619" text:class-names="" text:cond-style-name=""><text:span text:style-name="a2618" text:class-names=""/></text:p>
                  </text:list-item>
                </text:list>
              </text:list-item>
            </text:list>
            <text:list text:style-name="a2623">
              <text:list-item>
                <text:p text:style-name="a2622" text:class-names="" text:cond-style-name=""><text:span text:style-name="a2621" text:class-names=""/></text:p>
              </text:list-item>
            </text:list>
          </draw:text-box>
          <svg:title/>
          <svg:desc/>
        </draw:frame>
        <draw:custom-shape svg:x="3.20411in" svg:y="1.90133in" svg:width="2.18294in" svg:height="0.51579in" draw:id="id348" draw:style-name="a2628" draw:name="Rectangle 5">
          <svg:title/>
          <svg:desc/>
          <text:p text:style-name="a2627" text:class-names="" text:cond-style-name=""><text:span text:style-name="a2625" text:class-names="">Product</text:span><text:span text:style-name="a2626" text:class-names=""/></text:p>
          <draw:enhanced-geometry xmlns:dr3d="urn:oasis:names:tc:opendocument:xmlns:dr3d:1.0" draw:type="non-primitive" svg:viewBox="0 0 21600 21600" draw:enhanced-path="M 0 0 L 21600 0 21600 21600 0 21600 Z N"/>
        </draw:custom-shape>
        <draw:custom-shape svg:x="0.07072in" svg:y="1.90133in" svg:width="2.19759in" svg:height="0.51579in" draw:id="id349" draw:style-name="a2632" draw:name="Rectangle 6">
          <svg:title/>
          <svg:desc/>
          <text:p text:style-name="a2631" text:class-names="" text:cond-style-name=""><text:span text:style-name="a2629" text:class-names="">Review</text:span><text:span text:style-name="a2630" text:class-names=""/></text:p>
          <draw:enhanced-geometry xmlns:dr3d="urn:oasis:names:tc:opendocument:xmlns:dr3d:1.0" draw:type="non-primitive" svg:viewBox="0 0 21600 21600" draw:enhanced-path="M 0 0 L 21600 0 21600 21600 0 21600 Z N"/>
        </draw:custom-shape>
        <draw:custom-shape svg:width="0.43158in" svg:height="0.4563in" draw:id="id350" draw:style-name="a2635" draw:transform="translate(-0.21579in -0.22815in) rotate(-1.5708) translate(2.77017in 2.15922in)" draw:name="Diamond 7">
          <svg:title/>
          <svg:desc/>
          <text:p text:style-name="a2634" text:class-names="" text:cond-style-name=""><text:span text:style-name="a2633"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20411in" svg:y1="2.15922in" draw:start-shape="id348" draw:start-glue-point="3" svg:x2="2.98131in" svg:y2="2.15923in" draw:id="id351" draw:style-name="a2636" draw:name="Straight Connector 8">
          <svg:title/>
          <svg:desc/>
        </draw:connector>
        <draw:connector draw:type="line" svg:x1="2.54202in" svg:y1="2.15922in" draw:start-shape="id350" draw:start-glue-point="2" svg:x2="2.26831in" svg:y2="2.15922in" draw:end-shape="id349" draw:end-glue-point="1" draw:id="id352" draw:style-name="a2637" draw:name="Straight Connector 9">
          <svg:title/>
          <svg:desc/>
        </draw:connector>
        <draw:frame draw:id="id353" draw:style-name="a2641" draw:name="TextBox 10" svg:x="2.8689in" svg:y="2.12677in" svg:width="0.41057in" svg:height="0.27769in">
          <draw:text-box>
            <text:p text:style-name="a2640" text:class-names="" text:cond-style-name=""><text:span text:style-name="a2638" text:class-names="">0:N</text:span><text:span text:style-name="a2639" text:class-names=""/></text:p>
          </draw:text-box>
          <svg:title/>
          <svg:desc/>
        </draw:frame>
        <draw:frame draw:id="id354" draw:style-name="a2645" draw:name="TextBox 11" svg:x="2.20426in" svg:y="2.09481in" svg:width="0.4018in" svg:height="0.2861in">
          <draw:text-box>
            <text:p text:style-name="a2644" text:class-names="" text:cond-style-name=""><text:span text:style-name="a2642" text:class-names="">1:1</text:span><text:span text:style-name="a2643" text:class-names=""/></text:p>
          </draw:text-box>
          <svg:title/>
          <svg:desc/>
        </draw:frame>
        <draw:frame draw:id="id355" draw:style-name="a2649" draw:name="TextBox 12" svg:x="2.37274in" svg:y="1.64262in" svg:width="0.89568in" svg:height="0.33659in">
          <draw:text-box>
            <text:p text:style-name="a2648" text:class-names="" text:cond-style-name=""><text:span text:style-name="a2646" text:class-names="">referring</text:span><text:span text:style-name="a2647" text:class-names=""/></text:p>
          </draw:text-box>
          <svg:title/>
          <svg:desc/>
        </draw:frame>
        <draw:custom-shape svg:x="3.10095in" svg:y="3.46366in" svg:width="2.18294in" svg:height="0.51579in" draw:id="id356" draw:style-name="a2653" draw:name="Rectangle 13">
          <svg:title/>
          <svg:desc/>
          <text:p text:style-name="a2652" text:class-names="" text:cond-style-name=""><text:span text:style-name="a2650" text:class-names="">Product</text:span><text:span text:style-name="a2651" text:class-names=""/></text:p>
          <draw:enhanced-geometry xmlns:dr3d="urn:oasis:names:tc:opendocument:xmlns:dr3d:1.0" draw:type="non-primitive" svg:viewBox="0 0 21600 21600" draw:enhanced-path="M 0 0 L 21600 0 21600 21600 0 21600 Z N"/>
        </draw:custom-shape>
        <draw:custom-shape svg:x="0.07072in" svg:y="3.46366in" svg:width="2.19759in" svg:height="0.51579in" draw:id="id357" draw:style-name="a2657" draw:name="Rectangle 14">
          <svg:title/>
          <svg:desc/>
          <text:p text:style-name="a2656" text:class-names="" text:cond-style-name=""><text:span text:style-name="a2654" text:class-names="">Review</text:span><text:span text:style-name="a2655" text:class-names=""/></text:p>
          <draw:enhanced-geometry xmlns:dr3d="urn:oasis:names:tc:opendocument:xmlns:dr3d:1.0" draw:type="non-primitive" svg:viewBox="0 0 21600 21600" draw:enhanced-path="M 0 0 L 21600 0 21600 21600 0 21600 Z N"/>
        </draw:custom-shape>
        <draw:connector draw:type="line" svg:x1="3.10095in" svg:y1="3.72155in" draw:start-shape="id356" draw:start-glue-point="3" svg:x2="2.26831in" svg:y2="3.72155in" draw:end-shape="id357" draw:end-glue-point="1" draw:id="id358" draw:style-name="a2659" draw:name="Straight Connector 15">
          <svg:title/>
          <svg:desc/>
        </draw:connector>
        <draw:custom-shape svg:x="3.07408in" svg:y="4.89348in" svg:width="2.21857in" svg:height="0.51579in" draw:id="id359" draw:style-name="a2663" draw:name="Rectangle 16">
          <svg:title/>
          <svg:desc/>
          <text:p text:style-name="a2662" text:class-names="" text:cond-style-name=""><text:span text:style-name="a2660" text:class-names="">Product</text:span><text:span text:style-name="a2661" text:class-names=""/></text:p>
          <draw:enhanced-geometry xmlns:dr3d="urn:oasis:names:tc:opendocument:xmlns:dr3d:1.0" draw:type="non-primitive" svg:viewBox="0 0 21600 21600" draw:enhanced-path="M 0 0 L 21600 0 21600 21600 0 21600 Z N"/>
        </draw:custom-shape>
        <draw:custom-shape svg:x="0.07072in" svg:y="4.89348in" svg:width="2.19759in" svg:height="0.51579in" draw:id="id360" draw:style-name="a2667" draw:name="Rectangle 17">
          <svg:title/>
          <svg:desc/>
          <text:p text:style-name="a2666" text:class-names="" text:cond-style-name=""><text:span text:style-name="a2664" text:class-names="">Review</text:span><text:span text:style-name="a2665" text:class-names=""/></text:p>
          <draw:enhanced-geometry xmlns:dr3d="urn:oasis:names:tc:opendocument:xmlns:dr3d:1.0" draw:type="non-primitive" svg:viewBox="0 0 21600 21600" draw:enhanced-path="M 0 0 L 21600 0 21600 21600 0 21600 Z N"/>
        </draw:custom-shape>
        <draw:connector draw:type="line" svg:x1="3.07408in" svg:y1="5.15137in" draw:start-shape="id359" draw:start-glue-point="3" svg:x2="2.26831in" svg:y2="5.15137in" draw:end-shape="id360" draw:end-glue-point="1" draw:id="id361" draw:style-name="a2669" draw:name="Straight Connector 18">
          <svg:title/>
          <svg:desc/>
        </draw:connector>
        <draw:frame draw:id="id362" draw:style-name="a2673" draw:name="TextBox 19" svg:x="2.77918in" svg:y="3.36811in" svg:width="0.32993in" svg:height="0.40391in">
          <draw:text-box>
            <text:p text:style-name="a2672" text:class-names="" text:cond-style-name=""><text:span text:style-name="a2670" text:class-names="">1</text:span><text:span text:style-name="a2671" text:class-names=""/></text:p>
          </draw:text-box>
          <svg:title/>
          <svg:desc/>
        </draw:frame>
        <draw:frame draw:id="id363" draw:style-name="a2677" draw:name="TextBox 20" svg:x="2.2683in" svg:y="4.7169in" svg:width="0.31415in" svg:height="0.37025in">
          <draw:text-box>
            <text:p text:style-name="a2676" text:class-names="" text:cond-style-name=""><text:span text:style-name="a2674" text:class-names="">*</text:span><text:span text:style-name="a2675" text:class-names=""/></text:p>
          </draw:text-box>
          <svg:title/>
          <svg:desc/>
        </draw:frame>
      </draw:page>
      <draw:page draw:name="Slide50" draw:style-name="a2678" draw:master-page-name="Master1-Layout4-twoObj-Two-Content" presentation:presentation-page-layout-name="Master1-PPL4" draw:id="Slide-305">
        <draw:frame draw:id="id364" presentation:style-name="a2681" draw:name="Title 1" svg:x="0in" svg:y="0.01801in" svg:width="8.625in" svg:height="1.44965in" presentation:class="title" presentation:placeholder="false">
          <draw:text-box>
            <text:p text:style-name="a2680" text:class-names="" text:cond-style-name=""><text:span text:style-name="a2679" text:class-names="">Relationship “belonging”<text:s text:c="1"/></text:span></text:p>
          </draw:text-box>
          <svg:title/>
          <svg:desc/>
        </draw:frame>
        <draw:frame draw:id="id365" presentation:style-name="a2728" draw:name="Content Placeholder 4" svg:x="5.48968in" svg:y="1.62667in" svg:width="4.51032in" svg:height="5.87333in" presentation:class="outline" presentation:placeholder="false">
          <draw:text-box>
            <text:list text:style-name="a2687">
              <text:list-item>
                <text:p text:style-name="a2686" text:class-names="" text:cond-style-name=""><text:span text:style-name="a2682" text:class-names="">Product</text:span><text:span text:style-name="a2683" text:class-names=""><text:s text:c="1"/>-&gt;<text:s text:c="1"/></text:span><text:span text:style-name="a2684" text:class-names="">Questionnaire</text:span><text:span text:style-name="a2685" text:class-names=""><text:s text:c="1"/>… @OneToOne</text:span></text:p>
              </text:list-item>
            </text:list>
            <text:list text:style-name="a2690">
              <text:list-item>
                <text:list text:style-name="a2690">
                  <text:list-item>
                    <text:p text:style-name="a2689" text:class-names="" text:cond-style-name=""><text:span text:style-name="a2688" text:class-names="">Fetch=FetchType.LAZY</text:span></text:p>
                  </text:list-item>
                </text:list>
              </text:list-item>
            </text:list>
            <text:list text:style-name="a2695">
              <text:list-item>
                <text:list text:style-name="a2695">
                  <text:list-item>
                    <text:p text:style-name="a2694" text:class-names="" text:cond-style-name=""><text:span text:style-name="a2691" text:class-names="">Cascade=CascadeType.ALL:<text:s text:c="1"/></text:span><text:span text:style-name="a2692" text:class-names="">if product removed, remove questionnaire, same for persist and refresh (merge actually not needed because not used)</text:span><text:span text:style-name="a2693" text:class-names=""/></text:p>
                  </text:list-item>
                </text:list>
              </text:list-item>
            </text:list>
            <text:list text:style-name="a2700">
              <text:list-item>
                <text:list text:style-name="a2700">
                  <text:list-item>
                    <text:p text:style-name="a2699" text:class-names="" text:cond-style-name=""><text:span text:style-name="a2696" text:class-names="">OrphanRemoval</text:span><text:span text:style-name="a2697" text:class-names="">: a questionnaire without the product cannot exist</text:span><text:span text:style-name="a2698" text:class-names=""/></text:p>
                  </text:list-item>
                </text:list>
              </text:list-item>
            </text:list>
            <text:list text:style-name="a2703">
              <text:list-item>
                <text:list text:style-name="a2703">
                  <text:list-item>
                    <text:p text:style-name="a2702" text:class-names="" text:cond-style-name=""><text:span text:style-name="a2701" text:class-names=""/></text:p>
                  </text:list-item>
                </text:list>
              </text:list-item>
            </text:list>
            <text:list text:style-name="a2706">
              <text:list-item>
                <text:list text:style-name="a2706">
                  <text:list-item>
                    <text:p text:style-name="a2705" text:class-names="" text:cond-style-name=""><text:span text:style-name="a2704" text:class-names=""/></text:p>
                  </text:list-item>
                </text:list>
              </text:list-item>
            </text:list>
            <text:list text:style-name="a2709">
              <text:list-item>
                <text:list text:style-name="a2709">
                  <text:list-item>
                    <text:p text:style-name="a2708" text:class-names="" text:cond-style-name=""><text:span text:style-name="a2707" text:class-names=""/></text:p>
                  </text:list-item>
                </text:list>
              </text:list-item>
            </text:list>
            <text:list text:style-name="a2715">
              <text:list-item>
                <text:p text:style-name="a2714" text:class-names="" text:cond-style-name=""><text:span text:style-name="a2710" text:class-names="">Questionnaire</text:span><text:span text:style-name="a2711" text:class-names=""><text:s text:c="1"/>-&gt;<text:s text:c="1"/></text:span><text:span text:style-name="a2712" text:class-names="">Product</text:span><text:span text:style-name="a2713" text:class-names=""><text:s text:c="1"/>… @OneToOne<text:s text:c="1"/></text:span></text:p>
              </text:list-item>
            </text:list>
            <text:list text:style-name="a2718">
              <text:list-item>
                <text:list text:style-name="a2718">
                  <text:list-item>
                    <text:p text:style-name="a2717" text:class-names="" text:cond-style-name=""><text:span text:style-name="a2716" text:class-names="">Owner Side</text:span></text:p>
                  </text:list-item>
                </text:list>
              </text:list-item>
            </text:list>
            <text:list text:style-name="a2721">
              <text:list-item>
                <text:list text:style-name="a2721">
                  <text:list-item>
                    <text:p text:style-name="a2720" text:class-names="" text:cond-style-name=""><text:span text:style-name="a2719" text:class-names=""/></text:p>
                  </text:list-item>
                </text:list>
              </text:list-item>
            </text:list>
            <text:list text:style-name="a2724">
              <text:list-item>
                <text:list text:style-name="a2724">
                  <text:list-item>
                    <text:p text:style-name="a2723" text:class-names="" text:cond-style-name=""><text:span text:style-name="a2722" text:class-names=""/></text:p>
                  </text:list-item>
                </text:list>
              </text:list-item>
            </text:list>
            <text:list text:style-name="a2727">
              <text:list-item>
                <text:p text:style-name="a2726" text:class-names="" text:cond-style-name=""><text:span text:style-name="a2725" text:class-names=""/></text:p>
              </text:list-item>
            </text:list>
          </draw:text-box>
          <svg:title/>
          <svg:desc/>
        </draw:frame>
        <draw:custom-shape svg:x="3.20411in" svg:y="1.90133in" svg:width="2.18294in" svg:height="0.51579in" draw:id="id366" draw:style-name="a2732" draw:name="Rectangle 5">
          <svg:title/>
          <svg:desc/>
          <text:p text:style-name="a2731" text:class-names="" text:cond-style-name=""><text:span text:style-name="a2729" text:class-names="">Questionnaire</text:span><text:span text:style-name="a2730" text:class-names=""/></text:p>
          <draw:enhanced-geometry xmlns:dr3d="urn:oasis:names:tc:opendocument:xmlns:dr3d:1.0" draw:type="non-primitive" svg:viewBox="0 0 21600 21600" draw:enhanced-path="M 0 0 L 21600 0 21600 21600 0 21600 Z N"/>
        </draw:custom-shape>
        <draw:custom-shape svg:x="0.07072in" svg:y="1.90133in" svg:width="2.19759in" svg:height="0.51579in" draw:id="id367" draw:style-name="a2736" draw:name="Rectangle 6">
          <svg:title/>
          <svg:desc/>
          <text:p text:style-name="a2735" text:class-names="" text:cond-style-name=""><text:span text:style-name="a2733" text:class-names="">Product</text:span><text:span text:style-name="a2734" text:class-names=""/></text:p>
          <draw:enhanced-geometry xmlns:dr3d="urn:oasis:names:tc:opendocument:xmlns:dr3d:1.0" draw:type="non-primitive" svg:viewBox="0 0 21600 21600" draw:enhanced-path="M 0 0 L 21600 0 21600 21600 0 21600 Z N"/>
        </draw:custom-shape>
        <draw:custom-shape svg:width="0.43158in" svg:height="0.4563in" draw:id="id368" draw:style-name="a2739" draw:transform="translate(-0.21579in -0.22815in) rotate(-1.5708) translate(2.77017in 2.15922in)" draw:name="Diamond 7">
          <svg:title/>
          <svg:desc/>
          <text:p text:style-name="a2738" text:class-names="" text:cond-style-name=""><text:span text:style-name="a2737"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onnector draw:type="line" svg:x1="3.20411in" svg:y1="2.15922in" draw:start-shape="id366" draw:start-glue-point="3" svg:x2="2.98131in" svg:y2="2.15923in" draw:id="id369" draw:style-name="a2740" draw:name="Straight Connector 8">
          <svg:title/>
          <svg:desc/>
        </draw:connector>
        <draw:connector draw:type="line" svg:x1="2.54202in" svg:y1="2.15922in" draw:start-shape="id368" draw:start-glue-point="2" svg:x2="2.26831in" svg:y2="2.15922in" draw:end-shape="id367" draw:end-glue-point="1" draw:id="id370" draw:style-name="a2741" draw:name="Straight Connector 9">
          <svg:title/>
          <svg:desc/>
        </draw:connector>
        <draw:frame draw:id="id371" draw:style-name="a2745" draw:name="TextBox 10" svg:x="2.8689in" svg:y="2.12677in" svg:width="0.39128in" svg:height="0.27769in">
          <draw:text-box>
            <text:p text:style-name="a2744" text:class-names="" text:cond-style-name=""><text:span text:style-name="a2742" text:class-names="">1:1</text:span><text:span text:style-name="a2743" text:class-names=""/></text:p>
          </draw:text-box>
          <svg:title/>
          <svg:desc/>
        </draw:frame>
        <draw:frame draw:id="id372" draw:style-name="a2749" draw:name="TextBox 11" svg:x="2.20426in" svg:y="2.09481in" svg:width="0.4018in" svg:height="0.2861in">
          <draw:text-box>
            <text:p text:style-name="a2748" text:class-names="" text:cond-style-name=""><text:span text:style-name="a2746" text:class-names="">1:1</text:span><text:span text:style-name="a2747" text:class-names=""/></text:p>
          </draw:text-box>
          <svg:title/>
          <svg:desc/>
        </draw:frame>
        <draw:frame draw:id="id373" draw:style-name="a2753" draw:name="TextBox 12" svg:x="2.37274in" svg:y="1.64262in" svg:width="0.89568in" svg:height="0.33659in">
          <draw:text-box>
            <text:p text:style-name="a2752" text:class-names="" text:cond-style-name=""><text:span text:style-name="a2750" text:class-names="">referring</text:span><text:span text:style-name="a2751" text:class-names=""/></text:p>
          </draw:text-box>
          <svg:title/>
          <svg:desc/>
        </draw:frame>
        <draw:custom-shape svg:x="3.10095in" svg:y="3.46366in" svg:width="2.18294in" svg:height="0.51579in" draw:id="id374" draw:style-name="a2757" draw:name="Rectangle 13">
          <svg:title/>
          <svg:desc/>
          <text:p text:style-name="a2756" text:class-names="" text:cond-style-name=""><text:span text:style-name="a2754" text:class-names="">Questionnaire</text:span><text:span text:style-name="a2755" text:class-names=""/></text:p>
          <draw:enhanced-geometry xmlns:dr3d="urn:oasis:names:tc:opendocument:xmlns:dr3d:1.0" draw:type="non-primitive" svg:viewBox="0 0 21600 21600" draw:enhanced-path="M 0 0 L 21600 0 21600 21600 0 21600 Z N"/>
        </draw:custom-shape>
        <draw:custom-shape svg:x="0.07072in" svg:y="3.46366in" svg:width="2.19759in" svg:height="0.51579in" draw:id="id375" draw:style-name="a2761" draw:name="Rectangle 14">
          <svg:title/>
          <svg:desc/>
          <text:p text:style-name="a2760" text:class-names="" text:cond-style-name=""><text:span text:style-name="a2758" text:class-names="">Product</text:span><text:span text:style-name="a2759" text:class-names=""/></text:p>
          <draw:enhanced-geometry xmlns:dr3d="urn:oasis:names:tc:opendocument:xmlns:dr3d:1.0" draw:type="non-primitive" svg:viewBox="0 0 21600 21600" draw:enhanced-path="M 0 0 L 21600 0 21600 21600 0 21600 Z N"/>
        </draw:custom-shape>
        <draw:connector draw:type="line" svg:x1="3.10095in" svg:y1="3.72155in" draw:start-shape="id374" draw:start-glue-point="3" svg:x2="2.26831in" svg:y2="3.72155in" draw:end-shape="id375" draw:end-glue-point="1" draw:id="id376" draw:style-name="a2763" draw:name="Straight Connector 15">
          <svg:title/>
          <svg:desc/>
        </draw:connector>
        <draw:custom-shape svg:x="3.07408in" svg:y="4.89348in" svg:width="2.21857in" svg:height="0.51579in" draw:id="id377" draw:style-name="a2767" draw:name="Rectangle 16">
          <svg:title/>
          <svg:desc/>
          <text:p text:style-name="a2766" text:class-names="" text:cond-style-name=""><text:span text:style-name="a2764" text:class-names="">Questionnaire</text:span><text:span text:style-name="a2765" text:class-names=""/></text:p>
          <draw:enhanced-geometry xmlns:dr3d="urn:oasis:names:tc:opendocument:xmlns:dr3d:1.0" draw:type="non-primitive" svg:viewBox="0 0 21600 21600" draw:enhanced-path="M 0 0 L 21600 0 21600 21600 0 21600 Z N"/>
        </draw:custom-shape>
        <draw:custom-shape svg:x="0.07072in" svg:y="4.89348in" svg:width="2.19759in" svg:height="0.51579in" draw:id="id378" draw:style-name="a2771" draw:name="Rectangle 17">
          <svg:title/>
          <svg:desc/>
          <text:p text:style-name="a2770" text:class-names="" text:cond-style-name=""><text:span text:style-name="a2768" text:class-names="">Product</text:span><text:span text:style-name="a2769" text:class-names=""/></text:p>
          <draw:enhanced-geometry xmlns:dr3d="urn:oasis:names:tc:opendocument:xmlns:dr3d:1.0" draw:type="non-primitive" svg:viewBox="0 0 21600 21600" draw:enhanced-path="M 0 0 L 21600 0 21600 21600 0 21600 Z N"/>
        </draw:custom-shape>
        <draw:connector draw:type="line" svg:x1="3.07408in" svg:y1="5.15137in" draw:start-shape="id377" draw:start-glue-point="3" svg:x2="2.26831in" svg:y2="5.15137in" draw:end-shape="id378" draw:end-glue-point="1" draw:id="id379" draw:style-name="a2773" draw:name="Straight Connector 18">
          <svg:title/>
          <svg:desc/>
        </draw:connector>
        <draw:frame draw:id="id380" draw:style-name="a2777" draw:name="TextBox 19" svg:x="2.77918in" svg:y="3.36811in" svg:width="0.32993in" svg:height="0.40391in">
          <draw:text-box>
            <text:p text:style-name="a2776" text:class-names="" text:cond-style-name=""><text:span text:style-name="a2774" text:class-names="">1</text:span><text:span text:style-name="a2775" text:class-names=""/></text:p>
          </draw:text-box>
          <svg:title/>
          <svg:desc/>
        </draw:frame>
        <draw:frame draw:id="id381" draw:style-name="a2781" draw:name="TextBox 20" svg:x="2.2683in" svg:y="4.7169in" svg:width="0.31415in" svg:height="0.37025in">
          <draw:text-box>
            <text:p text:style-name="a2780" text:class-names="" text:cond-style-name=""><text:span text:style-name="a2778" text:class-names="">1</text:span><text:span text:style-name="a2779" text:class-names=""/></text:p>
          </draw:text-box>
          <svg:title/>
          <svg:desc/>
        </draw:frame>
      </draw:page>
      <draw:page draw:name="Slide53" draw:style-name="a2782" draw:master-page-name="Master1-Layout4-twoObj-Two-Content" presentation:presentation-page-layout-name="Master1-PPL4" draw:id="Slide-308">
        <draw:frame draw:id="id382" presentation:style-name="a2873" draw:name="Content Placeholder 3" svg:x="0in" svg:y="0in" svg:width="10.16667in" svg:height="7.5in" presentation:class="outline" presentation:placeholder="false">
          <draw:text-box>
            <text:list text:style-name="a2785">
              <text:list-item>
                <text:p text:style-name="a2784" text:class-names="" text:cond-style-name=""><text:span text:style-name="a2783" text:class-names="">Client components</text:span></text:p>
              </text:list-item>
            </text:list>
            <text:list text:style-name="a2788">
              <text:list-item>
                <text:list text:style-name="a2788">
                  <text:list-item>
                    <text:p text:style-name="a2787" text:class-names="" text:cond-style-name=""><text:span text:style-name="a2786" text:class-names="">Index.html : show the form to login or the button to register</text:span></text:p>
                  </text:list-item>
                </text:list>
              </text:list-item>
            </text:list>
            <text:list text:style-name="a2791">
              <text:list-item>
                <text:list text:style-name="a2791">
                  <text:list-item>
                    <text:p text:style-name="a2790" text:class-names="" text:cond-style-name=""><text:span text:style-name="a2789" text:class-names="">CheckLogin: verifies the credentials and insert them in the web session</text:span></text:p>
                  </text:list-item>
                </text:list>
              </text:list-item>
            </text:list>
            <text:list text:style-name="a2794">
              <text:list-item>
                <text:list text:style-name="a2794">
                  <text:list-item>
                    <text:p text:style-name="a2793" text:class-names="" text:cond-style-name=""><text:span text:style-name="a2792" text:class-names="">Logout : invalidate the session</text:span></text:p>
                  </text:list-item>
                </text:list>
              </text:list-item>
            </text:list>
            <text:list text:style-name="a2797">
              <text:list-item>
                <text:list text:style-name="a2797">
                  <text:list-item>
                    <text:p text:style-name="a2796" text:class-names="" text:cond-style-name=""><text:span text:style-name="a2795" text:class-names="">Registration.html: show the form to register</text:span></text:p>
                  </text:list-item>
                </text:list>
              </text:list-item>
            </text:list>
            <text:list text:style-name="a2800">
              <text:list-item>
                <text:list text:style-name="a2800">
                  <text:list-item>
                    <text:p text:style-name="a2799" text:class-names="" text:cond-style-name=""><text:span text:style-name="a2798" text:class-names="">Registration: registrate the user and redirect to the login page</text:span></text:p>
                  </text:list-item>
                </text:list>
              </text:list-item>
            </text:list>
            <text:list text:style-name="a2803">
              <text:list-item>
                <text:list text:style-name="a2803">
                  <text:list-item>
                    <text:p text:style-name="a2802" text:class-names="" text:cond-style-name=""><text:span text:style-name="a2801" text:class-names="">Home.html: show the product of the day with the related reviews, allow to access the score board and to compile the questionnaire</text:span></text:p>
                  </text:list-item>
                </text:list>
              </text:list-item>
            </text:list>
            <text:list text:style-name="a2806">
              <text:list-item>
                <text:list text:style-name="a2806">
                  <text:list-item>
                    <text:p text:style-name="a2805" text:class-names="" text:cond-style-name=""><text:span text:style-name="a2804" text:class-names="">LeaderBoard.html: show the users score ordered by descending order</text:span></text:p>
                  </text:list-item>
                </text:list>
              </text:list-item>
            </text:list>
            <text:list text:style-name="a2809">
              <text:list-item>
                <text:list text:style-name="a2809">
                  <text:list-item>
                    <text:p text:style-name="a2808" text:class-names="" text:cond-style-name=""><text:span text:style-name="a2807" text:class-names="">GoToScoreboard: retrieves the scores made by the users that compiled the questionnaire for the product of the day</text:span></text:p>
                  </text:list-item>
                </text:list>
              </text:list-item>
            </text:list>
            <text:list text:style-name="a2812">
              <text:list-item>
                <text:list text:style-name="a2812">
                  <text:list-item>
                    <text:p text:style-name="a2811" text:class-names="" text:cond-style-name=""><text:span text:style-name="a2810" text:class-names="">MarketingQuestionnaire.html: shows the questions with a textbox to answer the first section of the questionnaire of the day, besides allow to write a review</text:span></text:p>
                  </text:list-item>
                </text:list>
              </text:list-item>
            </text:list>
            <text:list text:style-name="a2815">
              <text:list-item>
                <text:list text:style-name="a2815">
                  <text:list-item>
                    <text:p text:style-name="a2814" text:class-names="" text:cond-style-name=""><text:span text:style-name="a2813" text:class-names="">GoToMarketingQuestionnaire: redirect to the page to compile the first section of the questionnaire for the product of the day, besides allows to leave a review</text:span></text:p>
                  </text:list-item>
                </text:list>
              </text:list-item>
            </text:list>
            <text:list text:style-name="a2818">
              <text:list-item>
                <text:list text:style-name="a2818">
                  <text:list-item>
                    <text:p text:style-name="a2817" text:class-names="" text:cond-style-name=""><text:span text:style-name="a2816" text:class-names=""><text:s text:c="1"/>StatisticalQuestionnaire.html: show the questions of the second section of the questionnaire, besides allow to go back to the previous section, cancel the questionnaire or submitting it</text:span></text:p>
                  </text:list-item>
                </text:list>
              </text:list-item>
            </text:list>
            <text:list text:style-name="a2821">
              <text:list-item>
                <text:list text:style-name="a2821">
                  <text:list-item>
                    <text:p text:style-name="a2820" text:class-names="" text:cond-style-name=""><text:span text:style-name="a2819" text:class-names="">GoToStatisticalQuestionnaire: store in the web session the answers given in the previous section<text:s text:c="1"/></text:span></text:p>
                  </text:list-item>
                </text:list>
              </text:list-item>
            </text:list>
            <text:list text:style-name="a2824">
              <text:list-item>
                <text:list text:style-name="a2824">
                  <text:list-item>
                    <text:p text:style-name="a2823" text:class-names="" text:cond-style-name=""><text:span text:style-name="a2822" text:class-names="">GreetingsPage.html: this page shows a different message depending whether the questionnaire has been submitted correctly, the user has been blocked or the questionnaire was invalid</text:span></text:p>
                  </text:list-item>
                </text:list>
              </text:list-item>
            </text:list>
            <text:list text:style-name="a2827">
              <text:list-item>
                <text:list text:style-name="a2827">
                  <text:list-item>
                    <text:p text:style-name="a2826" text:class-names="" text:cond-style-name=""><text:span text:style-name="a2825" text:class-names="">GoToGreetings: checks whether the answers given were valid, checks whether contain bad words</text:span></text:p>
                  </text:list-item>
                </text:list>
              </text:list-item>
            </text:list>
            <text:list text:style-name="a2830">
              <text:list-item>
                <text:list text:style-name="a2830">
                  <text:list-item>
                    <text:p text:style-name="a2829" text:class-names="" text:cond-style-name=""><text:span text:style-name="a2828" text:class-names=""/></text:p>
                  </text:list-item>
                </text:list>
              </text:list-item>
            </text:list>
            <text:list text:style-name="a2833">
              <text:list-item>
                <text:list text:style-name="a2833">
                  <text:list-item>
                    <text:p text:style-name="a2832" text:class-names="" text:cond-style-name=""><text:span text:style-name="a2831" text:class-names="">AdminPage.html: this page allows the admins to access the creation page, deletion page and inspection page</text:span></text:p>
                  </text:list-item>
                </text:list>
              </text:list-item>
            </text:list>
            <text:list text:style-name="a2836">
              <text:list-item>
                <text:list text:style-name="a2836">
                  <text:list-item>
                    <text:p text:style-name="a2835" text:class-names="" text:cond-style-name=""><text:span text:style-name="a2834" text:class-names="">GoToCreateProductPage: redirects the user to the page in which can insert the data about a new product</text:span></text:p>
                  </text:list-item>
                </text:list>
              </text:list-item>
            </text:list>
            <text:list text:style-name="a2839">
              <text:list-item>
                <text:list text:style-name="a2839">
                  <text:list-item>
                    <text:p text:style-name="a2838" text:class-names="" text:cond-style-name=""><text:span text:style-name="a2837" text:class-names="">CreateProductPage.html: allow the admin to insert the data about a new product</text:span></text:p>
                  </text:list-item>
                </text:list>
              </text:list-item>
            </text:list>
            <text:list text:style-name="a2842">
              <text:list-item>
                <text:list text:style-name="a2842">
                  <text:list-item>
                    <text:p text:style-name="a2841" text:class-names="" text:cond-style-name=""><text:span text:style-name="a2840" text:class-names="">GoToCreateQuestionnaire: redirect to the page that in which can insert the questions for the questionnaire</text:span></text:p>
                  </text:list-item>
                </text:list>
              </text:list-item>
            </text:list>
            <text:list text:style-name="a2845">
              <text:list-item>
                <text:list text:style-name="a2845">
                  <text:list-item>
                    <text:p text:style-name="a2844" text:class-names="" text:cond-style-name=""><text:span text:style-name="a2843" text:class-names="">CreateQuestionnairePage.html: allows to insert the answers that will compose the questionnaire</text:span></text:p>
                  </text:list-item>
                </text:list>
              </text:list-item>
            </text:list>
            <text:list text:style-name="a2848">
              <text:list-item>
                <text:list text:style-name="a2848">
                  <text:list-item>
                    <text:p text:style-name="a2847" text:class-names="" text:cond-style-name=""><text:span text:style-name="a2846" text:class-names="">CreateProductAndQuestionnaire: deals with the database to actually create the new product and its related questionnaire</text:span></text:p>
                  </text:list-item>
                </text:list>
              </text:list-item>
            </text:list>
            <text:list text:style-name="a2851">
              <text:list-item>
                <text:list text:style-name="a2851">
                  <text:list-item>
                    <text:p text:style-name="a2850" text:class-names="" text:cond-style-name=""><text:span text:style-name="a2849" text:class-names="">GoToDeletionPage: redirects the admin to the page in which are shown all the questionnaires and allows to delete them</text:span></text:p>
                  </text:list-item>
                </text:list>
              </text:list-item>
            </text:list>
            <text:list text:style-name="a2854">
              <text:list-item>
                <text:list text:style-name="a2854">
                  <text:list-item>
                    <text:p text:style-name="a2853" text:class-names="" text:cond-style-name=""><text:span text:style-name="a2852" text:class-names="">DeletionPage.html: shows the questionnaires, ordered by date, and allows to delete them</text:span></text:p>
                  </text:list-item>
                </text:list>
              </text:list-item>
            </text:list>
            <text:list text:style-name="a2857">
              <text:list-item>
                <text:list text:style-name="a2857">
                  <text:list-item>
                    <text:p text:style-name="a2856" text:class-names="" text:cond-style-name=""><text:span text:style-name="a2855" text:class-names="">GoToInspectionPage. redirect the user to the page in which can choose a questionnaire of which he wants to see the details</text:span></text:p>
                  </text:list-item>
                </text:list>
              </text:list-item>
            </text:list>
            <text:list text:style-name="a2860">
              <text:list-item>
                <text:list text:style-name="a2860">
                  <text:list-item>
                    <text:p text:style-name="a2859" text:class-names="" text:cond-style-name=""><text:span text:style-name="a2858" text:class-names="">GoToQuestionnaireDetailsPage: retrieves all the detail of the questionnaire chosen</text:span></text:p>
                  </text:list-item>
                </text:list>
              </text:list-item>
            </text:list>
            <text:list text:style-name="a2863">
              <text:list-item>
                <text:list text:style-name="a2863">
                  <text:list-item>
                    <text:p text:style-name="a2862" text:class-names="" text:cond-style-name=""><text:span text:style-name="a2861" text:class-names="">QuestionnaireDetailPage: shows all the details about the chosen questionnaire, in particular the users who submitted it, those who cancelled it and all the answers given to the marketing questions<text:s text:c="1"/></text:span></text:p>
                  </text:list-item>
                </text:list>
              </text:list-item>
            </text:list>
            <text:list text:style-name="a2866">
              <text:list-item>
                <text:list text:style-name="a2866">
                  <text:list-item>
                    <text:p text:style-name="a2865" text:class-names="" text:cond-style-name=""><text:span text:style-name="a2864" text:class-names=""/></text:p>
                  </text:list-item>
                </text:list>
              </text:list-item>
            </text:list>
            <text:list text:style-name="a2869">
              <text:list-item>
                <text:list text:style-name="a2869">
                  <text:list-item>
                    <text:p text:style-name="a2868" text:class-names="" text:cond-style-name=""><text:span text:style-name="a2867" text:class-names=""/></text:p>
                  </text:list-item>
                </text:list>
              </text:list-item>
            </text:list>
            <text:list text:style-name="a2872">
              <text:list-item>
                <text:list text:style-name="a2872">
                  <text:list-item>
                    <text:p text:style-name="a2871" text:class-names="" text:cond-style-name=""><text:span text:style-name="a2870" text:class-names=""/></text:p>
                  </text:list-item>
                </text:list>
              </text:list-item>
            </text:list>
          </draw:text-box>
          <svg:title/>
          <svg:desc/>
        </draw:frame>
      </draw:page>
      <draw:page draw:name="Slide31" draw:style-name="a2874" draw:master-page-name="Master1-Layout4-twoObj-Two-Content" presentation:presentation-page-layout-name="Master1-PPL4" draw:id="Slide-286">
        <draw:frame draw:id="id383" presentation:style-name="a3005" draw:name="Content Placeholder 4" svg:x="0in" svg:y="0in" svg:width="10in" svg:height="7.5in" presentation:class="outline" presentation:placeholder="false">
          <draw:text-box>
            <text:list text:style-name="a2877">
              <text:list-item>
                <text:p text:style-name="a2876" text:class-names="" text:cond-style-name=""><text:span text:style-name="a2875" text:class-names="">Business Components</text:span></text:p>
              </text:list-item>
            </text:list>
            <text:list text:style-name="a2882">
              <text:list-item>
                <text:list text:style-name="a2882">
                  <text:list-item>
                    <text:p text:style-name="a2881" text:class-names="" text:cond-style-name=""><text:span text:style-name="a2878" text:class-names="">UserService</text:span><text:span text:style-name="a2879" text:class-names=""><text:s text:c="1"/></text:span><text:span text:style-name="a2880" text:class-names="">@Stateless</text:span></text:p>
                  </text:list-item>
                </text:list>
              </text:list-item>
            </text:list>
            <text:list text:style-name="a2885">
              <text:list-item>
                <text:list text:style-name="a2885">
                  <text:list-item>
                    <text:p text:style-name="a2884" text:class-names="" text:cond-style-name=""><text:span text:style-name="a2883" text:class-names="">public User checkCredentials(String usrn, String pwd) throws CredentialsException, NonUniqueResultException<text:s text:c="1"/></text:span></text:p>
                  </text:list-item>
                </text:list>
              </text:list-item>
            </text:list>
            <text:list text:style-name="a2888">
              <text:list-item>
                <text:list text:style-name="a2888">
                  <text:list-item>
                    <text:p text:style-name="a2887" text:class-names="" text:cond-style-name=""><text:span text:style-name="a2886" text:class-names="">public void registrateUser(String username, String password, String email, String adminYN) throws CredentialsException<text:s text:c="1"/></text:span></text:p>
                  </text:list-item>
                </text:list>
              </text:list-item>
            </text:list>
            <text:list text:style-name="a2891">
              <text:list-item>
                <text:list text:style-name="a2891">
                  <text:list-item>
                    <text:p text:style-name="a2890" text:class-names="" text:cond-style-name=""><text:span text:style-name="a2889" text:class-names="">public String getUsernameUsingId(int idUser)</text:span></text:p>
                  </text:list-item>
                </text:list>
              </text:list-item>
            </text:list>
            <text:list text:style-name="a2894">
              <text:list-item>
                <text:list text:style-name="a2894">
                  <text:list-item>
                    <text:p text:style-name="a2893" text:class-names="" text:cond-style-name=""><text:span text:style-name="a2892" text:class-names="">public void updateLastLogin(int idUser)</text:span></text:p>
                  </text:list-item>
                </text:list>
              </text:list-item>
            </text:list>
            <text:list text:style-name="a2897">
              <text:list-item>
                <text:list text:style-name="a2897">
                  <text:list-item>
                    <text:p text:style-name="a2896" text:class-names="" text:cond-style-name=""><text:span text:style-name="a2895" text:class-names="">public void updateBanned(int idUser)</text:span></text:p>
                  </text:list-item>
                </text:list>
              </text:list-item>
            </text:list>
            <text:list text:style-name="a2900">
              <text:list-item>
                <text:list text:style-name="a2900">
                  <text:list-item>
                    <text:p text:style-name="a2899" text:class-names="" text:cond-style-name=""><text:span text:style-name="a2898" text:class-names="">public boolean isBanned(int idUser)<text:s text:c="1"/></text:span></text:p>
                  </text:list-item>
                </text:list>
              </text:list-item>
            </text:list>
            <text:list text:style-name="a2903">
              <text:list-item>
                <text:list text:style-name="a2903">
                  <text:list-item>
                    <text:p text:style-name="a2902" text:class-names="" text:cond-style-name=""><text:span text:style-name="a2901" text:class-names=""/></text:p>
                  </text:list-item>
                </text:list>
              </text:list-item>
            </text:list>
            <text:list text:style-name="a2908">
              <text:list-item>
                <text:list text:style-name="a2908">
                  <text:list-item>
                    <text:p text:style-name="a2907" text:class-names="" text:cond-style-name=""><text:span text:style-name="a2904" text:class-names="">ScoreService</text:span><text:span text:style-name="a2905" text:class-names=""><text:s text:c="1"/></text:span><text:span text:style-name="a2906" text:class-names="">@Stateless</text:span></text:p>
                  </text:list-item>
                </text:list>
              </text:list-item>
            </text:list>
            <text:list text:style-name="a2911">
              <text:list-item>
                <text:list text:style-name="a2911">
                  <text:list-item>
                    <text:p text:style-name="a2910" text:class-names="" text:cond-style-name=""><text:span text:style-name="a2909" text:class-names="">public List&lt;Score&gt; getScores(int idquestionnaire)</text:span></text:p>
                  </text:list-item>
                </text:list>
              </text:list-item>
            </text:list>
            <text:list text:style-name="a2914">
              <text:list-item>
                <text:list text:style-name="a2914">
                  <text:list-item>
                    <text:p text:style-name="a2913" text:class-names="" text:cond-style-name=""><text:span text:style-name="a2912" text:class-names="">public List&lt;String&gt; getWhoSubmitted(int idquestionnaire)</text:span></text:p>
                  </text:list-item>
                </text:list>
              </text:list-item>
            </text:list>
            <text:list text:style-name="a2917">
              <text:list-item>
                <text:list text:style-name="a2917">
                  <text:list-item>
                    <text:p text:style-name="a2916" text:class-names="" text:cond-style-name=""><text:span text:style-name="a2915" text:class-names="">public void insertCancelledQuestionnaireTuple(int userId)</text:span></text:p>
                  </text:list-item>
                </text:list>
              </text:list-item>
            </text:list>
            <text:list text:style-name="a2920">
              <text:list-item>
                <text:list text:style-name="a2920">
                  <text:list-item>
                    <text:p text:style-name="a2919" text:class-names="" text:cond-style-name=""><text:span text:style-name="a2918" text:class-names="">public List&lt;String&gt; getWhoCancelled(int questionnaireid)</text:span></text:p>
                  </text:list-item>
                </text:list>
              </text:list-item>
            </text:list>
            <text:list text:style-name="a2923">
              <text:list-item>
                <text:list text:style-name="a2923">
                  <text:list-item>
                    <text:p text:style-name="a2922" text:class-names="" text:cond-style-name=""><text:span text:style-name="a2921" text:class-names=""/></text:p>
                  </text:list-item>
                </text:list>
              </text:list-item>
            </text:list>
            <text:list text:style-name="a2928">
              <text:list-item>
                <text:list text:style-name="a2928">
                  <text:list-item>
                    <text:p text:style-name="a2927" text:class-names="" text:cond-style-name=""><text:span text:style-name="a2924" text:class-names="">ReviewService</text:span><text:span text:style-name="a2925" text:class-names=""><text:s text:c="1"/></text:span><text:span text:style-name="a2926" text:class-names="">@Stateless</text:span></text:p>
                  </text:list-item>
                </text:list>
              </text:list-item>
            </text:list>
            <text:list text:style-name="a2931">
              <text:list-item>
                <text:list text:style-name="a2931">
                  <text:list-item>
                    <text:p text:style-name="a2930" text:class-names="" text:cond-style-name=""><text:span text:style-name="a2929" text:class-names="">public void insertReview(String text, int idUser, int idProduct)</text:span></text:p>
                  </text:list-item>
                </text:list>
              </text:list-item>
            </text:list>
            <text:list text:style-name="a2934">
              <text:list-item>
                <text:list text:style-name="a2934">
                  <text:list-item>
                    <text:p text:style-name="a2933" text:class-names="" text:cond-style-name=""><text:span text:style-name="a2932" text:class-names=""/></text:p>
                  </text:list-item>
                </text:list>
              </text:list-item>
            </text:list>
            <text:list text:style-name="a2940">
              <text:list-item>
                <text:list text:style-name="a2940">
                  <text:list-item>
                    <text:p text:style-name="a2939" text:class-names="" text:cond-style-name=""><text:span text:style-name="a2935" text:class-names="">QuestionStatisticalService</text:span><text:span text:style-name="a2936" text:class-names=""><text:s text:c="1"/></text:span><text:span text:style-name="a2937" text:class-names="">@Stateless</text:span><text:span text:style-name="a2938" text:class-names=""/></text:p>
                  </text:list-item>
                </text:list>
              </text:list-item>
            </text:list>
            <text:list text:style-name="a2945">
              <text:list-item>
                <text:list text:style-name="a2945">
                  <text:list-item>
                    <text:p text:style-name="a2944" text:class-names="" text:cond-style-name=""><text:span text:style-name="a2941" text:class-names="">public void insertAnswerStatistical(String agep, String sex, String level, int idUser, int idQuestionnaire)</text:span><text:span text:style-name="a2942" text:class-names="">throws AgeException</text:span><text:span text:style-name="a2943" text:class-names=""><text:s text:c="1"/></text:span></text:p>
                  </text:list-item>
                </text:list>
              </text:list-item>
            </text:list>
            <text:list text:style-name="a2948">
              <text:list-item>
                <text:list text:style-name="a2948">
                  <text:list-item>
                    <text:p text:style-name="a2947" text:class-names="" text:cond-style-name=""><text:span text:style-name="a2946" text:class-names=""/></text:p>
                  </text:list-item>
                </text:list>
              </text:list-item>
            </text:list>
            <text:list text:style-name="a2953">
              <text:list-item>
                <text:list text:style-name="a2953">
                  <text:list-item>
                    <text:p text:style-name="a2952" text:class-names="" text:cond-style-name=""><text:span text:style-name="a2949" text:class-names="">QuestionnaireService</text:span><text:span text:style-name="a2950" text:class-names=""><text:s text:c="1"/></text:span><text:span text:style-name="a2951" text:class-names="">@Stateless</text:span></text:p>
                  </text:list-item>
                </text:list>
              </text:list-item>
            </text:list>
            <text:list text:style-name="a2956">
              <text:list-item>
                <text:list text:style-name="a2956">
                  <text:list-item>
                    <text:p text:style-name="a2955" text:class-names="" text:cond-style-name=""><text:span text:style-name="a2954" text:class-names="">public void startTxFullfillQuestionnaire(int idUser, String age, String sex, String level, String[] answers, String review) throws BlockedUserException, InvalidQuestionnaireAnswersException<text:s text:c="1"/></text:span></text:p>
                  </text:list-item>
                </text:list>
              </text:list-item>
            </text:list>
            <text:list text:style-name="a2959">
              <text:list-item>
                <text:list text:style-name="a2959">
                  <text:list-item>
                    <text:p text:style-name="a2958" text:class-names="" text:cond-style-name=""><text:span text:style-name="a2957" text:class-names="">public List&lt;Questionnaire&gt; getQuestionnairesBeforeCurrentDate()</text:span></text:p>
                  </text:list-item>
                </text:list>
              </text:list-item>
            </text:list>
            <text:list text:style-name="a2962">
              <text:list-item>
                <text:list text:style-name="a2962">
                  <text:list-item>
                    <text:p text:style-name="a2961" text:class-names="" text:cond-style-name=""><text:span text:style-name="a2960" text:class-names="">public List&lt;Questionnaire&gt; getQuestionnairesBeforeEqualCurrentDate()</text:span></text:p>
                  </text:list-item>
                </text:list>
              </text:list-item>
            </text:list>
            <text:list text:style-name="a2966">
              <text:list-item>
                <text:list text:style-name="a2966">
                  <text:list-item>
                    <text:p text:style-name="a2965" text:class-names="" text:cond-style-name=""><text:span text:style-name="a2963" text:class-names="">public void deleteQuestionnaire(int idQuestionnaire)</text:span><text:span text:style-name="a2964" text:class-names=""/></text:p>
                  </text:list-item>
                </text:list>
              </text:list-item>
            </text:list>
            <text:list text:style-name="a2969">
              <text:list-item>
                <text:list text:style-name="a2969">
                  <text:list-item>
                    <text:p text:style-name="a2968" text:class-names="" text:cond-style-name=""><text:span text:style-name="a2967" text:class-names=""/></text:p>
                  </text:list-item>
                </text:list>
              </text:list-item>
            </text:list>
            <text:list text:style-name="a2974">
              <text:list-item>
                <text:list text:style-name="a2974">
                  <text:list-item>
                    <text:p text:style-name="a2973" text:class-names="" text:cond-style-name=""><text:span text:style-name="a2970" text:class-names="">QuestionMarketingService</text:span><text:span text:style-name="a2971" text:class-names=""><text:s text:c="1"/></text:span><text:span text:style-name="a2972" text:class-names="">@Stateless</text:span></text:p>
                  </text:list-item>
                </text:list>
              </text:list-item>
            </text:list>
            <text:list text:style-name="a2977">
              <text:list-item>
                <text:list text:style-name="a2977">
                  <text:list-item>
                    <text:p text:style-name="a2976" text:class-names="" text:cond-style-name=""><text:span text:style-name="a2975" text:class-names="">public List&lt;QuestionMarketing&gt; getMarketingQuestions(int questionnaireid)</text:span></text:p>
                  </text:list-item>
                </text:list>
              </text:list-item>
            </text:list>
            <text:list text:style-name="a2980">
              <text:list-item>
                <text:list text:style-name="a2980">
                  <text:list-item>
                    <text:p text:style-name="a2979" text:class-names="" text:cond-style-name=""><text:span text:style-name="a2978" text:class-names="">public void insertAnswerMarketing(String answer, int idUser, int idQuestionnaire, int idQuestionMarketing)</text:span></text:p>
                  </text:list-item>
                </text:list>
              </text:list-item>
            </text:list>
            <text:list text:style-name="a2983">
              <text:list-item>
                <text:list text:style-name="a2983">
                  <text:list-item>
                    <text:p text:style-name="a2982" text:class-names="" text:cond-style-name=""><text:span text:style-name="a2981" text:class-names=""/></text:p>
                  </text:list-item>
                </text:list>
              </text:list-item>
            </text:list>
            <text:list text:style-name="a2988">
              <text:list-item>
                <text:list text:style-name="a2988">
                  <text:list-item>
                    <text:p text:style-name="a2987" text:class-names="" text:cond-style-name=""><text:span text:style-name="a2984" text:class-names="">ProductService</text:span><text:span text:style-name="a2985" text:class-names=""><text:s text:c="1"/></text:span><text:span text:style-name="a2986" text:class-names="">@Stateless</text:span></text:p>
                  </text:list-item>
                </text:list>
              </text:list-item>
            </text:list>
            <text:list text:style-name="a2991">
              <text:list-item>
                <text:list text:style-name="a2991">
                  <text:list-item>
                    <text:p text:style-name="a2990" text:class-names="" text:cond-style-name=""><text:span text:style-name="a2989" text:class-names="">public void createProductAndRelativeQuestionnaire(String title, String description, Date date, byte[] imgByteArray, String[] questions)</text:span></text:p>
                  </text:list-item>
                </text:list>
              </text:list-item>
            </text:list>
            <text:list text:style-name="a2994">
              <text:list-item>
                <text:list text:style-name="a2994">
                  <text:list-item>
                    <text:p text:style-name="a2993" text:class-names="" text:cond-style-name=""><text:span text:style-name="a2992" text:class-names=""/></text:p>
                  </text:list-item>
                </text:list>
              </text:list-item>
            </text:list>
            <text:list text:style-name="a2999">
              <text:list-item>
                <text:list text:style-name="a2999">
                  <text:list-item>
                    <text:p text:style-name="a2998" text:class-names="" text:cond-style-name=""><text:span text:style-name="a2995" text:class-names="">BadwordService</text:span><text:span text:style-name="a2996" text:class-names=""><text:s text:c="1"/></text:span><text:span text:style-name="a2997" text:class-names="">@Stateless</text:span></text:p>
                  </text:list-item>
                </text:list>
              </text:list-item>
            </text:list>
            <text:list text:style-name="a3004">
              <text:list-item>
                <text:list text:style-name="a3004">
                  <text:list-item>
                    <text:p text:style-name="a3003" text:class-names="" text:cond-style-name=""><text:span text:style-name="a3000" text:class-names="">public</text:span><text:span text:style-name="a3001" text:class-names=""><text:s text:c="1"/>List&lt;String&gt; getBadwords()<text:s text:c="1"/></text:span><text:span text:style-name="a3002" text:class-names=""/></text:p>
                  </text:list-item>
                </text:list>
              </text:list-item>
            </text:list>
          </draw:text-box>
          <svg:title/>
          <svg:desc/>
        </draw:frame>
      </draw:page>
      <draw:page draw:name="Slide52" draw:style-name="a3006" draw:master-page-name="Master1-Layout4-twoObj-Two-Content" presentation:presentation-page-layout-name="Master1-PPL4" draw:id="Slide-307">
        <draw:frame draw:id="id384" presentation:style-name="a3009" draw:name="Titolo 1" svg:x="0in" svg:y="0.01997in" svg:width="8.625in" svg:height="1.44965in" presentation:class="title" presentation:placeholder="false">
          <draw:text-box>
            <text:p text:style-name="a3008" text:class-names="" text:cond-style-name=""><text:span text:style-name="a3007" text:class-names="">Design</text:span></text:p>
          </draw:text-box>
          <svg:title/>
          <svg:desc/>
        </draw:frame>
        <draw:frame draw:id="id385" presentation:style-name="a3025" draw:name="Segnaposto contenuto 2" svg:x="0in" svg:y="1.46962in" svg:width="10in" svg:height="6.01042in" presentation:class="outline" presentation:placeholder="false">
          <draw:text-box>
            <text:list text:style-name="a3012">
              <text:list-item>
                <text:p text:style-name="a3011" text:class-names="" text:cond-style-name=""><text:span text:style-name="a3010" text:class-names=""/></text:p>
              </text:list-item>
            </text:list>
            <text:list text:style-name="a3015">
              <text:list-item>
                <text:p text:style-name="a3014" text:class-names="" text:cond-style-name=""><text:span text:style-name="a3013" text:class-names="">Fetch policy of relationship is very often lazy, because the client will call the business service explicitly to get the needed objects, this due to need of flexibility because of the complexity of the calls (Ex. retrieve the questionnaires before a certain date)</text:span></text:p>
              </text:list-item>
            </text:list>
            <text:list text:style-name="a3018">
              <text:list-item>
                <text:p text:style-name="a3017" text:class-names="" text:cond-style-name=""><text:span text:style-name="a3016" text:class-names="">The business service implementation use both relationship navigation (Ex. product-review show in the Home.html) and the JPQL queries to extract the collections</text:span></text:p>
              </text:list-item>
            </text:list>
            <text:list text:style-name="a3021">
              <text:list-item>
                <text:p text:style-name="a3020" text:class-names="" text:cond-style-name=""><text:span text:style-name="a3019" text:class-names="">Since the application is not “read-only”, I’ve mapped all the entities for consistency but the cascading operations and orphan removal are used only in some cases.</text:span></text:p>
              </text:list-item>
            </text:list>
            <text:list text:style-name="a3024">
              <text:list-item>
                <text:p text:style-name="a3023" text:class-names="" text:cond-style-name=""><text:span text:style-name="a302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1.22743in" svg:width="8.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2" style:display-name="Title and Content">
      <presentation:placeholder presentation:object="title" svg:x="0.6875in" svg:y="0.39931in" svg:width="8.625in" svg:height="1.44965in"/>
      <presentation:placeholder presentation:object="object"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4" style:display-name="Two Content">
      <presentation:placeholder presentation:object="title" svg:x="0.6875in" svg:y="0.39931in" svg:width="8.625in" svg:height="1.44965in"/>
      <presentation:placeholder presentation:object="object" svg:x="0.6875in" svg:y="1.99653in" svg:width="4.25in" svg:height="4.75868in"/>
      <presentation:placeholder presentation:object="object" svg:x="5.0625in" svg:y="1.99653in" svg:width="4.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5" style:display-name="Comparison">
      <presentation:placeholder presentation:object="title" svg:x="0.6888in" svg:y="0.39931in" svg:width="8.625in" svg:height="1.44965in"/>
      <presentation:placeholder presentation:object="outline" svg:x="0.6888in" svg:y="1.83854in" svg:width="4.23047in" svg:height="0.90104in"/>
      <presentation:placeholder presentation:object="object" svg:x="0.6888in" svg:y="2.73958in" svg:width="4.23047in" svg:height="4.02951in"/>
      <presentation:placeholder presentation:object="outline" svg:x="5.0625in" svg:y="1.83854in" svg:width="4.2513in" svg:height="0.90104in"/>
      <presentation:placeholder presentation:object="object" svg:x="5.0625in" svg:y="2.73958in" svg:width="4.2513in" svg:height="4.02951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6" style:display-name="Title Only">
      <presentation:placeholder presentation:object="title" svg:x="0.6875in" svg:y="0.39931in" svg:width="8.625in" svg:height="1.44965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7" style:display-name="Blank">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8" style:display-name="Content with Caption">
      <presentation:placeholder presentation:object="title" svg:x="0.6888in" svg:y="0.5in" svg:width="3.22526in" svg:height="1.75in"/>
      <presentation:placeholder presentation:object="object"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9" style:display-name="Picture with Caption">
      <presentation:placeholder presentation:object="title" svg:x="0.6888in" svg:y="0.5in" svg:width="3.22526in" svg:height="1.75in"/>
      <presentation:placeholder presentation:object="graphic"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0" style:display-name="Title and Vertical Text">
      <presentation:placeholder presentation:object="title" svg:x="0.6875in" svg:y="0.39931in" svg:width="8.625in" svg:height="1.44965in"/>
      <presentation:placeholder presentation:object="outline"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1" style:display-name="Vertical Title and Text">
      <presentation:placeholder presentation:object="title" svg:x="7.15625in" svg:y="0.39931in" svg:width="2.15625in" svg:height="6.3559in"/>
      <presentation:placeholder presentation:object="outline" svg:x="0.6875in" svg:y="0.39931in" svg:width="6.34375in" svg:height="6.3559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2554" svg:viewBox="0 0 20 30" svg:d="m10 0-10 30h20z"/>
    <draw:marker draw:name="a2462" svg:viewBox="0 0 20 30" svg:d="m10 0-10 30h20z"/>
    <draw:marker draw:name="a1757" svg:viewBox="0 0 20 30" svg:d="m10 0-10 30h20z"/>
    <draw:marker draw:name="a1201" svg:viewBox="0 0 20 30" svg:d="m10 0-10 30h20z"/>
    <draw:marker draw:name="a1956" svg:viewBox="0 0 20 30" svg:d="m10 0-10 30h20z"/>
    <draw:marker draw:name="a1203" svg:viewBox="0 0 20 30" svg:d="m10 0-10 30h20z"/>
    <draw:marker draw:name="a1191" svg:viewBox="0 0 20 30" svg:d="m10 0-10 30h20z"/>
    <draw:marker draw:name="a1205" svg:viewBox="0 0 20 30" svg:d="m10 0-10 30h20z"/>
    <draw:marker draw:name="a1193" svg:viewBox="0 0 20 30" svg:d="m10 0-10 30h20z"/>
    <draw:marker draw:name="a2668" svg:viewBox="0 0 20 30" svg:d="m10 0-10 30h20z"/>
    <draw:marker draw:name="a1195" svg:viewBox="0 0 20 30" svg:d="m10 0-10 30h20z"/>
    <draw:marker draw:name="a2054" svg:viewBox="0 0 20 30" svg:d="m10 0-10 30h20z"/>
    <draw:marker draw:name="a1197" svg:viewBox="0 0 20 30" svg:d="m10 0-10 30h20z"/>
    <draw:marker draw:name="a2772" svg:viewBox="0 0 20 30" svg:d="m10 0-10 30h20z"/>
    <draw:marker draw:name="a1199" svg:viewBox="0 0 20 30" svg:d="m10 0-10 30h20z"/>
    <draw:marker draw:name="a2453" svg:viewBox="0 0 20 30" svg:d="m10 0-10 30h20z"/>
    <draw:marker draw:name="a1747" svg:viewBox="0 0 20 30" svg:d="m10 0-10 30h20z"/>
    <draw:marker draw:name="a2168" svg:viewBox="0 0 20 30" svg:d="m10 0-10 30h20z"/>
    <draw:marker draw:name="a2363" svg:viewBox="0 0 20 30" svg:d="m10 0-10 30h20z"/>
    <draw:marker draw:name="a1851" svg:viewBox="0 0 20 30" svg:d="m10 0-10 30h20z"/>
    <draw:marker draw:name="a2270" svg:viewBox="0 0 20 30" svg:d="m10 0-10 30h20z"/>
    <draw:marker draw:name="a1946" svg:viewBox="0 0 20 30" svg:d="m10 0-10 30h20z"/>
    <draw:marker draw:name="a2563" svg:viewBox="0 0 20 30" svg:d="m10 0-10 30h20z"/>
    <draw:marker draw:name="a2658" svg:viewBox="0 0 20 30" svg:d="m10 0-10 30h20z"/>
    <draw:marker draw:name="a1185" svg:viewBox="0 0 20 30" svg:d="m10 0-10 30h20z"/>
    <draw:marker draw:name="a1187" svg:viewBox="0 0 20 30" svg:d="m10 0-10 30h20z"/>
    <draw:marker draw:name="a2762" svg:viewBox="0 0 20 30" svg:d="m10 0-10 30h20z"/>
    <draw:marker draw:name="a1189" svg:viewBox="0 0 20 30" svg:d="m10 0-10 30h20z"/>
    <draw:marker draw:name="a2064" svg:viewBox="0 0 20 30" svg:d="m10 0-10 30h20z"/>
    <draw:marker draw:name="a2158" svg:viewBox="0 0 20 30" svg:d="m10 0-10 30h20z"/>
    <draw:marker draw:name="a1841" svg:viewBox="0 0 20 30" svg:d="m10 0-10 30h20z"/>
    <draw:marker draw:name="a2354" svg:viewBox="0 0 20 30" svg:d="m10 0-10 30h20z"/>
    <draw:marker draw:name="a2261"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6875in" svg:y="0.39931in" svg:width="8.62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875in" svg:y="1.99653in" svg:width="8.625in" svg:height="4.7586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6875in" svg:y="6.95139in" svg:width="2.25in" svg:height="0.39931in" presentation:class="date-time" presentation:placeholder="false">
        <draw:text-box>
          <text:p text:style-name="a22" text:class-names="" text:cond-style-name=""><text:span text:style-name="a20" text:class-names=""><text:date text:fixed="false" style:data-style-name="a21">29/08/2021</text:date></text:span></text:p>
        </draw:text-box>
        <svg:title/>
        <svg:desc/>
      </draw:frame>
      <draw:frame draw:id="id3" presentation:style-name="a26" draw:name="Footer Placeholder 4" svg:x="3.3125in" svg:y="6.95139in" svg:width="3.37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0625in" svg:y="6.95139in" svg:width="2.25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9/08/2021</text:date></text:span></text:p>
          </draw:text-box>
          <svg:title/>
          <svg:desc/>
        </draw:frame>
        <draw:page-thumbnail svg:x="1.5in" svg:y="1.25in" svg:width="4.5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0.75in" svg:y="1.22743in" svg:width="8.5in" svg:height="2.61111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25in" svg:y="3.93924in" svg:width="7.5in" svg:height="1.81076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6875in" svg:y="6.95139in" svg:width="2.25in" svg:height="0.39931in" presentation:class="date-time" presentation:placeholder="false">
        <draw:text-box>
          <text:p text:style-name="a70" text:class-names="" text:cond-style-name=""><text:span text:style-name="a68" text:class-names=""><text:date text:fixed="false" style:data-style-name="a69">29/08/2021</text:date></text:span></text:p>
        </draw:text-box>
        <svg:title/>
        <svg:desc/>
      </draw:frame>
      <draw:frame draw:id="id14" presentation:style-name="a74" draw:name="Footer Placeholder 4" svg:x="3.3125in" svg:y="6.95139in" svg:width="3.375in" svg:height="0.39931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7.0625in" svg:y="6.95139in" svg:width="2.25in" svg:height="0.3993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29/08/2021</text:date></text:span></text:p>
          </draw:text-box>
          <svg:title/>
          <svg:desc/>
        </draw:frame>
        <draw:page-thumbnail svg:x="1.5in" svg:y="1.25in" svg:width="4.5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6875in" svg:y="0.39931in" svg:width="8.625in" svg:height="1.44965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6875in" svg:y="1.99653in" svg:width="8.625in" svg:height="4.75868in" presentation:class="object" presentation:placeholder="false">
        <draw:text-box>
          <text:list text:style-name="a115">
            <text:list-item>
              <text:p text:style-name="a114" text:class-names="" text:cond-style-name=""><text:span text:style-name="a113" text:class-names="">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6875in" svg:y="6.95139in" svg:width="2.25in" svg:height="0.39931in" presentation:class="date-time" presentation:placeholder="false">
        <draw:text-box>
          <text:p text:style-name="a131" text:class-names="" text:cond-style-name=""><text:span text:style-name="a129" text:class-names=""><text:date text:fixed="false" style:data-style-name="a130">29/08/2021</text:date></text:span></text:p>
        </draw:text-box>
        <svg:title/>
        <svg:desc/>
      </draw:frame>
      <draw:frame draw:id="id19" presentation:style-name="a135" draw:name="Footer Placeholder 4" svg:x="3.3125in" svg:y="6.95139in" svg:width="3.375in" svg:height="0.39931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7.0625in" svg:y="6.95139in" svg:width="2.25in" svg:height="0.39931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29/08/2021</text:date></text:span></text:p>
          </draw:text-box>
          <svg:title/>
          <svg:desc/>
        </draw:frame>
        <draw:page-thumbnail svg:x="1.5in" svg:y="1.25in" svg:width="4.5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68229in" svg:y="1.86979in" svg:width="8.625in" svg:height="3.11979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68229in" svg:y="5.0191in" svg:width="8.625in" svg:height="1.64062in" presentation:class="outline" presentation:placeholder="false">
        <draw:text-box>
          <text:list text:style-name="a176">
            <text:list-item>
              <text:p text:style-name="a175" text:class-names="" text:cond-style-name=""><text:span text:style-name="a174" text:class-names="">Edit Master text styles</text:span></text:p>
            </text:list-item>
          </text:list>
        </draw:text-box>
        <svg:title/>
        <svg:desc/>
      </draw:frame>
      <draw:frame draw:id="id23" presentation:style-name="a181" draw:name="Date Placeholder 3" svg:x="0.6875in" svg:y="6.95139in" svg:width="2.25in" svg:height="0.39931in" presentation:class="date-time" presentation:placeholder="false">
        <draw:text-box>
          <text:p text:style-name="a180" text:class-names="" text:cond-style-name=""><text:span text:style-name="a178" text:class-names=""><text:date text:fixed="false" style:data-style-name="a179">29/08/2021</text:date></text:span></text:p>
        </draw:text-box>
        <svg:title/>
        <svg:desc/>
      </draw:frame>
      <draw:frame draw:id="id24" presentation:style-name="a184" draw:name="Footer Placeholder 4" svg:x="3.3125in" svg:y="6.95139in" svg:width="3.375in" svg:height="0.39931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7.0625in" svg:y="6.95139in" svg:width="2.25in" svg:height="0.39931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29/08/2021</text:date></text:span></text:p>
          </draw:text-box>
          <svg:title/>
          <svg:desc/>
        </draw:frame>
        <draw:page-thumbnail svg:x="1.5in" svg:y="1.25in" svg:width="4.5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6875in" svg:y="0.39931in" svg:width="8.625in" svg:height="1.44965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6875in" svg:y="1.99653in" svg:width="4.25in" svg:height="4.75868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5.0625in" svg:y="1.99653in" svg:width="4.25in" svg:height="4.75868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6875in" svg:y="6.95139in" svg:width="2.25in" svg:height="0.39931in" presentation:class="date-time" presentation:placeholder="false">
        <draw:text-box>
          <text:p text:style-name="a257" text:class-names="" text:cond-style-name=""><text:span text:style-name="a255" text:class-names=""><text:date text:fixed="false" style:data-style-name="a256">29/08/2021</text:date></text:span></text:p>
        </draw:text-box>
        <svg:title/>
        <svg:desc/>
      </draw:frame>
      <draw:frame draw:id="id30" presentation:style-name="a261" draw:name="Footer Placeholder 5" svg:x="3.3125in" svg:y="6.95139in" svg:width="3.375in" svg:height="0.39931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7.0625in" svg:y="6.95139in" svg:width="2.25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29/08/2021</text:date></text:span></text:p>
          </draw:text-box>
          <svg:title/>
          <svg:desc/>
        </draw:frame>
        <draw:page-thumbnail svg:x="1.5in" svg:y="1.25in" svg:width="4.5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6888in" svg:y="0.39931in" svg:width="8.625in" svg:height="1.44965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6888in" svg:y="1.83854in" svg:width="4.23047in" svg:height="0.90104in" presentation:class="outline" presentation:placeholder="false">
        <draw:text-box>
          <text:list text:style-name="a302">
            <text:list-item>
              <text:p text:style-name="a301" text:class-names="" text:cond-style-name=""><text:span text:style-name="a300" text:class-names="">Edit Master text styles</text:span></text:p>
            </text:list-item>
          </text:list>
        </draw:text-box>
        <svg:title/>
        <svg:desc/>
      </draw:frame>
      <draw:frame draw:id="id34" presentation:style-name="a319" draw:name="Content Placeholder 3" svg:x="0.6888in" svg:y="2.73958in" svg:width="4.23047in" svg:height="4.02951in" presentation:class="object" presentation:placeholder="false">
        <draw:text-box>
          <text:list text:style-name="a306">
            <text:list-item>
              <text:p text:style-name="a305" text:class-names="" text:cond-style-name=""><text:span text:style-name="a304" text:class-names="">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5.0625in" svg:y="1.83854in" svg:width="4.2513in" svg:height="0.90104in" presentation:class="outline" presentation:placeholder="false">
        <draw:text-box>
          <text:list text:style-name="a322">
            <text:list-item>
              <text:p text:style-name="a321" text:class-names="" text:cond-style-name=""><text:span text:style-name="a320" text:class-names="">Edit Master text styles</text:span></text:p>
            </text:list-item>
          </text:list>
        </draw:text-box>
        <svg:title/>
        <svg:desc/>
      </draw:frame>
      <draw:frame draw:id="id36" presentation:style-name="a339" draw:name="Content Placeholder 5" svg:x="5.0625in" svg:y="2.73958in" svg:width="4.2513in" svg:height="4.02951in" presentation:class="object" presentation:placeholder="false">
        <draw:text-box>
          <text:list text:style-name="a326">
            <text:list-item>
              <text:p text:style-name="a325" text:class-names="" text:cond-style-name=""><text:span text:style-name="a324" text:class-names="">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6875in" svg:y="6.95139in" svg:width="2.25in" svg:height="0.39931in" presentation:class="date-time" presentation:placeholder="false">
        <draw:text-box>
          <text:p text:style-name="a342" text:class-names="" text:cond-style-name=""><text:span text:style-name="a340" text:class-names=""><text:date text:fixed="false" style:data-style-name="a341">29/08/2021</text:date></text:span></text:p>
        </draw:text-box>
        <svg:title/>
        <svg:desc/>
      </draw:frame>
      <draw:frame draw:id="id38" presentation:style-name="a346" draw:name="Footer Placeholder 7" svg:x="3.3125in" svg:y="6.95139in" svg:width="3.375in" svg:height="0.39931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7.0625in" svg:y="6.95139in" svg:width="2.25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29/08/2021</text:date></text:span></text:p>
          </draw:text-box>
          <svg:title/>
          <svg:desc/>
        </draw:frame>
        <draw:page-thumbnail svg:x="1.5in" svg:y="1.25in" svg:width="4.5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6875in" svg:y="0.39931in" svg:width="8.625in" svg:height="1.44965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6875in" svg:y="6.95139in" svg:width="2.25in" svg:height="0.39931in" presentation:class="date-time" presentation:placeholder="false">
        <draw:text-box>
          <text:p text:style-name="a387" text:class-names="" text:cond-style-name=""><text:span text:style-name="a385" text:class-names=""><text:date text:fixed="false" style:data-style-name="a386">29/08/2021</text:date></text:span></text:p>
        </draw:text-box>
        <svg:title/>
        <svg:desc/>
      </draw:frame>
      <draw:frame draw:id="id42" presentation:style-name="a391" draw:name="Footer Placeholder 3" svg:x="3.3125in" svg:y="6.95139in" svg:width="3.375in" svg:height="0.39931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7.0625in" svg:y="6.95139in" svg:width="2.25in" svg:height="0.39931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29/08/2021</text:date></text:span></text:p>
          </draw:text-box>
          <svg:title/>
          <svg:desc/>
        </draw:frame>
        <draw:page-thumbnail svg:x="1.5in" svg:y="1.25in" svg:width="4.5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6875in" svg:y="6.95139in" svg:width="2.25in" svg:height="0.39931in" presentation:class="date-time" presentation:placeholder="false">
        <draw:text-box>
          <text:p text:style-name="a429" text:class-names="" text:cond-style-name=""><text:span text:style-name="a427" text:class-names=""><text:date text:fixed="false" style:data-style-name="a428">29/08/2021</text:date></text:span></text:p>
        </draw:text-box>
        <svg:title/>
        <svg:desc/>
      </draw:frame>
      <draw:frame draw:id="id45" presentation:style-name="a433" draw:name="Footer Placeholder 2" svg:x="3.3125in" svg:y="6.95139in" svg:width="3.375in" svg:height="0.39931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7.0625in" svg:y="6.95139in" svg:width="2.25in" svg:height="0.39931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29/08/2021</text:date></text:span></text:p>
          </draw:text-box>
          <svg:title/>
          <svg:desc/>
        </draw:frame>
        <draw:page-thumbnail svg:x="1.5in" svg:y="1.25in" svg:width="4.5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6888in" svg:y="0.5in" svg:width="3.22526in" svg:height="1.75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4.2513in" svg:y="1.07986in" svg:width="5.0625in" svg:height="5.32986in" presentation:class="object" presentation:placeholder="false">
        <draw:text-box>
          <text:list text:style-name="a474">
            <text:list-item>
              <text:p text:style-name="a473" text:class-names="" text:cond-style-name=""><text:span text:style-name="a472" text:class-names="">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6888in" svg:y="2.25in" svg:width="3.22526in" svg:height="4.1684in" presentation:class="outline" presentation:placeholder="false">
        <draw:text-box>
          <text:list text:style-name="a490">
            <text:list-item>
              <text:p text:style-name="a489" text:class-names="" text:cond-style-name=""><text:span text:style-name="a488" text:class-names="">Edit Master text styles</text:span></text:p>
            </text:list-item>
          </text:list>
        </draw:text-box>
        <svg:title/>
        <svg:desc/>
      </draw:frame>
      <draw:frame draw:id="id50" presentation:style-name="a495" draw:name="Date Placeholder 4" svg:x="0.6875in" svg:y="6.95139in" svg:width="2.25in" svg:height="0.39931in" presentation:class="date-time" presentation:placeholder="false">
        <draw:text-box>
          <text:p text:style-name="a494" text:class-names="" text:cond-style-name=""><text:span text:style-name="a492" text:class-names=""><text:date text:fixed="false" style:data-style-name="a493">29/08/2021</text:date></text:span></text:p>
        </draw:text-box>
        <svg:title/>
        <svg:desc/>
      </draw:frame>
      <draw:frame draw:id="id51" presentation:style-name="a498" draw:name="Footer Placeholder 5" svg:x="3.3125in" svg:y="6.95139in" svg:width="3.375in" svg:height="0.39931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7.0625in" svg:y="6.95139in" svg:width="2.25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29/08/2021</text:date></text:span></text:p>
          </draw:text-box>
          <svg:title/>
          <svg:desc/>
        </draw:frame>
        <draw:page-thumbnail svg:x="1.5in" svg:y="1.25in" svg:width="4.5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6888in" svg:y="0.5in" svg:width="3.22526in" svg:height="1.75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4.2513in" svg:y="1.07986in" svg:width="5.0625in" svg:height="5.32986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6888in" svg:y="2.25in" svg:width="3.22526in" svg:height="4.1684in" presentation:class="outline" presentation:placeholder="false">
        <draw:text-box>
          <text:list text:style-name="a542">
            <text:list-item>
              <text:p text:style-name="a541" text:class-names="" text:cond-style-name=""><text:span text:style-name="a540" text:class-names="">Edit Master text styles</text:span></text:p>
            </text:list-item>
          </text:list>
        </draw:text-box>
        <svg:title/>
        <svg:desc/>
      </draw:frame>
      <draw:frame draw:id="id56" presentation:style-name="a547" draw:name="Date Placeholder 4" svg:x="0.6875in" svg:y="6.95139in" svg:width="2.25in" svg:height="0.39931in" presentation:class="date-time" presentation:placeholder="false">
        <draw:text-box>
          <text:p text:style-name="a546" text:class-names="" text:cond-style-name=""><text:span text:style-name="a544" text:class-names=""><text:date text:fixed="false" style:data-style-name="a545">29/08/2021</text:date></text:span></text:p>
        </draw:text-box>
        <svg:title/>
        <svg:desc/>
      </draw:frame>
      <draw:frame draw:id="id57" presentation:style-name="a550" draw:name="Footer Placeholder 5" svg:x="3.3125in" svg:y="6.95139in" svg:width="3.375in" svg:height="0.39931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7.0625in" svg:y="6.95139in" svg:width="2.25in" svg:height="0.39931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29/08/2021</text:date></text:span></text:p>
          </draw:text-box>
          <svg:title/>
          <svg:desc/>
        </draw:frame>
        <draw:page-thumbnail svg:x="1.5in" svg:y="1.25in" svg:width="4.5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6875in" svg:y="0.39931in" svg:width="8.625in" svg:height="1.44965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6875in" svg:y="1.99653in" svg:width="8.625in" svg:height="4.75868in" presentation:class="outline" presentation:placeholder="false">
        <draw:text-box>
          <text:list text:style-name="a591">
            <text:list-item>
              <text:p text:style-name="a590" text:class-names="" text:cond-style-name=""><text:span text:style-name="a589" text:class-names="">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6875in" svg:y="6.95139in" svg:width="2.25in" svg:height="0.39931in" presentation:class="date-time" presentation:placeholder="false">
        <draw:text-box>
          <text:p text:style-name="a607" text:class-names="" text:cond-style-name=""><text:span text:style-name="a605" text:class-names=""><text:date text:fixed="false" style:data-style-name="a606">29/08/2021</text:date></text:span></text:p>
        </draw:text-box>
        <svg:title/>
        <svg:desc/>
      </draw:frame>
      <draw:frame draw:id="id62" presentation:style-name="a611" draw:name="Footer Placeholder 4" svg:x="3.3125in" svg:y="6.95139in" svg:width="3.375in" svg:height="0.39931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7.0625in" svg:y="6.95139in" svg:width="2.25in" svg:height="0.39931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29/08/2021</text:date></text:span></text:p>
          </draw:text-box>
          <svg:title/>
          <svg:desc/>
        </draw:frame>
        <draw:page-thumbnail svg:x="1.5in" svg:y="1.25in" svg:width="4.5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7.15625in" svg:y="0.39931in" svg:width="2.15625in" svg:height="6.3559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6875in" svg:y="0.39931in" svg:width="6.34375in" svg:height="6.3559in" presentation:class="outline" presentation:placeholder="false">
        <draw:text-box>
          <text:list text:style-name="a652">
            <text:list-item>
              <text:p text:style-name="a651" text:class-names="" text:cond-style-name=""><text:span text:style-name="a650" text:class-names="">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6875in" svg:y="6.95139in" svg:width="2.25in" svg:height="0.39931in" presentation:class="date-time" presentation:placeholder="false">
        <draw:text-box>
          <text:p text:style-name="a668" text:class-names="" text:cond-style-name=""><text:span text:style-name="a666" text:class-names=""><text:date text:fixed="false" style:data-style-name="a667">29/08/2021</text:date></text:span></text:p>
        </draw:text-box>
        <svg:title/>
        <svg:desc/>
      </draw:frame>
      <draw:frame draw:id="id67" presentation:style-name="a672" draw:name="Footer Placeholder 4" svg:x="3.3125in" svg:y="6.95139in" svg:width="3.375in" svg:height="0.39931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7.0625in" svg:y="6.95139in" svg:width="2.25in" svg:height="0.39931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29/08/2021</text:date></text:span></text:p>
          </draw:text-box>
          <svg:title/>
          <svg:desc/>
        </draw:frame>
        <draw:page-thumbnail svg:x="1.5in" svg:y="1.25in" svg:width="4.5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ata bases 2</dc:title>
    <meta:initial-creator>Piero</meta:initial-creator>
    <dc:creator>Gabriele Morelli</dc:creator>
    <meta:creation-date>2020-11-06T10:16:45Z</meta:creation-date>
    <dc:date>2021-08-29T14:35:03Z</dc:date>
    <meta:template xlink:href="Office%20Theme" xlink:type="simple"/>
    <meta:editing-cycles>275</meta:editing-cycles>
    <meta:editing-duration>PT997769S</meta:editing-duration>
    <meta:document-statistic meta:paragraph-count="542" meta:word-count="3327"/>
  </office:meta>
</office:document-meta>
</file>